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SI_BASMALAH" svg:font-family="MSI_BASMALAH"/>
    <style:font-face style:name="MSI_Z162" svg:font-family="MSI_Z162" style:font-pitch="variable"/>
    <style:font-face style:name="MSI_Z163" svg:font-family="MSI_Z163" style:font-pitch="variable"/>
    <style:font-face style:name="MSI_Z164" svg:font-family="MSI_Z164" style:font-pitch="variable"/>
    <style:font-face style:name="MSI_Z165" svg:font-family="MSI_Z165" style:font-pitch="variable"/>
    <style:font-face style:name="MSI_Z166" svg:font-family="MSI_Z166" style:font-pitch="variable"/>
    <style:font-face style:name="MSI_Z167" svg:font-family="MSI_Z167" style:font-pitch="variable"/>
    <style:font-face style:name="MSI_Z168" svg:font-family="MSI_Z168" style:font-pitch="variable"/>
    <style:font-face style:name="MSI_Z169" svg:font-family="MSI_Z169" style:font-pitch="variable"/>
    <style:font-face style:name="MSI_Z170" svg:font-family="MSI_Z170" style:font-pitch="variable"/>
    <style:font-face style:name="MSI_Z171" svg:font-family="MSI_Z171" style:font-pitch="variable"/>
    <style:font-face style:name="MSI_Z172" svg:font-family="MSI_Z172" style:font-pitch="variable"/>
    <style:font-face style:name="MSI_Z173" svg:font-family="MSI_Z173" style:font-pitch="variable"/>
    <style:font-face style:name="MSI_Z174" svg:font-family="MSI_Z174" style:font-pitch="variable"/>
    <style:font-face style:name="MSI_Z175" svg:font-family="MSI_Z175" style:font-pitch="variable"/>
    <style:font-face style:name="MSI_Z176" svg:font-family="MSI_Z176" style:font-pitch="variable"/>
    <style:font-face style:name="MSI_Z177" svg:font-family="MSI_Z177" style:font-pitch="variable"/>
    <style:font-face style:name="MSI_Z178" svg:font-family="MSI_Z178" style:font-pitch="variable"/>
    <style:font-face style:name="MSI_Z179" svg:font-family="MSI_Z179" style:font-pitch="variable"/>
    <style:font-face style:name="MSI_Z180" svg:font-family="MSI_Z180" style:font-pitch="variable"/>
    <style:font-face style:name="MSI_Z181" svg:font-family="MSI_Z181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QCF_P161" svg:font-family="QCF_P161" style:font-family-generic="roman" style:font-pitch="variable"/>
    <style:font-face style:name="QCF_P162" svg:font-family="QCF_P162" style:font-family-generic="roman" style:font-pitch="variable"/>
    <style:font-face style:name="QCF_P163" svg:font-family="QCF_P163" style:font-family-generic="roman" style:font-pitch="variable"/>
    <style:font-face style:name="QCF_P164" svg:font-family="QCF_P164" style:font-family-generic="roman" style:font-pitch="variable"/>
    <style:font-face style:name="QCF_P165" svg:font-family="QCF_P165" style:font-family-generic="roman" style:font-pitch="variable"/>
    <style:font-face style:name="QCF_P166" svg:font-family="QCF_P166" style:font-family-generic="roman" style:font-pitch="variable"/>
    <style:font-face style:name="QCF_P167" svg:font-family="QCF_P167" style:font-family-generic="roman" style:font-pitch="variable"/>
    <style:font-face style:name="QCF_P168" svg:font-family="QCF_P168" style:font-family-generic="roman" style:font-pitch="variable"/>
    <style:font-face style:name="QCF_P169" svg:font-family="QCF_P169" style:font-family-generic="roman" style:font-pitch="variable"/>
    <style:font-face style:name="QCF_P170" svg:font-family="QCF_P170" style:font-family-generic="roman" style:font-pitch="variable"/>
    <style:font-face style:name="QCF_P171" svg:font-family="QCF_P171" style:font-family-generic="roman" style:font-pitch="variable"/>
    <style:font-face style:name="QCF_P172" svg:font-family="QCF_P172" style:font-family-generic="roman" style:font-pitch="variable"/>
    <style:font-face style:name="QCF_P173" svg:font-family="QCF_P173" style:font-family-generic="roman" style:font-pitch="variable"/>
    <style:font-face style:name="QCF_P174" svg:font-family="QCF_P174" style:font-family-generic="roman" style:font-pitch="variable"/>
    <style:font-face style:name="QCF_P175" svg:font-family="QCF_P175" style:font-family-generic="roman" style:font-pitch="variable"/>
    <style:font-face style:name="QCF_P176" svg:font-family="QCF_P176" style:font-family-generic="roman" style:font-pitch="variable"/>
    <style:font-face style:name="QCF_P177" svg:font-family="QCF_P177" style:font-family-generic="roman" style:font-pitch="variable"/>
    <style:font-face style:name="QCF_P178" svg:font-family="QCF_P178" style:font-family-generic="roman" style:font-pitch="variable"/>
    <style:font-face style:name="QCF_P179" svg:font-family="QCF_P179" style:font-family-generic="roman" style:font-pitch="variable"/>
    <style:font-face style:name="QCF_P180" svg:font-family="QCF_P180" style:font-family-generic="roman" style:font-pitch="variable"/>
    <style:font-face style:name="QCF_P181" svg:font-family="QCF_P18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P1611" svg:font-family="QCF_P161" style:font-family-generic="system" style:font-pitch="variable"/>
    <style:font-face style:name="QCF_P1621" svg:font-family="QCF_P162" style:font-family-generic="system" style:font-pitch="variable"/>
    <style:font-face style:name="QCF_P1631" svg:font-family="QCF_P163" style:font-family-generic="system" style:font-pitch="variable"/>
    <style:font-face style:name="QCF_P1641" svg:font-family="QCF_P164" style:font-family-generic="system" style:font-pitch="variable"/>
    <style:font-face style:name="QCF_P1651" svg:font-family="QCF_P165" style:font-family-generic="system" style:font-pitch="variable"/>
    <style:font-face style:name="QCF_P1661" svg:font-family="QCF_P166" style:font-family-generic="system" style:font-pitch="variable"/>
    <style:font-face style:name="QCF_P1671" svg:font-family="QCF_P167" style:font-family-generic="system" style:font-pitch="variable"/>
    <style:font-face style:name="QCF_P1681" svg:font-family="QCF_P168" style:font-family-generic="system" style:font-pitch="variable"/>
    <style:font-face style:name="QCF_P1691" svg:font-family="QCF_P169" style:font-family-generic="system" style:font-pitch="variable"/>
    <style:font-face style:name="QCF_P1701" svg:font-family="QCF_P170" style:font-family-generic="system" style:font-pitch="variable"/>
    <style:font-face style:name="QCF_P1711" svg:font-family="QCF_P171" style:font-family-generic="system" style:font-pitch="variable"/>
    <style:font-face style:name="QCF_P1721" svg:font-family="QCF_P172" style:font-family-generic="system" style:font-pitch="variable"/>
    <style:font-face style:name="QCF_P1731" svg:font-family="QCF_P173" style:font-family-generic="system" style:font-pitch="variable"/>
    <style:font-face style:name="QCF_P1741" svg:font-family="QCF_P174" style:font-family-generic="system" style:font-pitch="variable"/>
    <style:font-face style:name="QCF_P1751" svg:font-family="QCF_P175" style:font-family-generic="system" style:font-pitch="variable"/>
    <style:font-face style:name="QCF_P1761" svg:font-family="QCF_P176" style:font-family-generic="system" style:font-pitch="variable"/>
    <style:font-face style:name="QCF_P1771" svg:font-family="QCF_P177" style:font-family-generic="system" style:font-pitch="variable"/>
    <style:font-face style:name="QCF_P1781" svg:font-family="QCF_P178" style:font-family-generic="system" style:font-pitch="variable"/>
    <style:font-face style:name="QCF_P1791" svg:font-family="QCF_P179" style:font-family-generic="system" style:font-pitch="variable"/>
    <style:font-face style:name="QCF_P1801" svg:font-family="QCF_P180" style:font-family-generic="system" style:font-pitch="variable"/>
    <style:font-face style:name="QCF_P1811" svg:font-family="QCF_P181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P3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161" fo:font-size="23.5pt" officeooo:paragraph-rsid="00aed02c" style:font-size-asian="23.5pt" style:font-name-complex="MSI_Z164" style:font-size-complex="23.5pt"/>
    </style:style>
    <style:style style:name="P4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161" fo:font-size="23.5pt" officeooo:paragraph-rsid="00aed02c" style:font-size-asian="23.5pt" style:font-name-complex="MSI_Z166" style:font-size-complex="23.5pt"/>
    </style:style>
    <style:style style:name="P5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161" fo:font-size="23.5pt" officeooo:paragraph-rsid="00aed02c" style:font-size-asian="23.5pt" style:font-name-complex="MSI_Z167" style:font-size-complex="23.5pt"/>
    </style:style>
    <style:style style:name="P6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161" fo:font-size="23.5pt" officeooo:paragraph-rsid="00afe219" style:font-size-asian="23.5pt" style:font-name-complex="MSI_Z168" style:font-size-complex="23.5pt"/>
    </style:style>
    <style:style style:name="P7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161" fo:font-size="23.5pt" officeooo:paragraph-rsid="00b03145" style:font-size-asian="23.5pt" style:font-name-complex="MSI_Z170" style:font-size-complex="23.5pt"/>
    </style:style>
    <style:style style:name="P8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161" fo:font-size="23.5pt" officeooo:paragraph-rsid="00b03145" style:font-size-asian="23.5pt" style:font-name-complex="MSI_Z171" style:font-size-complex="23.5pt"/>
    </style:style>
    <style:style style:name="P9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161" fo:font-size="23.5pt" officeooo:paragraph-rsid="00b0a673" style:font-size-asian="23.5pt" style:font-name-complex="MSI_Z174" style:font-size-complex="23.5pt"/>
    </style:style>
    <style:style style:name="P10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161" fo:font-size="23.5pt" officeooo:paragraph-rsid="00b1bcfd" style:font-size-asian="23.5pt" style:font-name-complex="MSI_Z176" style:font-size-complex="23.5pt"/>
    </style:style>
    <style:style style:name="P11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161" fo:font-size="23.5pt" officeooo:paragraph-rsid="00b1d5f3" style:font-size-asian="23.5pt" style:font-name-complex="MSI_Z180" style:font-size-complex="23.5pt"/>
    </style:style>
    <style:style style:name="P12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161" fo:font-size="23.5pt" officeooo:paragraph-rsid="00b1d5f3" style:font-size-asian="23.5pt" style:font-name-complex="MSI_Z181" style:font-size-complex="23.5pt"/>
    </style:style>
    <style:style style:name="P13" style:family="paragraph" style:parent-style-name="Standard" style:master-page-name="Standard">
      <style:paragraph-properties fo:text-align="justify" fo:text-align-last="justify" style:justify-single-word="true" style:page-number="162" fo:break-before="auto" fo:break-after="auto" style:writing-mode="rl-tb"/>
      <style:text-properties style:use-window-font-color="true" style:font-name="QCF_P161" fo:font-size="23.5pt" officeooo:paragraph-rsid="00aed02c" style:font-size-asian="23.5pt" style:font-name-complex="MSI_Z162" style:font-size-complex="23.5pt"/>
    </style:style>
    <style:style style:name="P14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/>
      <style:text-properties style:use-window-font-color="true" style:font-name="QCF_P161" fo:font-size="23.5pt" officeooo:paragraph-rsid="00accd82" style:font-size-asian="23.5pt" style:font-name-complex="MSI_Z163" style:font-size-complex="23.5pt"/>
    </style:style>
    <style:style style:name="P15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/>
      <style:text-properties style:use-window-font-color="true" style:font-name="QCF_P161" fo:font-size="23.5pt" officeooo:paragraph-rsid="00aed02c" style:font-size-asian="23.5pt" style:font-name-complex="MSI_Z164" style:font-size-complex="23.5pt"/>
    </style:style>
    <style:style style:name="P16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/>
      <style:text-properties style:use-window-font-color="true" style:font-name="QCF_P161" fo:font-size="23.5pt" officeooo:paragraph-rsid="00accd82" style:font-size-asian="23.5pt" style:font-name-complex="MSI_Z165" style:font-size-complex="23.5pt"/>
    </style:style>
    <style:style style:name="P17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/>
      <style:text-properties style:use-window-font-color="true" style:font-name="QCF_P161" fo:font-size="23.5pt" officeooo:paragraph-rsid="00aed02c" style:font-size-asian="23.5pt" style:font-name-complex="MSI_Z166" style:font-size-complex="23.5pt"/>
    </style:style>
    <style:style style:name="P18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/>
      <style:text-properties style:use-window-font-color="true" style:font-name="QCF_P161" fo:font-size="23.5pt" officeooo:paragraph-rsid="00aed02c" style:font-size-asian="23.5pt" style:font-name-complex="MSI_Z167" style:font-size-complex="23.5pt"/>
    </style:style>
    <style:style style:name="P19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/>
      <style:text-properties style:use-window-font-color="true" style:font-name="QCF_P161" fo:font-size="23.5pt" officeooo:paragraph-rsid="00afe219" style:font-size-asian="23.5pt" style:font-name-complex="MSI_Z168" style:font-size-complex="23.5pt"/>
    </style:style>
    <style:style style:name="P20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/>
      <style:text-properties style:use-window-font-color="true" style:font-name="QCF_P161" fo:font-size="23.5pt" officeooo:paragraph-rsid="00accd82" style:font-size-asian="23.5pt" style:font-name-complex="MSI_Z169" style:font-size-complex="23.5pt"/>
    </style:style>
    <style:style style:name="P21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/>
      <style:text-properties style:use-window-font-color="true" style:font-name="QCF_P161" fo:font-size="23.5pt" officeooo:paragraph-rsid="00b03145" style:font-size-asian="23.5pt" style:font-name-complex="MSI_Z170" style:font-size-complex="23.5pt"/>
    </style:style>
    <style:style style:name="P22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/>
      <style:text-properties style:use-window-font-color="true" style:font-name="QCF_P161" fo:font-size="23.5pt" officeooo:paragraph-rsid="00b03145" style:font-size-asian="23.5pt" style:font-name-complex="MSI_Z171" style:font-size-complex="23.5pt"/>
    </style:style>
    <style:style style:name="P23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/>
      <style:text-properties style:use-window-font-color="true" style:font-name="QCF_P161" fo:font-size="23.5pt" officeooo:paragraph-rsid="00accd82" style:font-size-asian="23.5pt" style:font-name-complex="MSI_Z172" style:font-size-complex="23.5pt"/>
    </style:style>
    <style:style style:name="P24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/>
      <style:text-properties style:use-window-font-color="true" style:font-name="QCF_P161" fo:font-size="23.5pt" officeooo:paragraph-rsid="00b0a673" style:font-size-asian="23.5pt" style:font-name-complex="MSI_Z173" style:font-size-complex="23.5pt"/>
    </style:style>
    <style:style style:name="P25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/>
      <style:text-properties style:use-window-font-color="true" style:font-name="QCF_P161" fo:font-size="23.5pt" officeooo:paragraph-rsid="00b0a673" style:font-size-asian="23.5pt" style:font-name-complex="MSI_Z174" style:font-size-complex="23.5pt"/>
    </style:style>
    <style:style style:name="P26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/>
      <style:text-properties style:use-window-font-color="true" style:font-name="QCF_P161" fo:font-size="23.5pt" officeooo:paragraph-rsid="00accd82" style:font-size-asian="23.5pt" style:font-name-complex="MSI_Z175" style:font-size-complex="23.5pt"/>
    </style:style>
    <style:style style:name="P27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/>
      <style:text-properties style:use-window-font-color="true" style:font-name="QCF_P161" fo:font-size="23.5pt" officeooo:paragraph-rsid="00b0a673" style:font-size-asian="23.5pt" style:font-name-complex="MSI_Z176" style:font-size-complex="23.5pt"/>
    </style:style>
    <style:style style:name="P28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/>
      <style:text-properties style:use-window-font-color="true" style:font-name="QCF_P161" fo:font-size="23.5pt" officeooo:paragraph-rsid="00accd82" style:font-size-asian="23.5pt" style:font-name-complex="MSI_Z178" style:font-size-complex="23.5pt"/>
    </style:style>
    <style:style style:name="P29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/>
      <style:text-properties style:use-window-font-color="true" style:font-name="QCF_P161" fo:font-size="23.5pt" officeooo:paragraph-rsid="00accd82" style:font-size-asian="23.5pt" style:font-name-complex="MSI_Z179" style:font-size-complex="23.5pt"/>
    </style:style>
    <style:style style:name="P30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/>
      <style:text-properties style:use-window-font-color="true" style:font-name="QCF_P161" fo:font-size="23.5pt" officeooo:paragraph-rsid="00b1d5f3" style:font-size-asian="23.5pt" style:font-name-complex="MSI_Z180" style:font-size-complex="23.5pt"/>
    </style:style>
    <style:style style:name="P31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/>
      <style:text-properties style:use-window-font-color="true" style:font-name="QCF_P161" fo:font-size="23.5pt" officeooo:paragraph-rsid="00b1d5f3" style:font-size-asian="23.5pt" style:font-name-complex="MSI_Z181" style:font-size-complex="23.5pt"/>
    </style:style>
    <style:style style:name="P32" style:family="paragraph" style:parent-style-name="Standard" style:master-page-name="ganti_20_surat">
      <style:paragraph-properties fo:text-align="center" style:justify-single-word="false" style:page-number="auto" fo:break-before="page" style:writing-mode="rl-tb"/>
      <style:text-properties style:use-window-font-color="true" style:font-name="QCF_P161" fo:font-size="23.5pt" officeooo:rsid="00b3a2da" officeooo:paragraph-rsid="00b3a2da" style:font-size-asian="23.5pt" style:font-name-complex="MSI_Z177" style:font-size-complex="23.5pt"/>
    </style:style>
    <style:style style:name="P33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161" fo:font-size="23.5pt" officeooo:paragraph-rsid="00accd82" style:font-size-asian="23.5pt" style:font-name-complex="MSI_Z177" style:font-size-complex="23.5pt"/>
    </style:style>
    <style:style style:name="P34" style:family="paragraph" style:parent-style-name="Standard">
      <style:paragraph-properties fo:text-align="center" style:justify-single-word="false" style:writing-mode="rl-tb"/>
      <style:text-properties style:use-window-font-color="true" style:font-name="QCF_P161" fo:font-size="23.5pt" officeooo:rsid="00b3a2da" officeooo:paragraph-rsid="00b3a2da" style:font-size-asian="23.5pt" style:font-name-complex="MSI_Z177" style:font-size-complex="23.5pt"/>
    </style:style>
    <style:style style:name="T1" style:family="text">
      <style:text-properties officeooo:rsid="008c75b2"/>
    </style:style>
    <style:style style:name="T2" style:family="text">
      <style:text-properties officeooo:rsid="00ac55e4"/>
    </style:style>
    <style:style style:name="T3" style:family="text">
      <style:text-properties officeooo:rsid="008a35e6"/>
    </style:style>
    <style:style style:name="T4" style:family="text">
      <style:text-properties officeooo:rsid="00a5ecb7"/>
    </style:style>
    <style:style style:name="T5" style:family="text">
      <style:text-properties style:font-name="QCF_P162"/>
    </style:style>
    <style:style style:name="T6" style:family="text">
      <style:text-properties style:font-name="QCF_P163"/>
    </style:style>
    <style:style style:name="T7" style:family="text">
      <style:text-properties style:font-name="QCF_P164"/>
    </style:style>
    <style:style style:name="T8" style:family="text">
      <style:text-properties style:font-name="QCF_P165"/>
    </style:style>
    <style:style style:name="T9" style:family="text">
      <style:text-properties style:font-name="QCF_P166"/>
    </style:style>
    <style:style style:name="T10" style:family="text">
      <style:text-properties style:font-name="QCF_P167"/>
    </style:style>
    <style:style style:name="T11" style:family="text">
      <style:text-properties style:font-name="QCF_P168"/>
    </style:style>
    <style:style style:name="T12" style:family="text">
      <style:text-properties style:font-name="QCF_P169"/>
    </style:style>
    <style:style style:name="T13" style:family="text">
      <style:text-properties style:font-name="QCF_P170"/>
    </style:style>
    <style:style style:name="T14" style:family="text">
      <style:text-properties style:font-name="QCF_P171"/>
    </style:style>
    <style:style style:name="T15" style:family="text">
      <style:text-properties style:font-name="QCF_P172"/>
    </style:style>
    <style:style style:name="T16" style:family="text">
      <style:text-properties style:font-name="QCF_P173"/>
    </style:style>
    <style:style style:name="T17" style:family="text">
      <style:text-properties style:font-name="QCF_P174"/>
    </style:style>
    <style:style style:name="T18" style:family="text">
      <style:text-properties style:font-name="QCF_P175"/>
    </style:style>
    <style:style style:name="T19" style:family="text">
      <style:text-properties style:font-name="QCF_P176"/>
    </style:style>
    <style:style style:name="T20" style:family="text">
      <style:text-properties style:font-name="QCF_P176" style:text-underline-style="none"/>
    </style:style>
    <style:style style:name="T21" style:family="text">
      <style:text-properties style:font-name="QCF_P177"/>
    </style:style>
    <style:style style:name="T22" style:family="text">
      <style:text-properties style:font-name="QCF_P177" style:font-name-complex="MSI_BASMALAH"/>
    </style:style>
    <style:style style:name="T23" style:family="text">
      <style:text-properties style:font-name="QCF_P178"/>
    </style:style>
    <style:style style:name="T24" style:family="text">
      <style:text-properties style:font-name="QCF_P179"/>
    </style:style>
    <style:style style:name="T25" style:family="text">
      <style:text-properties style:font-name="QCF_P180"/>
    </style:style>
    <style:style style:name="T26" style:family="text">
      <style:text-properties style:font-name="QCF_P181"/>
    </style:style>
    <style:style style:name="T27" style:family="text">
      <style:text-properties style:font-name="Liberation Sans Narrow"/>
    </style:style>
    <style:style style:name="T28" style:family="text">
      <style:text-properties style:font-name-complex="MSI_BASMALA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oft-page-break/><text:span text:style-name="T6">ﭑ</text:span><text:span text:style-name="T27"> </text:span><text:span text:style-name="T5">ﭒ</text:span><text:span text:style-name="T27"> </text:span><text:span text:style-name="T5">ﭓ</text:span><text:span text:style-name="T27"> </text:span><text:span text:style-name="T5">ﭔ</text:span><text:span text:style-name="T27"> </text:span><text:span text:style-name="T5">ﭕ</text:span><text:span text:style-name="T27"> </text:span><text:span text:style-name="T5">ﭖ</text:span><text:span text:style-name="T27"> </text:span><text:span text:style-name="T5">ﭗ</text:span><text:span text:style-name="T27"> </text:span><text:span text:style-name="T5">ﭘ</text:span><text:span text:style-name="T27"> </text:span><text:span text:style-name="T5">ﭙ</text:span><text:span text:style-name="T27"> </text:span><text:span text:style-name="T5">ﭚ</text:span><text:span text:style-name="T27"> </text:span><text:span text:style-name="T5">ﭛ</text:span><text:span text:style-name="T27"> </text:span><text:span text:style-name="T5">ﭜ</text:span><text:span text:style-name="T27"> </text:span><text:span text:style-name="T5">ﭝ</text:span><text:span text:style-name="T27"> </text:span><text:span text:style-name="T5">ﭞ</text:span><text:span text:style-name="T27"> </text:span><text:span text:style-name="T5">ﭟ</text:span><text:span text:style-name="T27"> </text:span><text:span text:style-name="T5">ﭠ</text:span><text:span text:style-name="T27"> </text:span><text:span text:style-name="T5">ﭡ</text:span><text:span text:style-name="T27"> </text:span><text:span text:style-name="T5">ﭢﭣ</text:span><text:span text:style-name="T27"> </text:span><text:span text:style-name="T5">ﭤ</text:span><text:span text:style-name="T27"> </text:span><text:span text:style-name="T5">ﭥ</text:span><text:span text:style-name="T27"> </text:span><text:span text:style-name="T5">ﭦ</text:span><text:span text:style-name="T27"> </text:span><text:span text:style-name="T5">ﭧ</text:span><text:span text:style-name="T27"> </text:span><text:span text:style-name="T5">ﭨ</text:span><text:span text:style-name="T27"> </text:span><text:span text:style-name="T5">ﭩ</text:span><text:span text:style-name="T27"> </text:span><text:span text:style-name="T5">ﭪ</text:span><text:span text:style-name="T27"> </text:span><text:span text:style-name="T5">ﭫ</text:span><text:span text:style-name="T27"> </text:span><text:span text:style-name="T5">ﭬ</text:span><text:span text:style-name="T27"> </text:span><text:span text:style-name="T5">ﭭ</text:span><text:span text:style-name="T27"> </text:span><text:span text:style-name="T5">ﭮ</text:span><text:span text:style-name="T27"> </text:span><text:span text:style-name="T5">ﭯ</text:span><text:span text:style-name="T27"> </text:span><text:span text:style-name="T5">ﭰ</text:span><text:span text:style-name="T27"> </text:span><text:span text:style-name="T5">ﭱ</text:span><text:span text:style-name="T27"> </text:span><text:span text:style-name="T5">ﭲ</text:span><text:span text:style-name="T27"> </text:span><text:span text:style-name="T5">ﭳ</text:span><text:span text:style-name="T27"> </text:span><text:span text:style-name="T5">ﭴ</text:span><text:span text:style-name="T27"> </text:span><text:span text:style-name="T5">ﭵ</text:span><text:span text:style-name="T27"> </text:span><text:span text:style-name="T5">ﭶﭷ</text:span><text:span text:style-name="T27"> </text:span><text:span text:style-name="T5">ﭸ</text:span><text:span text:style-name="T27"> </text:span><text:span text:style-name="T5">ﭹ</text:span><text:span text:style-name="T27"> </text:span><text:span text:style-name="T5">ﭺ</text:span><text:span text:style-name="T27"> </text:span><text:span text:style-name="T5">ﭻ</text:span><text:span text:style-name="T27"> </text:span><text:span text:style-name="T5">ﭼ</text:span><text:span text:style-name="T27"> </text:span><text:span text:style-name="T5">ﭽ</text:span><text:span text:style-name="T27"> </text:span><text:span text:style-name="T5">ﭾ</text:span><text:span text:style-name="T27"> </text:span><text:span text:style-name="T5">ﭿ</text:span><text:span text:style-name="T27"> </text:span><text:span text:style-name="T5">ﮀ</text:span><text:span text:style-name="T27"> </text:span><text:span text:style-name="T5">ﮁ</text:span><text:span text:style-name="T27"> </text:span><text:span text:style-name="T5">ﮂﮃ</text:span><text:span text:style-name="T27"> </text:span><text:span text:style-name="T5">ﮄ</text:span><text:span text:style-name="T27"> </text:span><text:span text:style-name="T5">ﮅ</text:span><text:span text:style-name="T27"> </text:span><text:span text:style-name="T5">ﮆ</text:span><text:span text:style-name="T27"> </text:span><text:span text:style-name="T5">ﮇ</text:span><text:span text:style-name="T27"> </text:span><text:span text:style-name="T5">ﮈﮉ</text:span><text:span text:style-name="T27"> </text:span><text:span text:style-name="T5">ﮊ</text:span><text:span text:style-name="T27"> </text:span><text:span text:style-name="T5">ﮋ</text:span><text:span text:style-name="T27"> </text:span><text:span text:style-name="T5">ﮌﮍ</text:span><text:span text:style-name="T27"> </text:span><text:span text:style-name="T5">ﮎ</text:span><text:span text:style-name="T27"> </text:span><text:span text:style-name="T5">ﮏ</text:span><text:span text:style-name="T27"> </text:span><text:span text:style-name="T5">ﮐ</text:span><text:span text:style-name="T27"> </text:span><text:span text:style-name="T5">ﮑ</text:span><text:span text:style-name="T27"> </text:span><text:span text:style-name="T5">ﮒ</text:span><text:span text:style-name="T27"> </text:span><text:span text:style-name="T5">ﮓ</text:span><text:span text:style-name="T27"> </text:span><text:span text:style-name="T5">ﮔ</text:span><text:span text:style-name="T27"> </text:span><text:span text:style-name="T5">ﮕ</text:span><text:span text:style-name="T27"> </text:span><text:span text:style-name="T5">ﮖ</text:span><text:span text:style-name="T27"> </text:span><text:span text:style-name="T5">ﮗ</text:span><text:span text:style-name="T27"> </text:span><text:span text:style-name="T5">ﮘ</text:span><text:span text:style-name="T27"> </text:span><text:span text:style-name="T5">ﮙ</text:span><text:span text:style-name="T27"> </text:span><text:span text:style-name="T5">ﮚ</text:span><text:span text:style-name="T27"> </text:span><text:span text:style-name="T5">ﮛ</text:span><text:span text:style-name="T27"> </text:span><text:span text:style-name="T5">ﮜ</text:span><text:span text:style-name="T27"> </text:span><text:span text:style-name="T5">ﮝ</text:span><text:span text:style-name="T27"> </text:span><text:span text:style-name="T5">ﮞ</text:span><text:span text:style-name="T27"> </text:span><text:span text:style-name="T5">ﮟ</text:span><text:span text:style-name="T27"> </text:span><text:span text:style-name="T5">ﮠ</text:span><text:span text:style-name="T27"> </text:span><text:span text:style-name="T5">ﮡ</text:span><text:span text:style-name="T27"> </text:span><text:span text:style-name="T5">ﮢ</text:span><text:span text:style-name="T27"> </text:span><text:span text:style-name="T5">ﮣ</text:span><text:span text:style-name="T27"> </text:span><text:span text:style-name="T5">ﮤ</text:span><text:span text:style-name="T27"> </text:span><text:span text:style-name="T5">ﮥ</text:span><text:span text:style-name="T27"> </text:span><text:span text:style-name="T5">ﮦ</text:span><text:span text:style-name="T27"> </text:span><text:span text:style-name="T5">ﮧ</text:span><text:span text:style-name="T27"> </text:span><text:span text:style-name="T5">ﮨ</text:span><text:span text:style-name="T27"> </text:span><text:span text:style-name="T5">ﮩ</text:span><text:span text:style-name="T27"> </text:span><text:span text:style-name="T5">ﮪ</text:span><text:span text:style-name="T27"> </text:span><text:span text:style-name="T5">ﮫ</text:span><text:span text:style-name="T27"> </text:span><text:span text:style-name="T5">ﮬ</text:span><text:span text:style-name="T27"> </text:span><text:span text:style-name="T5">ﮭ</text:span><text:span text:style-name="T27"> </text:span><text:span text:style-name="T5">ﮮ</text:span><text:span text:style-name="T27"> </text:span><text:span text:style-name="T5">ﮯ</text:span><text:span text:style-name="T27"> </text:span><text:span text:style-name="T5">ﮰ</text:span><text:span text:style-name="T27"> </text:span><text:span text:style-name="T5">ﮱ</text:span><text:span text:style-name="T27"> </text:span><text:span text:style-name="T5">ﯓﯔ</text:span><text:span text:style-name="T27"> </text:span><text:span text:style-name="T5">ﯕ</text:span><text:span text:style-name="T27"> </text:span><text:span text:style-name="T5">ﯖ</text:span><text:span text:style-name="T27"> </text:span><text:span text:style-name="T5">ﯗ</text:span><text:span text:style-name="T27"> </text:span><text:span text:style-name="T5">ﯘ</text:span><text:span text:style-name="T27"> </text:span><text:span text:style-name="T5">ﯙ</text:span><text:span text:style-name="T27"> </text:span><text:span text:style-name="T5">ﯚ</text:span><text:span text:style-name="T27"> </text:span><text:span text:style-name="T5">ﯛ</text:span><text:span text:style-name="T27"> </text:span><text:span text:style-name="T5">ﯜ</text:span><text:span text:style-name="T27"> </text:span><text:span text:style-name="T5">ﯝ</text:span><text:span text:style-name="T27"> </text:span><text:span text:style-name="T5">ﯞ</text:span><text:span text:style-name="T27"> </text:span><text:span text:style-name="T5">ﯟ</text:span><text:span text:style-name="T27"> </text:span><text:span text:style-name="T5">ﯠ</text:span><text:span text:style-name="T27"> </text:span><text:span text:style-name="T5">ﯡ</text:span><text:span text:style-name="T27"> </text:span><text:span text:style-name="T5">ﯢ</text:span><text:span text:style-name="T27"> </text:span><text:span text:style-name="T5">ﯣ</text:span><text:span text:style-name="T27"> </text:span><text:span text:style-name="T5">ﯤ</text:span><text:span text:style-name="T27"> </text:span><text:span text:style-name="T5">ﯥﯦ</text:span><text:span text:style-name="T27"> </text:span><text:span text:style-name="T5">ﯧ</text:span><text:span text:style-name="T27"> </text:span><text:span text:style-name="T5">ﯨ</text:span><text:span text:style-name="T27"> </text:span><text:span text:style-name="T5">ﯩ</text:span><text:span text:style-name="T27"> </text:span><text:span text:style-name="T5">ﯪ</text:span><text:span text:style-name="T27"> </text:span><text:span text:style-name="T5">ﯫ</text:span><text:span text:style-name="T27"> </text:span><text:span text:style-name="T5">ﯬ</text:span><text:span text:style-name="T27"> </text:span><text:span text:style-name="T5">ﯭ</text:span><text:span text:style-name="T27"> </text:span><text:span text:style-name="T5">ﯮ</text:span><text:span text:style-name="T27"> </text:span><text:span text:style-name="T5">ﯯ</text:span><text:span text:style-name="T27"> </text:span><text:span text:style-name="T5">ﯰ</text:span><text:span text:style-name="T27"> </text:span><text:span text:style-name="T5">ﯱ</text:span><text:span text:style-name="T27"> </text:span><text:span text:style-name="T5">ﯲ</text:span><text:span text:style-name="T27"> </text:span><text:span text:style-name="T5">ﯳ</text:span><text:span text:style-name="T27"> </text:span><text:span text:style-name="T5">ﯴ</text:span><text:span text:style-name="T27"> </text:span><text:span text:style-name="T5">ﯵ</text:span><text:span text:style-name="T27"> </text:span><text:span text:style-name="T5">ﯶ</text:span><text:span text:style-name="T27"> </text:span><text:span text:style-name="T5">ﯷ</text:span><text:span text:style-name="T27"> </text:span><text:span text:style-name="T5">ﯸ</text:span><text:span text:style-name="T27"> </text:span><text:span text:style-name="T5">ﯹ</text:span><text:span text:style-name="T27"> </text:span><text:span text:style-name="T5">ﯺ</text:span><text:span text:style-name="T27"> </text:span><text:span text:style-name="T5">ﯻ</text:span><text:span text:style-name="T27"> </text:span><text:span text:style-name="T5">ﯼ</text:span><text:span text:style-name="T27"> </text:span><text:span text:style-name="T5">ﯽ</text:span><text:span text:style-name="T27"> </text:span><text:span text:style-name="T5">ﯾ</text:span><text:span text:style-name="T27"> </text:span><text:span text:style-name="T5">ﯿ</text:span><text:span text:style-name="T27"> </text:span><text:span text:style-name="T5">ﰀ</text:span><text:span text:style-name="T27"> </text:span><text:span text:style-name="T5">ﰁ</text:span><text:span text:style-name="T27"> </text:span><text:span text:style-name="T5">ﰂ</text:span><text:span text:style-name="T27"> </text:span><text:span text:style-name="T5">ﰃ</text:span><text:span text:style-name="T27"> </text:span><text:span text:style-name="T5">ﰄ</text:span><text:span text:style-name="T27"> </text:span><text:span text:style-name="T5">ﰅ</text:span><text:span text:style-name="T27"> </text:span><text:span text:style-name="T5">ﰆ</text:span><text:span text:style-name="T27"> </text:span><text:span text:style-name="T5">ﰇ</text:span><text:span text:style-name="T27"> </text:span><text:span text:style-name="T5">ﰈ</text:span><text:span text:style-name="T27"> </text:span><text:span text:style-name="T5">ﰉ</text:span><text:span text:style-name="T27"> </text:span><text:span text:style-name="T5">ﰊ</text:span><text:span text:style-name="T27"> </text:span><text:span text:style-name="T5">ﰋ</text:span><text:span text:style-name="T27"> </text:span><text:span text:style-name="T5">ﰌ</text:span><text:span text:style-name="T27"> </text:span><text:span text:style-name="T5">ﰍ</text:span></text:p>
      <text:p text:style-name="P14"><text:span text:style-name="T6">ﭑ</text:span><text:span text:style-name="T27"> </text:span><text:span text:style-name="T6">ﭒ</text:span><text:span text:style-name="T27"> </text:span><text:span text:style-name="T6">ﭓ</text:span><text:span text:style-name="T27"> </text:span><text:span text:style-name="T6">ﭔ</text:span><text:span text:style-name="T27"> </text:span><text:span text:style-name="T6">ﭕ</text:span><text:span text:style-name="T27"> </text:span><text:span text:style-name="T6">ﭖ</text:span><text:span text:style-name="T27"> </text:span><text:span text:style-name="T6">ﭗ</text:span><text:span text:style-name="T27"> </text:span><text:span text:style-name="T6">ﭘ</text:span><text:span text:style-name="T27"> </text:span><text:span text:style-name="T6">ﭙ</text:span><text:span text:style-name="T27"> </text:span><text:span text:style-name="T6">ﭚ</text:span><text:span text:style-name="T27"> </text:span><text:span text:style-name="T6">ﭛ</text:span><text:span text:style-name="T27"> </text:span><text:span text:style-name="T6">ﭜ</text:span><text:span text:style-name="T27"> </text:span><text:span text:style-name="T6">ﭝ</text:span><text:span text:style-name="T27"> </text:span><text:span text:style-name="T6">ﭞ</text:span><text:span text:style-name="T27"> </text:span><text:span text:style-name="T6">ﭟ</text:span><text:span text:style-name="T27"> </text:span><text:span text:style-name="T6">ﭠ</text:span><text:span text:style-name="T27"> </text:span><text:span text:style-name="T6">ﭡ</text:span><text:span text:style-name="T27"> </text:span><text:span text:style-name="T6">ﭢ</text:span><text:span text:style-name="T27"> </text:span><text:span text:style-name="T6">ﭣ</text:span><text:span text:style-name="T27"> </text:span><text:span text:style-name="T6">ﭤ</text:span><text:span text:style-name="T27"> </text:span><text:span text:style-name="T6">ﭥ</text:span><text:span text:style-name="T27"> </text:span><text:span text:style-name="T6">ﭦ</text:span><text:span text:style-name="T27"> </text:span><text:span text:style-name="T6">ﭧ</text:span><text:span text:style-name="T27"> </text:span><text:span text:style-name="T6">ﭨ</text:span><text:span text:style-name="T27"> </text:span><text:span text:style-name="T6">ﭩ</text:span><text:span text:style-name="T27"> </text:span><text:span text:style-name="T6">ﭪ</text:span><text:span text:style-name="T27"> </text:span><text:span text:style-name="T6">ﭫ</text:span><text:span text:style-name="T27"> </text:span><text:span text:style-name="T6">ﭬ</text:span><text:span text:style-name="T27"> </text:span><text:span text:style-name="T6">ﭭ</text:span><text:span text:style-name="T27"> </text:span><text:span text:style-name="T6">ﭮ</text:span><text:span text:style-name="T27"> </text:span><text:span text:style-name="T6">ﭯ</text:span><text:span text:style-name="T27"> </text:span><text:span text:style-name="T6">ﭰ</text:span><text:span text:style-name="T27"> </text:span><text:span text:style-name="T6">ﭱ</text:span><text:span text:style-name="T27"> </text:span><text:span text:style-name="T6">ﭲ</text:span><text:span text:style-name="T27"> </text:span><text:span text:style-name="T6">ﭳ</text:span><text:span text:style-name="T27"> </text:span><text:span text:style-name="T6">ﭴ</text:span><text:span text:style-name="T27"> </text:span><text:span text:style-name="T6">ﭵ</text:span><text:span text:style-name="T27"> </text:span><text:span text:style-name="T6">ﭶ</text:span><text:span text:style-name="T27"> </text:span><text:span text:style-name="T6">ﭷ</text:span><text:span text:style-name="T27"> </text:span><text:span text:style-name="T6">ﭸ</text:span><text:span text:style-name="T27"> </text:span><text:span text:style-name="T6">ﭹ</text:span><text:span text:style-name="T27"> </text:span><text:span text:style-name="T6">ﭺﭻ</text:span><text:span text:style-name="T27"> </text:span><text:span text:style-name="T6">ﭼ</text:span><text:span text:style-name="T27"> </text:span><text:span text:style-name="T6">ﭽ</text:span><text:span text:style-name="T27"> </text:span><text:span text:style-name="T6">ﭾ</text:span><text:span text:style-name="T27"> </text:span><text:span text:style-name="T6">ﭿ</text:span><text:span text:style-name="T27"> </text:span><text:span text:style-name="T6">ﮀ</text:span><text:span text:style-name="T27"> </text:span><text:span text:style-name="T6">ﮁ</text:span><text:span text:style-name="T27"> </text:span><text:span text:style-name="T6">ﮂ</text:span><text:span text:style-name="T27"> </text:span><text:span text:style-name="T6">ﮃ</text:span><text:span text:style-name="T27"> </text:span><text:span text:style-name="T6">ﮄ</text:span><text:span text:style-name="T27"> </text:span><text:span text:style-name="T6">ﮅ</text:span><text:span text:style-name="T27"> </text:span><text:span text:style-name="T6">ﮆ</text:span><text:span text:style-name="T27"> </text:span><text:span text:style-name="T6">ﮇ</text:span><text:span text:style-name="T27"> </text:span><text:span text:style-name="T6">ﮈ</text:span><text:span text:style-name="T27"> </text:span><text:span text:style-name="T6">ﮉ</text:span><text:span text:style-name="T27"> </text:span><text:span text:style-name="T6">ﮊ</text:span><text:span text:style-name="T27"> </text:span><text:span text:style-name="T6">ﮋ</text:span><text:span text:style-name="T27"> </text:span><text:span text:style-name="T6">ﮌ</text:span><text:span text:style-name="T27"> </text:span><text:span text:style-name="T6">ﮍ</text:span><text:span text:style-name="T27"> </text:span><text:span text:style-name="T6">ﮎ</text:span><text:span text:style-name="T27"> </text:span><text:span text:style-name="T6">ﮏ</text:span><text:span text:style-name="T27"> </text:span><text:span text:style-name="T6">ﮐﮑ</text:span><text:span text:style-name="T27"> </text:span><text:span text:style-name="T6">ﮒ</text:span><text:span text:style-name="T27"> </text:span><text:span text:style-name="T6">ﮓ</text:span><text:span text:style-name="T27"> </text:span><text:span text:style-name="T6">ﮔ</text:span><text:span text:style-name="T27"> </text:span><text:span text:style-name="T6">ﮕ</text:span><text:span text:style-name="T27"> </text:span><text:span text:style-name="T6">ﮖ</text:span><text:span text:style-name="T27"> </text:span><text:span text:style-name="T6">ﮗ</text:span><text:span text:style-name="T27"> </text:span><text:span text:style-name="T6">ﮘ</text:span><text:span text:style-name="T27"> </text:span><text:span text:style-name="T6">ﮙ</text:span><text:span text:style-name="T27"> </text:span><text:span text:style-name="T6">ﮚ</text:span><text:span text:style-name="T27"> </text:span><text:span text:style-name="T6">ﮛ</text:span><text:span text:style-name="T27"> </text:span><text:span text:style-name="T6">ﮜ</text:span><text:span text:style-name="T27"> </text:span><text:span text:style-name="T6">ﮝ</text:span><text:span text:style-name="T27"> </text:span><text:span text:style-name="T6">ﮞﮟ</text:span><text:span text:style-name="T27"> </text:span><text:span text:style-name="T6">ﮠ</text:span><text:span text:style-name="T27"> </text:span><text:span text:style-name="T6">ﮡ</text:span><text:span text:style-name="T27"> </text:span><text:span text:style-name="T6">ﮢ</text:span><text:span text:style-name="T27"> </text:span><text:span text:style-name="T6">ﮣ</text:span><text:span text:style-name="T27"> </text:span><text:span text:style-name="T6">ﮤ</text:span><text:span text:style-name="T27"> </text:span><text:span text:style-name="T6">ﮥ</text:span><text:span text:style-name="T27"> </text:span><text:span text:style-name="T6">ﮦ</text:span><text:span text:style-name="T27"> </text:span><text:span text:style-name="T6">ﮧ</text:span><text:span text:style-name="T27"> </text:span><text:span text:style-name="T6">ﮨ</text:span><text:span text:style-name="T27"> </text:span><text:span text:style-name="T6">ﮩ</text:span><text:span text:style-name="T27"> </text:span><text:span text:style-name="T6">ﮪﮫ</text:span><text:span text:style-name="T27"> </text:span><text:span text:style-name="T6">ﮬ</text:span><text:span text:style-name="T27"> </text:span><text:span text:style-name="T6">ﮭ</text:span><text:span text:style-name="T27"> </text:span><text:span text:style-name="T6">ﮮ</text:span><text:span text:style-name="T27"> </text:span><text:span text:style-name="T6">ﮯ</text:span><text:span text:style-name="T27"> </text:span><text:span text:style-name="T6">ﮰ</text:span><text:span text:style-name="T27"> </text:span><text:span text:style-name="T6">ﮱ</text:span><text:span text:style-name="T27"> </text:span><text:span text:style-name="T6">ﯓ</text:span><text:span text:style-name="T27"> </text:span><text:span text:style-name="T6">ﯔ</text:span><text:span text:style-name="T27"> </text:span><text:span text:style-name="T6">ﯕ</text:span><text:span text:style-name="T27"> </text:span><text:span text:style-name="T6">ﯖ</text:span><text:span text:style-name="T27"> </text:span><text:span text:style-name="T6">ﯗ</text:span><text:span text:style-name="T27"> </text:span><text:span text:style-name="T6">ﯘﯙ</text:span><text:span text:style-name="T27"> </text:span><text:span text:style-name="T6">ﯚ</text:span><text:span text:style-name="T27"> </text:span><text:span text:style-name="T6">ﯛ</text:span><text:span text:style-name="T27"> </text:span><text:span text:style-name="T6">ﯜ</text:span><text:span text:style-name="T27"> </text:span><text:span text:style-name="T6">ﯝ</text:span><text:span text:style-name="T27"> </text:span><text:span text:style-name="T6">ﯞ</text:span><text:span text:style-name="T27"> </text:span><text:span text:style-name="T6">ﯟ</text:span><text:span text:style-name="T27"> </text:span><text:span text:style-name="T6">ﯠ</text:span><text:span text:style-name="T27"> </text:span><text:span text:style-name="T6">ﯡ</text:span><text:span text:style-name="T27"> </text:span><text:span text:style-name="T6">ﯢ</text:span><text:span text:style-name="T27"> </text:span><text:span text:style-name="T6">ﯣ</text:span><text:span text:style-name="T27"> </text:span><text:span text:style-name="T6">ﯤ</text:span><text:span text:style-name="T27"> </text:span><text:span text:style-name="T6">ﯥ</text:span><text:span text:style-name="T27"> </text:span><text:span text:style-name="T6">ﯦ</text:span><text:span text:style-name="T27"> </text:span><text:span text:style-name="T6">ﯧ</text:span><text:span text:style-name="T27"> </text:span><text:span text:style-name="T6">ﯨ</text:span><text:span text:style-name="T27"> </text:span><text:span text:style-name="T6">ﯩﯪ</text:span><text:span text:style-name="T27"> </text:span><text:span text:style-name="T6">ﯫ</text:span><text:span text:style-name="T27"> </text:span><text:span text:style-name="T6">ﯬ</text:span><text:span text:style-name="T27"> </text:span><text:span text:style-name="T6">ﯭ</text:span><text:span text:style-name="T27"> </text:span><text:span text:style-name="T6">ﯮ</text:span><text:span text:style-name="T27"> </text:span><text:span text:style-name="T6">ﯯ</text:span><text:span text:style-name="T27"> </text:span><text:span text:style-name="T6">ﯰ</text:span><text:span text:style-name="T27"> </text:span><text:span text:style-name="T6">ﯱ</text:span><text:span text:style-name="T27"> </text:span><text:span text:style-name="T6">ﯲ</text:span><text:span text:style-name="T27"> </text:span><text:span text:style-name="T6">ﯳ</text:span><text:span text:style-name="T27"> </text:span><text:span text:style-name="T6">ﯴ</text:span><text:span text:style-name="T27"> </text:span><text:span text:style-name="T6">ﯵ</text:span><text:span text:style-name="T27"> </text:span><text:span text:style-name="T6">ﯶ</text:span><text:span text:style-name="T27"> </text:span><text:span text:style-name="T6">ﯷ</text:span><text:span text:style-name="T27"> </text:span><text:span text:style-name="T6">ﯸ</text:span><text:span text:style-name="T27"> </text:span><text:span text:style-name="T6">ﯹ</text:span></text:p>
      <text:p text:style-name="P15"><text:span text:style-name="T7">ﭑ</text:span><text:span text:style-name="T27"> </text:span><text:span text:style-name="T7">ﭒ</text:span><text:span text:style-name="T27"> </text:span><text:span text:style-name="T7">ﭓ</text:span><text:span text:style-name="T27"> </text:span><text:span text:style-name="T7">ﭔ</text:span><text:span text:style-name="T27"> </text:span><text:span text:style-name="T7">ﭕ</text:span><text:span text:style-name="T27"> </text:span><text:span text:style-name="T7">ﭖ</text:span><text:span text:style-name="T27"> </text:span><text:span text:style-name="T7">ﭗ</text:span><text:span text:style-name="T27"> </text:span><text:span text:style-name="T7">ﭘ</text:span><text:span text:style-name="T27"> </text:span><text:span text:style-name="T7">ﭙﭚ</text:span><text:span text:style-name="T27"> </text:span><text:span text:style-name="T7">ﭛ</text:span><text:span text:style-name="T27"> </text:span><text:span text:style-name="T7">ﭜ</text:span><text:span text:style-name="T27"> </text:span><text:span text:style-name="T7">ﭝ</text:span><text:span text:style-name="T27"> </text:span><text:span text:style-name="T7">ﭞ</text:span><text:span text:style-name="T27"> </text:span><text:span text:style-name="T7">ﭟ</text:span><text:span text:style-name="T27"> </text:span><text:span text:style-name="T7">ﭠ</text:span><text:span text:style-name="T27"> </text:span><text:span text:style-name="T7">ﭡ</text:span><text:span text:style-name="T27"> </text:span><text:span text:style-name="T7">ﭢ</text:span><text:span text:style-name="T27"> </text:span><text:span text:style-name="T7">ﭣ</text:span><text:span text:style-name="T27"> </text:span><text:span text:style-name="T7">ﭤ</text:span><text:span text:style-name="T27"> </text:span><text:span text:style-name="T7">ﭥ</text:span><text:span text:style-name="T27"> </text:span><text:span text:style-name="T7">ﭦ</text:span><text:span text:style-name="T27"> </text:span><text:span text:style-name="T7">ﭧ</text:span><text:span text:style-name="T27"> </text:span><text:span text:style-name="T7">ﭨ</text:span><text:span text:style-name="T27"> </text:span><text:span text:style-name="T7">ﭩ</text:span><text:span text:style-name="T27"> </text:span><text:span text:style-name="T7">ﭪ</text:span><text:span text:style-name="T27"> </text:span><text:span text:style-name="T7">ﭫ</text:span><text:span text:style-name="T27"> </text:span><text:span text:style-name="T7">ﭬ</text:span><text:span text:style-name="T27"> </text:span><text:span text:style-name="T7">ﭭ</text:span><text:span text:style-name="T27"> </text:span><text:span text:style-name="T7">ﭮ</text:span><text:span text:style-name="T27"> </text:span><text:span text:style-name="T7">ﭯ</text:span><text:span text:style-name="T27"> </text:span><text:span text:style-name="T7">ﭰ</text:span><text:span text:style-name="T27"> </text:span><text:span text:style-name="T7">ﭱ</text:span><text:span text:style-name="T27"> </text:span><text:span text:style-name="T7">ﭲ</text:span><text:span text:style-name="T27"> </text:span><text:span text:style-name="T7">ﭳ</text:span><text:span text:style-name="T27"> </text:span><text:span text:style-name="T7">ﭴ</text:span><text:span text:style-name="T27"> </text:span><text:span text:style-name="T7">ﭵ</text:span><text:span text:style-name="T27"> </text:span><text:span text:style-name="T7">ﭶ</text:span><text:span text:style-name="T27"> </text:span><text:span text:style-name="T7">ﭷ</text:span><text:span text:style-name="T27"> </text:span><text:span text:style-name="T7">ﭸ</text:span><text:span text:style-name="T27"> </text:span><text:span text:style-name="T7">ﭹ</text:span><text:span text:style-name="T27"> </text:span><text:span text:style-name="T7">ﭺ</text:span><text:span text:style-name="T27"> </text:span><text:span text:style-name="T7">ﭻ</text:span><text:span text:style-name="T27"> </text:span><text:span text:style-name="T7">ﭼ</text:span><text:span text:style-name="T27"> </text:span><text:span text:style-name="T7">ﭽ</text:span><text:span text:style-name="T27"> </text:span><text:span text:style-name="T7">ﭾ</text:span><text:span text:style-name="T27"> </text:span><text:span text:style-name="T7">ﭿ</text:span><text:span text:style-name="T27"> </text:span><text:span text:style-name="T7">ﮀ</text:span><text:span text:style-name="T27"> </text:span><text:span text:style-name="T7">ﮁ</text:span><text:span text:style-name="T27"> </text:span><text:span text:style-name="T7">ﮂ</text:span><text:span text:style-name="T27"> </text:span><text:span text:style-name="T7">ﮃ</text:span><text:span text:style-name="T27"> </text:span><text:span text:style-name="T7">ﮄ</text:span><text:span text:style-name="T27"> </text:span><text:span text:style-name="T7">ﮅ</text:span><text:span text:style-name="T27"> </text:span><text:span text:style-name="T7">ﮆ</text:span><text:span text:style-name="T27"> </text:span><text:span text:style-name="T7">ﮇ</text:span><text:span text:style-name="T27"> </text:span><text:span text:style-name="T7">ﮈ</text:span><text:span text:style-name="T27"> </text:span><text:span text:style-name="T7">ﮉ</text:span><text:span text:style-name="T27"> </text:span><text:span text:style-name="T7">ﮊ</text:span><text:span text:style-name="T27"> </text:span><text:span text:style-name="T7">ﮋ</text:span><text:span text:style-name="T27"> </text:span><text:span text:style-name="T7">ﮌ</text:span><text:span text:style-name="T27"> </text:span><text:span text:style-name="T7">ﮍﮎ</text:span><text:span text:style-name="T27"> </text:span><text:span text:style-name="T7">ﮏ</text:span><text:span text:style-name="T27"> </text:span><text:span text:style-name="T7">ﮐ</text:span><text:span text:style-name="T27"> </text:span><text:span text:style-name="T7">ﮑ</text:span><text:span text:style-name="T27"> </text:span><text:span text:style-name="T7">ﮒ</text:span><text:span text:style-name="T27"> </text:span><text:span text:style-name="T7">ﮓ</text:span><text:span text:style-name="T27"> </text:span><text:span text:style-name="T7">ﮔ</text:span><text:span text:style-name="T27"> </text:span><text:span text:style-name="T7">ﮕ</text:span><text:span text:style-name="T27"> </text:span><text:span text:style-name="T7">ﮖ</text:span><text:span text:style-name="T27"> </text:span><text:span text:style-name="T7">ﮗ</text:span><text:span text:style-name="T27"> </text:span><text:span text:style-name="T7">ﮘ</text:span><text:span text:style-name="T27"> </text:span><text:span text:style-name="T7">ﮙ</text:span><text:span text:style-name="T27"> </text:span><text:span text:style-name="T7">ﮚ</text:span><text:span text:style-name="T27"> </text:span><text:span text:style-name="T7">ﮛ</text:span><text:span text:style-name="T27"> </text:span><text:span text:style-name="T7">ﮜ</text:span><text:span text:style-name="T27"> </text:span><text:span text:style-name="T7">ﮝ</text:span><text:span text:style-name="T27"> </text:span><text:span text:style-name="T7">ﮞ</text:span><text:span text:style-name="T27"> </text:span><text:span text:style-name="T7">ﮟ</text:span><text:span text:style-name="T27"> </text:span><text:span text:style-name="T7">ﮠ</text:span><text:span text:style-name="T27"> </text:span><text:span text:style-name="T7">ﮡ</text:span><text:span text:style-name="T27"> </text:span><text:span text:style-name="T7">ﮢ</text:span><text:span text:style-name="T27"> </text:span><text:span text:style-name="T7">ﮣ</text:span><text:span text:style-name="T27"> </text:span><text:span text:style-name="T7">ﮤ</text:span><text:span text:style-name="T27"> </text:span><text:span text:style-name="T7">ﮥ</text:span><text:span text:style-name="T27"> </text:span><text:span text:style-name="T7">ﮦ</text:span><text:span text:style-name="T27"> </text:span><text:span text:style-name="T7">ﮧ</text:span><text:span text:style-name="T27"> </text:span><text:span text:style-name="T7">ﮨ</text:span><text:span text:style-name="T27"> </text:span><text:span text:style-name="T7">ﮩ</text:span><text:span text:style-name="T27"> </text:span><text:span text:style-name="T7">ﮪ</text:span><text:span text:style-name="T27"> </text:span><text:span text:style-name="T7">ﮫ</text:span><text:span text:style-name="T27"> </text:span><text:span text:style-name="T7">ﮬ</text:span><text:span text:style-name="T27"> </text:span><text:span text:style-name="T7">ﮭ</text:span><text:span text:style-name="T27"> </text:span><text:span text:style-name="T7">ﮮ</text:span><text:span text:style-name="T27"> </text:span><text:span text:style-name="T7">ﮯ</text:span><text:span text:style-name="T27"> </text:span><text:span text:style-name="T7">ﮰ</text:span><text:span text:style-name="T27"> </text:span><text:span text:style-name="T7">ﮱ</text:span><text:span text:style-name="T27"> </text:span><text:span text:style-name="T7">ﯓ</text:span><text:span text:style-name="T27"> </text:span><text:span text:style-name="T7">ﯔ</text:span><text:span text:style-name="T27"> </text:span><text:span text:style-name="T7">ﯕ</text:span><text:span text:style-name="T27"> </text:span><text:span text:style-name="T7">ﯖ</text:span><text:span text:style-name="T27"> </text:span><text:span text:style-name="T7">ﯗ</text:span><text:span text:style-name="T27"> </text:span><text:span text:style-name="T7">ﯘ</text:span><text:span text:style-name="T27"> </text:span><text:span text:style-name="T7">ﯙ</text:span><text:span text:style-name="T27"> </text:span><text:span text:style-name="T7">ﯚ</text:span><text:span text:style-name="T27"> </text:span><text:span text:style-name="T7">ﯛ</text:span><text:span text:style-name="T27"> </text:span><text:span text:style-name="T7">ﯜ</text:span><text:span text:style-name="T27"> </text:span><text:span text:style-name="T7">ﯝ</text:span><text:span text:style-name="T27"> </text:span><text:span text:style-name="T7">ﯞﯟ</text:span><text:span text:style-name="T27"> </text:span><text:span text:style-name="T7">ﯠ</text:span><text:span text:style-name="T27"> </text:span><text:span text:style-name="T7">ﯡ</text:span><text:span text:style-name="T27"> </text:span><text:span text:style-name="T7">ﯢ</text:span><text:span text:style-name="T27"> </text:span><text:span text:style-name="T7">ﯣ</text:span><text:span text:style-name="T27"> </text:span><text:span text:style-name="T7">ﯤ</text:span><text:span text:style-name="T27"> </text:span><text:span text:style-name="T7">ﯥ</text:span><text:span text:style-name="T27"> </text:span><text:span text:style-name="T7">ﯦ</text:span><text:span text:style-name="T27"> </text:span><text:span text:style-name="T7">ﯧ</text:span><text:span text:style-name="T27"> </text:span><text:span text:style-name="T7">ﯨ</text:span><text:span text:style-name="T27"> </text:span><text:span text:style-name="T7">ﯩ</text:span></text:p>
      <text:p text:style-name="P3"><text:span text:style-name="T7">ﯪ</text:span><text:span text:style-name="T27"> </text:span><text:span text:style-name="T7">ﯫ</text:span><text:span text:style-name="T27"> </text:span><text:span text:style-name="T7">ﯬ</text:span><text:span text:style-name="T27"> </text:span><text:span text:style-name="T7">ﯭ</text:span><text:span text:style-name="T27"> </text:span><text:span text:style-name="T7">ﯮ</text:span><text:span text:style-name="T27"> </text:span><text:span text:style-name="T7">ﯯ</text:span><text:span text:style-name="T27"> </text:span><text:span text:style-name="T7">ﯰﯱ</text:span><text:span text:style-name="T27"> </text:span><text:span text:style-name="T7">ﯲ</text:span><text:span text:style-name="T27"> </text:span><text:span text:style-name="T7">ﯳ</text:span><text:span text:style-name="T27"> </text:span><text:span text:style-name="T7">ﯴ</text:span><text:span text:style-name="T27"> </text:span><text:span text:style-name="T7">ﯵ</text:span><text:span text:style-name="T27"> </text:span><text:span text:style-name="T7">ﯶ</text:span><text:span text:style-name="T27"> </text:span><text:span text:style-name="T7">ﯷ</text:span><text:span text:style-name="T27"> </text:span><text:span text:style-name="T7">ﯸ</text:span><text:span text:style-name="T27"> </text:span><text:span text:style-name="T7">ﯹ</text:span><text:span text:style-name="T27"> </text:span><text:span text:style-name="T7">ﯺ</text:span><text:span text:style-name="T27"> </text:span><text:span text:style-name="T7">ﯻ</text:span><text:span text:style-name="T27"> </text:span><text:span text:style-name="T7">ﯼ</text:span><text:span text:style-name="T27"> </text:span><text:span text:style-name="T7">ﯽ</text:span><text:span text:style-name="T27"> </text:span><text:span text:style-name="T7">ﯾ</text:span><text:span text:style-name="T27"> </text:span><text:span text:style-name="T7">ﯿ</text:span><text:span text:style-name="T27"> </text:span><text:span text:style-name="T7">ﰀ</text:span><text:span text:style-name="T27"> </text:span><text:span text:style-name="T7">ﰁ</text:span><text:span text:style-name="T27"> </text:span><text:span text:style-name="T7">ﰂ</text:span><text:span text:style-name="T27"> </text:span><text:span text:style-name="T7">ﰃ</text:span><text:span text:style-name="T27"> </text:span><text:span text:style-name="T7">ﰄ</text:span><text:span text:style-name="T27"> </text:span><text:span text:style-name="T7">ﰅ</text:span><text:span text:style-name="T27"> </text:span><text:span text:style-name="T7">ﰆ</text:span><text:span text:style-name="T27"> </text:span><text:span text:style-name="T7">ﰇ</text:span></text:p>
      <text:p text:style-name="P16"><text:span text:style-name="T8">ﭑ</text:span><text:span text:style-name="T27"> </text:span><text:span text:style-name="T8">ﭒ</text:span><text:span text:style-name="T27"> </text:span><text:span text:style-name="T8">ﭓ</text:span><text:span text:style-name="T27"> </text:span><text:span text:style-name="T8">ﭔ</text:span><text:span text:style-name="T27"> </text:span><text:span text:style-name="T8">ﭕ</text:span><text:span text:style-name="T27"> </text:span><text:span text:style-name="T8">ﭖ</text:span><text:span text:style-name="T27"> </text:span><text:span text:style-name="T8">ﭗ</text:span><text:span text:style-name="T27"> </text:span><text:span text:style-name="T8">ﭘ</text:span><text:span text:style-name="T27"> </text:span><text:span text:style-name="T8">ﭙ</text:span><text:span text:style-name="T27"> </text:span><text:span text:style-name="T8">ﭚ</text:span><text:span text:style-name="T27"> </text:span><text:span text:style-name="T8">ﭛ</text:span><text:span text:style-name="T27"> </text:span><text:span text:style-name="T8">ﭜ</text:span><text:span text:style-name="T27"> </text:span><text:span text:style-name="T8">ﭝ</text:span><text:span text:style-name="T27"> </text:span><text:span text:style-name="T8">ﭞ</text:span><text:span text:style-name="T27"> </text:span><text:span text:style-name="T8">ﭟ</text:span><text:span text:style-name="T27"> </text:span><text:span text:style-name="T8">ﭠ</text:span><text:span text:style-name="T27"> </text:span><text:span text:style-name="T8">ﭡﭢ</text:span><text:span text:style-name="T27"> </text:span><text:span text:style-name="T8">ﭣ</text:span><text:span text:style-name="T27"> </text:span><text:span text:style-name="T8">ﭤ</text:span><text:span text:style-name="T27"> </text:span><text:span text:style-name="T8">ﭥ</text:span><text:span text:style-name="T27"> </text:span><text:span text:style-name="T8">ﭦ</text:span><text:span text:style-name="T27"> </text:span><text:span text:style-name="T8">ﭧ</text:span><text:span text:style-name="T27"> </text:span><text:span text:style-name="T8">ﭨ</text:span><text:span text:style-name="T27"> </text:span><text:span text:style-name="T8">ﭩ</text:span><text:span text:style-name="T27"> </text:span><text:span text:style-name="T8">ﭪ</text:span><text:span text:style-name="T27"> </text:span><text:span text:style-name="T8">ﭫﭬ</text:span><text:span text:style-name="T27"> </text:span><text:span text:style-name="T8">ﭭ</text:span><text:span text:style-name="T27"> </text:span><text:span text:style-name="T8">ﭮ</text:span><text:span text:style-name="T27"> </text:span><text:span text:style-name="T8">ﭯ</text:span><text:span text:style-name="T27"> </text:span><text:span text:style-name="T8">ﭰ</text:span><text:span text:style-name="T27"> </text:span><text:span text:style-name="T8">ﭱ</text:span><text:span text:style-name="T27"> </text:span><text:span text:style-name="T8">ﭲ</text:span><text:span text:style-name="T27"> </text:span><text:span text:style-name="T8">ﭳ</text:span><text:span text:style-name="T27"> </text:span><text:span text:style-name="T8">ﭴ</text:span><text:span text:style-name="T27"> </text:span><text:span text:style-name="T8">ﭵ</text:span><text:span text:style-name="T27"> </text:span><text:span text:style-name="T8">ﭶ</text:span><text:span text:style-name="T27"> </text:span><text:span text:style-name="T8">ﭷ</text:span><text:span text:style-name="T27"> </text:span><text:span text:style-name="T8">ﭸ</text:span><text:span text:style-name="T27"> </text:span><text:span text:style-name="T8">ﭹ</text:span><text:span text:style-name="T27"> </text:span><text:span text:style-name="T8">ﭺ</text:span><text:span text:style-name="T27"> </text:span><text:span text:style-name="T8">ﭻ</text:span><text:span text:style-name="T27"> </text:span><text:span text:style-name="T8">ﭼ</text:span><text:span text:style-name="T27"> </text:span><text:span text:style-name="T8">ﭽ</text:span><text:span text:style-name="T27"> </text:span><text:span text:style-name="T8">ﭾ</text:span><text:span text:style-name="T27"> </text:span><text:span text:style-name="T8">ﭿ</text:span><text:span text:style-name="T27"> </text:span><text:span text:style-name="T8">ﮀ</text:span><text:span text:style-name="T27"> </text:span><text:span text:style-name="T8">ﮁ</text:span><text:span text:style-name="T27"> </text:span><text:span text:style-name="T8">ﮂ</text:span><text:span text:style-name="T27"> </text:span><text:span text:style-name="T8">ﮃ</text:span><text:span text:style-name="T27"> </text:span><text:span text:style-name="T8">ﮄ</text:span><text:span text:style-name="T27"> </text:span><text:span text:style-name="T8">ﮅ</text:span><text:span text:style-name="T27"> </text:span><text:span text:style-name="T8">ﮆ</text:span><text:span text:style-name="T27"> </text:span><text:span text:style-name="T8">ﮇ</text:span><text:span text:style-name="T27"> </text:span><text:span text:style-name="T8">ﮈﮉ</text:span><text:span text:style-name="T27"> </text:span><text:span text:style-name="T8">ﮊ</text:span><text:span text:style-name="T27"> </text:span><text:span text:style-name="T8">ﮋ</text:span><text:span text:style-name="T27"> </text:span><text:span text:style-name="T8">ﮌ</text:span><text:span text:style-name="T27"> </text:span><text:span text:style-name="T8">ﮍ</text:span><text:span text:style-name="T27"> </text:span><text:span text:style-name="T8">ﮎ</text:span><text:span text:style-name="T27"> </text:span><text:span text:style-name="T8">ﮏ</text:span><text:span text:style-name="T27"> </text:span><text:span text:style-name="T8">ﮐ</text:span><text:span text:style-name="T27"> </text:span><text:span text:style-name="T8">ﮑ</text:span><text:span text:style-name="T27"> </text:span><text:span text:style-name="T8">ﮒ</text:span><text:span text:style-name="T27"> </text:span><text:span text:style-name="T8">ﮓ</text:span><text:span text:style-name="T27"> </text:span><text:span text:style-name="T8">ﮔ</text:span><text:span text:style-name="T27"> </text:span><text:span text:style-name="T8">ﮕ</text:span><text:span text:style-name="T27"> </text:span><text:span text:style-name="T8">ﮖ</text:span><text:span text:style-name="T27"> </text:span><text:span text:style-name="T8">ﮗ</text:span><text:span text:style-name="T27"> </text:span><text:span text:style-name="T8">ﮘ</text:span><text:span text:style-name="T27"> </text:span><text:span text:style-name="T8">ﮙ</text:span><text:span text:style-name="T27"> </text:span><text:span text:style-name="T8">ﮚ</text:span><text:span text:style-name="T27"> </text:span><text:span text:style-name="T8">ﮛ</text:span><text:span text:style-name="T27"> </text:span><text:span text:style-name="T8">ﮜ</text:span><text:span text:style-name="T27"> </text:span><text:span text:style-name="T8">ﮝﮞ</text:span><text:span text:style-name="T27"> </text:span><text:span text:style-name="T8">ﮟ</text:span><text:span text:style-name="T27"> </text:span><text:span text:style-name="T8">ﮠ</text:span><text:span text:style-name="T27"> </text:span><text:span text:style-name="T8">ﮡ</text:span><text:span text:style-name="T27"> </text:span><text:span text:style-name="T8">ﮢ</text:span><text:span text:style-name="T27"> </text:span><text:span text:style-name="T8">ﮣ</text:span><text:span text:style-name="T27"> </text:span><text:span text:style-name="T8">ﮤ</text:span><text:span text:style-name="T27"> </text:span><text:span text:style-name="T8">ﮥ</text:span><text:span text:style-name="T27"> </text:span><text:span text:style-name="T8">ﮦ</text:span><text:span text:style-name="T27"> </text:span><text:span text:style-name="T8">ﮧ</text:span><text:span text:style-name="T27"> </text:span><text:span text:style-name="T8">ﮨ</text:span><text:span text:style-name="T27"> </text:span><text:span text:style-name="T8">ﮩ</text:span><text:span text:style-name="T27"> </text:span><text:span text:style-name="T8">ﮪ</text:span><text:span text:style-name="T27"> </text:span><text:span text:style-name="T8">ﮫ</text:span><text:span text:style-name="T27"> </text:span><text:span text:style-name="T8">ﮬ</text:span><text:span text:style-name="T27"> </text:span><text:span text:style-name="T8">ﮭﮮ</text:span><text:span text:style-name="T27"> </text:span><text:span text:style-name="T8">ﮯ</text:span><text:span text:style-name="T27"> </text:span><text:span text:style-name="T8">ﮰ</text:span><text:span text:style-name="T27"> </text:span><text:span text:style-name="T8">ﮱ</text:span><text:span text:style-name="T27"> </text:span><text:span text:style-name="T8">ﯓ</text:span><text:span text:style-name="T27"> </text:span><text:span text:style-name="T8">ﯔ</text:span><text:span text:style-name="T27"> </text:span><text:span text:style-name="T8">ﯕ</text:span><text:span text:style-name="T27"> </text:span><text:span text:style-name="T8">ﯖ</text:span><text:span text:style-name="T27"> </text:span><text:span text:style-name="T8">ﯗﯘ</text:span><text:span text:style-name="T27"> </text:span><text:span text:style-name="T8">ﯙ</text:span><text:span text:style-name="T27"> </text:span><text:span text:style-name="T8">ﯚ</text:span><text:span text:style-name="T27"> </text:span><text:span text:style-name="T8">ﯛ</text:span><text:span text:style-name="T27"> </text:span><text:span text:style-name="T8">ﯜ</text:span><text:span text:style-name="T27"> </text:span><text:span text:style-name="T8">ﯝ</text:span><text:span text:style-name="T27"> </text:span><text:span text:style-name="T8">ﯞ</text:span><text:span text:style-name="T27"> </text:span><text:span text:style-name="T8">ﯟ</text:span><text:span text:style-name="T27"> </text:span><text:span text:style-name="T8">ﯠ</text:span><text:span text:style-name="T27"> </text:span><text:span text:style-name="T8">ﯡ</text:span><text:span text:style-name="T27"> </text:span><text:span text:style-name="T8">ﯢ</text:span><text:span text:style-name="T27"> </text:span><text:span text:style-name="T8">ﯣ</text:span><text:span text:style-name="T27"> </text:span><text:span text:style-name="T8">ﯤ</text:span><text:span text:style-name="T27"> </text:span><text:span text:style-name="T8">ﯥﯦ</text:span><text:span text:style-name="T27"> </text:span><text:span text:style-name="T8">ﯧ</text:span><text:span text:style-name="T27"> </text:span><text:span text:style-name="T8">ﯨ</text:span><text:span text:style-name="T27"> </text:span><text:span text:style-name="T8">ﯩ</text:span><text:span text:style-name="T27"> </text:span><text:span text:style-name="T8">ﯪ</text:span><text:span text:style-name="T27"> </text:span><text:span text:style-name="T8">ﯫ</text:span><text:span text:style-name="T27"> </text:span><text:span text:style-name="T8">ﯬ</text:span><text:span text:style-name="T27"> </text:span><text:span text:style-name="T8">ﯭ</text:span><text:span text:style-name="T27"> </text:span><text:span text:style-name="T8">ﯮ</text:span><text:span text:style-name="T27"> </text:span><text:span text:style-name="T8">ﯯ</text:span><text:span text:style-name="T27"> </text:span><text:span text:style-name="T8">ﯰ</text:span><text:span text:style-name="T27"> </text:span><text:span text:style-name="T8">ﯱ</text:span><text:span text:style-name="T27"> </text:span><text:span text:style-name="T8">ﯲ</text:span><text:span text:style-name="T27"> </text:span><text:span text:style-name="T8">ﯳ</text:span><text:span text:style-name="T27"> </text:span><text:span text:style-name="T8">ﯴ</text:span><text:span text:style-name="T27"> </text:span><text:span text:style-name="T8">ﯵ</text:span><text:span text:style-name="T27"> </text:span><text:span text:style-name="T8">ﯶ</text:span><text:span text:style-name="T27"> </text:span><text:span text:style-name="T8">ﯷ</text:span><text:span text:style-name="T27"> </text:span><text:span text:style-name="T8">ﯸ</text:span><text:span text:style-name="T27"> </text:span><text:span text:style-name="T8">ﯹ</text:span><text:span text:style-name="T27"> </text:span><text:span text:style-name="T8">ﯺ</text:span><text:span text:style-name="T27"> </text:span><text:span text:style-name="T8">ﯻ</text:span><text:span text:style-name="T27"> </text:span><text:span text:style-name="T8">ﯼ</text:span><text:span text:style-name="T27"> </text:span><text:span text:style-name="T8">ﯽ</text:span><text:span text:style-name="T27"> </text:span><text:span text:style-name="T8">ﯾ</text:span></text:p>
      <text:p text:style-name="P17"><text:span text:style-name="T9">ﭑ</text:span><text:span text:style-name="T27"> </text:span><text:span text:style-name="T9">ﭒ</text:span><text:span text:style-name="T27"> </text:span><text:span text:style-name="T9">ﭓ</text:span><text:span text:style-name="T27"> </text:span><text:span text:style-name="T9">ﭔ</text:span><text:span text:style-name="T27"> </text:span><text:span text:style-name="T9">ﭕ</text:span><text:span text:style-name="T27"> </text:span><text:span text:style-name="T9">ﭖﭗ</text:span><text:span text:style-name="T27"> </text:span><text:span text:style-name="T9">ﭘ</text:span><text:span text:style-name="T27"> </text:span><text:span text:style-name="T9">ﭙ</text:span><text:span text:style-name="T27"> </text:span><text:span text:style-name="T9">ﭚ</text:span><text:span text:style-name="T27"> </text:span><text:span text:style-name="T9">ﭛ</text:span><text:span text:style-name="T27"> </text:span><text:span text:style-name="T9">ﭜ</text:span><text:span text:style-name="T27"> </text:span><text:span text:style-name="T9">ﭝ</text:span><text:span text:style-name="T27"> </text:span><text:span text:style-name="T9">ﭞﭟ</text:span><text:span text:style-name="T27"> </text:span><text:span text:style-name="T9">ﭠ</text:span><text:span text:style-name="T27"> </text:span><text:span text:style-name="T9">ﭡ</text:span><text:span text:style-name="T27"> </text:span><text:span text:style-name="T9">ﭢ</text:span><text:span text:style-name="T27"> </text:span><text:span text:style-name="T9">ﭣ</text:span><text:span text:style-name="T27"> </text:span><text:span text:style-name="T9">ﭤ</text:span><text:span text:style-name="T27"> </text:span><text:span text:style-name="T9">ﭥ</text:span><text:span text:style-name="T27"> </text:span><text:span text:style-name="T9">ﭦ</text:span><text:span text:style-name="T27"> </text:span><text:span text:style-name="T9">ﭧ</text:span><text:span text:style-name="T27"> </text:span><text:span text:style-name="T9">ﭨ</text:span><text:span text:style-name="T27"> </text:span><text:span text:style-name="T9">ﭩ</text:span><text:span text:style-name="T27"> </text:span><text:span text:style-name="T9">ﭪ</text:span><text:span text:style-name="T27"> </text:span><text:span text:style-name="T9">ﭫ</text:span><text:span text:style-name="T27"> </text:span><text:span text:style-name="T9">ﭬ</text:span><text:span text:style-name="T27"> </text:span><text:span text:style-name="T9">ﭭ</text:span><text:span text:style-name="T27"> </text:span><text:span text:style-name="T9">ﭮ</text:span><text:span text:style-name="T27"> </text:span><text:span text:style-name="T9">ﭯ</text:span><text:span text:style-name="T27"> </text:span><text:span text:style-name="T9">ﭰ</text:span><text:span text:style-name="T27"> </text:span><text:span text:style-name="T9">ﭱ</text:span><text:span text:style-name="T27"> </text:span><text:span text:style-name="T9">ﭲ</text:span><text:span text:style-name="T27"> </text:span><text:span text:style-name="T9">ﭳ</text:span><text:span text:style-name="T27"> </text:span><text:span text:style-name="T9">ﭴ</text:span><text:span text:style-name="T27"> </text:span><text:span text:style-name="T9">ﭵ</text:span><text:span text:style-name="T27"> </text:span><text:span text:style-name="T9">ﭶ</text:span><text:span text:style-name="T27"> </text:span><text:span text:style-name="T9">ﭷ</text:span><text:span text:style-name="T27"> </text:span><text:span text:style-name="T9">ﭸ</text:span><text:span text:style-name="T27"> </text:span><text:span text:style-name="T9">ﭹ</text:span><text:span text:style-name="T27"> </text:span><text:span text:style-name="T9">ﭺ</text:span><text:span text:style-name="T27"> </text:span><text:span text:style-name="T9">ﭻ</text:span><text:span text:style-name="T27"> </text:span><text:span text:style-name="T9">ﭼ</text:span><text:span text:style-name="T27"> </text:span><text:span text:style-name="T9">ﭽ</text:span><text:span text:style-name="T27"> </text:span><text:span text:style-name="T9">ﭾ</text:span><text:span text:style-name="T27"> </text:span><text:span text:style-name="T9">ﭿ</text:span><text:span text:style-name="T27"> </text:span><text:span text:style-name="T9">ﮀ</text:span><text:span text:style-name="T27"> </text:span><text:span text:style-name="T9">ﮁ</text:span><text:span text:style-name="T27"> </text:span><text:span text:style-name="T9">ﮂ</text:span><text:span text:style-name="T27"> </text:span><text:span text:style-name="T9">ﮃ</text:span><text:span text:style-name="T27"> </text:span><text:span text:style-name="T9">ﮄ</text:span><text:span text:style-name="T27"> </text:span><text:span text:style-name="T9">ﮅ</text:span><text:span text:style-name="T27"> </text:span><text:span text:style-name="T9">ﮆ</text:span><text:span text:style-name="T27"> </text:span><text:span text:style-name="T9">ﮇ</text:span><text:span text:style-name="T27"> </text:span><text:span text:style-name="T9">ﮈ</text:span><text:span text:style-name="T27"> </text:span><text:span text:style-name="T9">ﮉ</text:span><text:span text:style-name="T27"> </text:span><text:span text:style-name="T9">ﮊ</text:span><text:span text:style-name="T27"> </text:span><text:span text:style-name="T9">ﮋ</text:span><text:span text:style-name="T27"> </text:span><text:span text:style-name="T9">ﮌ</text:span><text:span text:style-name="T27"> </text:span><text:span text:style-name="T9">ﮍ</text:span><text:span text:style-name="T27"> </text:span><text:span text:style-name="T9">ﮎ</text:span><text:span text:style-name="T27"> </text:span><text:span text:style-name="T9">ﮏ</text:span><text:span text:style-name="T27"> </text:span><text:span text:style-name="T9">ﮐﮑ</text:span><text:span text:style-name="T27"> </text:span><text:span text:style-name="T9">ﮒ</text:span><text:span text:style-name="T27"> </text:span><text:span text:style-name="T9">ﮓ</text:span><text:span text:style-name="T27"> </text:span><text:span text:style-name="T9">ﮔ</text:span><text:span text:style-name="T27"> </text:span><text:span text:style-name="T9">ﮕ</text:span><text:span text:style-name="T27"> </text:span><text:span text:style-name="T9">ﮖ</text:span><text:span text:style-name="T27"> </text:span><text:span text:style-name="T9">ﮗ</text:span><text:span text:style-name="T27"> </text:span><text:span text:style-name="T9">ﮘ</text:span><text:span text:style-name="T27"> </text:span><text:span text:style-name="T9">ﮙ</text:span><text:span text:style-name="T27"> </text:span><text:span text:style-name="T9">ﮚ</text:span><text:span text:style-name="T27"> </text:span><text:span text:style-name="T9">ﮛ</text:span><text:span text:style-name="T27"> </text:span><text:span text:style-name="T9">ﮜ</text:span><text:span text:style-name="T27"> </text:span><text:span text:style-name="T9">ﮝ</text:span><text:span text:style-name="T27"> </text:span><text:span text:style-name="T9">ﮞ</text:span><text:span text:style-name="T27"> </text:span><text:span text:style-name="T9">ﮟ</text:span><text:span text:style-name="T27"> </text:span><text:span text:style-name="T9">ﮠ</text:span><text:span text:style-name="T27"> </text:span><text:span text:style-name="T9">ﮡ</text:span><text:span text:style-name="T27"> </text:span><text:span text:style-name="T9">ﮢ</text:span><text:span text:style-name="T27"> </text:span><text:span text:style-name="T9">ﮣ</text:span><text:span text:style-name="T27"> </text:span><text:span text:style-name="T9">ﮤ</text:span><text:span text:style-name="T27"> </text:span><text:span text:style-name="T9">ﮥ</text:span><text:span text:style-name="T27"> </text:span><text:span text:style-name="T9">ﮦ</text:span><text:span text:style-name="T27"> </text:span><text:span text:style-name="T9">ﮧ</text:span><text:span text:style-name="T27"> </text:span><text:span text:style-name="T9">ﮨ</text:span><text:span text:style-name="T27"> </text:span><text:span text:style-name="T9">ﮩ</text:span><text:span text:style-name="T27"> </text:span><text:span text:style-name="T9">ﮪ</text:span><text:span text:style-name="T27"> </text:span><text:span text:style-name="T9">ﮫ</text:span><text:span text:style-name="T27"> </text:span><text:span text:style-name="T9">ﮬ</text:span><text:span text:style-name="T27"> </text:span><text:span text:style-name="T9">ﮭ</text:span><text:span text:style-name="T27"> </text:span><text:span text:style-name="T9">ﮮ</text:span><text:span text:style-name="T27"> </text:span><text:span text:style-name="T9">ﮯ</text:span><text:span text:style-name="T27"> </text:span><text:span text:style-name="T9">ﮰ</text:span><text:span text:style-name="T27"> </text:span><text:span text:style-name="T9">ﮱ</text:span><text:span text:style-name="T27"> </text:span><text:span text:style-name="T9">ﯓ</text:span><text:span text:style-name="T27"> </text:span><text:span text:style-name="T9">ﯔ</text:span><text:span text:style-name="T27"> </text:span><text:span text:style-name="T9">ﯕ</text:span><text:span text:style-name="T27"> </text:span><text:span text:style-name="T9">ﯖ</text:span><text:span text:style-name="T27"> </text:span><text:span text:style-name="T9">ﯗ</text:span><text:span text:style-name="T27"> </text:span><text:span text:style-name="T9">ﯘ</text:span><text:span text:style-name="T27"> </text:span><text:span text:style-name="T9">ﯙ</text:span><text:span text:style-name="T27"> </text:span><text:span text:style-name="T9">ﯚ</text:span><text:span text:style-name="T27"> </text:span><text:span text:style-name="T9">ﯛ</text:span><text:span text:style-name="T27"> </text:span><text:span text:style-name="T9">ﯜ</text:span><text:span text:style-name="T27"> </text:span><text:span text:style-name="T9">ﯝ</text:span><text:span text:style-name="T27"> </text:span><text:span text:style-name="T9">ﯞ</text:span><text:span text:style-name="T27"> </text:span><text:span text:style-name="T9">ﯟ</text:span><text:span text:style-name="T27"> </text:span><text:span text:style-name="T9">ﯠﯡ</text:span><text:span text:style-name="T27"> </text:span><text:span text:style-name="T9">ﯢ</text:span><text:span text:style-name="T27"> </text:span><text:span text:style-name="T9">ﯣ</text:span><text:span text:style-name="T27"> </text:span><text:span text:style-name="T9">ﯤ</text:span><text:span text:style-name="T27"> </text:span><text:span text:style-name="T9">ﯥ</text:span><text:span text:style-name="T27"> </text:span><text:span text:style-name="T9">ﯦ</text:span><text:span text:style-name="T27"> </text:span><text:span text:style-name="T9">ﯧ</text:span><text:span text:style-name="T27"> </text:span><text:span text:style-name="T9">ﯨ</text:span><text:span text:style-name="T27"> </text:span><text:span text:style-name="T9">ﯩ</text:span><text:span text:style-name="T27"> </text:span><text:span text:style-name="T9">ﯪﯫ</text:span><text:span text:style-name="T27"> </text:span><text:span text:style-name="T9">ﯬ</text:span></text:p>
      <text:p text:style-name="P4"><text:span text:style-name="T9">ﯭ</text:span><text:span text:style-name="T27"> </text:span><text:span text:style-name="T9">ﯮ</text:span><text:span text:style-name="T27"> </text:span><text:span text:style-name="T9">ﯯ</text:span><text:span text:style-name="T27"> </text:span><text:span text:style-name="T9">ﯰ</text:span><text:span text:style-name="T27"> </text:span><text:span text:style-name="T9">ﯱ</text:span><text:span text:style-name="T27"> </text:span><text:span text:style-name="T9">ﯲ</text:span><text:span text:style-name="T27"> </text:span><text:span text:style-name="T9">ﯳ</text:span><text:span text:style-name="T27"> </text:span><text:span text:style-name="T9">ﯴ</text:span><text:span text:style-name="T27"> </text:span><text:span text:style-name="T9">ﯵ</text:span></text:p>
      <text:p text:style-name="P18"><text:span text:style-name="T10">ﭑ</text:span><text:span text:style-name="T27"> </text:span><text:span text:style-name="T10">ﭒ</text:span><text:span text:style-name="T27"> </text:span><text:span text:style-name="T10">ﭓ</text:span><text:span text:style-name="T27"> </text:span><text:span text:style-name="T10">ﭔ</text:span><text:span text:style-name="T27"> </text:span><text:span text:style-name="T10">ﭕ</text:span><text:span text:style-name="T27"> </text:span><text:span text:style-name="T10">ﭖ</text:span><text:span text:style-name="T27"> </text:span><text:span text:style-name="T10">ﭗ</text:span><text:span text:style-name="T27"> </text:span><text:span text:style-name="T10">ﭘ</text:span><text:span text:style-name="T27"> </text:span><text:span text:style-name="T10">ﭙ</text:span><text:span text:style-name="T27"> </text:span><text:span text:style-name="T10">ﭚ</text:span><text:span text:style-name="T27"> </text:span><text:span text:style-name="T10">ﭛﭜ</text:span><text:span text:style-name="T27"> </text:span><text:span text:style-name="T10">ﭝ</text:span><text:span text:style-name="T27"> </text:span><text:span text:style-name="T10">ﭞ</text:span><text:span text:style-name="T27"> </text:span><text:span text:style-name="T10">ﭟ</text:span><text:span text:style-name="T27"> </text:span><text:span text:style-name="T10">ﭠ</text:span><text:span text:style-name="T27"> </text:span><text:span text:style-name="T10">ﭡ</text:span><text:span text:style-name="T27"> </text:span><text:span text:style-name="T10">ﭢ</text:span><text:span text:style-name="T27"> </text:span><text:span text:style-name="T10">ﭣ</text:span><text:span text:style-name="T27"> </text:span><text:span text:style-name="T10">ﭤﭥ</text:span><text:span text:style-name="T27"> </text:span><text:span text:style-name="T10">ﭦ</text:span><text:span text:style-name="T27"> </text:span><text:span text:style-name="T10">ﭧ</text:span><text:span text:style-name="T27"> </text:span><text:span text:style-name="T10">ﭨ</text:span><text:span text:style-name="T27"> </text:span><text:span text:style-name="T10">ﭩ</text:span><text:span text:style-name="T27"> </text:span><text:span text:style-name="T10">ﭪ</text:span><text:span text:style-name="T27"> </text:span><text:span text:style-name="T10">ﭫ</text:span><text:span text:style-name="T27"> </text:span><text:span text:style-name="T10">ﭬ</text:span><text:span text:style-name="T27"> </text:span><text:span text:style-name="T10">ﭭ</text:span></text:p>
      <text:p text:style-name="P5"><text:span text:style-name="T10">ﭮ</text:span><text:span text:style-name="T27"> </text:span><text:span text:style-name="T10">ﭯ</text:span><text:span text:style-name="T27"> </text:span><text:span text:style-name="T10">ﭰ</text:span><text:span text:style-name="T27"> </text:span><text:span text:style-name="T10">ﭱ</text:span><text:span text:style-name="T27"> </text:span><text:span text:style-name="T10">ﭲ</text:span><text:span text:style-name="T27"> </text:span><text:span text:style-name="T10">ﭳ</text:span><text:span text:style-name="T27"> </text:span><text:span text:style-name="T10">ﭴ</text:span><text:span text:style-name="T27"> </text:span><text:span text:style-name="T10">ﭵ</text:span><text:span text:style-name="T27"> </text:span><text:span text:style-name="T10">ﭶ</text:span><text:span text:style-name="T27"> </text:span><text:span text:style-name="T10">ﭷ</text:span><text:span text:style-name="T27"> </text:span><text:span text:style-name="T10">ﭸ</text:span><text:span text:style-name="T27"> </text:span><text:span text:style-name="T10">ﭹ</text:span><text:span text:style-name="T27"> </text:span><text:span text:style-name="T10">ﭺ</text:span><text:span text:style-name="T27"> </text:span><text:span text:style-name="T10">ﭻ</text:span><text:span text:style-name="T27"> </text:span><text:span text:style-name="T10">ﭼ</text:span><text:span text:style-name="T27"> </text:span><text:span text:style-name="T10">ﭽ</text:span><text:span text:style-name="T27"> </text:span><text:span text:style-name="T10">ﭾ</text:span><text:span text:style-name="T27"> </text:span><text:span text:style-name="T10">ﭿ</text:span><text:span text:style-name="T27"> </text:span><text:span text:style-name="T10">ﮀ</text:span><text:span text:style-name="T27"> </text:span><text:span text:style-name="T10">ﮁ</text:span><text:span text:style-name="T27"> </text:span><text:span text:style-name="T10">ﮂ</text:span><text:span text:style-name="T27"> </text:span><text:span text:style-name="T10">ﮃ</text:span><text:span text:style-name="T27"> </text:span><text:span text:style-name="T10">ﮄ</text:span><text:span text:style-name="T27"> </text:span><text:span text:style-name="T10">ﮅ</text:span><text:span text:style-name="T27"> </text:span><text:span text:style-name="T10">ﮆ</text:span><text:span text:style-name="T27"> </text:span><text:span text:style-name="T10">ﮇﮈ</text:span><text:span text:style-name="T27"> </text:span><text:span text:style-name="T10">ﮉ</text:span><text:span text:style-name="T27"> </text:span><text:span text:style-name="T10">ﮊ</text:span><text:span text:style-name="T27"> </text:span><text:span text:style-name="T10">ﮋ</text:span><text:span text:style-name="T27"> </text:span><text:span text:style-name="T10">ﮌﮍ</text:span><text:span text:style-name="T27"> </text:span><text:span text:style-name="T10">ﮎ</text:span><text:span text:style-name="T27"> </text:span><text:span text:style-name="T10">ﮏ</text:span><text:span text:style-name="T27"> </text:span><text:span text:style-name="T10">ﮐ</text:span><text:span text:style-name="T27"> </text:span><text:span text:style-name="T10">ﮑ</text:span><text:span text:style-name="T27"> </text:span><text:span text:style-name="T10">ﮒ</text:span><text:span text:style-name="T27"> </text:span><text:span text:style-name="T10">ﮓ</text:span><text:span text:style-name="T27"> </text:span><text:span text:style-name="T10">ﮔ</text:span><text:span text:style-name="T27"> </text:span><text:span text:style-name="T10">ﮕ</text:span><text:span text:style-name="T27"> </text:span><text:span text:style-name="T10">ﮖ</text:span><text:span text:style-name="T27"> </text:span><text:span text:style-name="T10">ﮗ</text:span><text:span text:style-name="T27"> </text:span><text:span text:style-name="T10">ﮘ</text:span><text:span text:style-name="T27"> </text:span><text:span text:style-name="T10">ﮙ</text:span><text:span text:style-name="T27"> </text:span><text:span text:style-name="T10">ﮚ</text:span><text:span text:style-name="T27"> </text:span><text:span text:style-name="T10">ﮛ</text:span><text:span text:style-name="T27"> </text:span><text:span text:style-name="T10">ﮜ</text:span><text:span text:style-name="T27"> </text:span><text:span text:style-name="T10">ﮝ</text:span><text:span text:style-name="T27"> </text:span><text:span text:style-name="T10">ﮞ</text:span><text:span text:style-name="T27"> </text:span><text:span text:style-name="T10">ﮟ</text:span><text:span text:style-name="T27"> </text:span><text:span text:style-name="T10">ﮠﮡ</text:span><text:span text:style-name="T27"> </text:span><text:span text:style-name="T10">ﮢ</text:span><text:span text:style-name="T27"> </text:span><text:span text:style-name="T10">ﮣ</text:span><text:span text:style-name="T27"> </text:span><text:span text:style-name="T10">ﮤ</text:span><text:span text:style-name="T27"> </text:span><text:span text:style-name="T10">ﮥ</text:span><text:span text:style-name="T27"> </text:span><text:span text:style-name="T10">ﮦ</text:span><text:span text:style-name="T27"> </text:span><text:span text:style-name="T10">ﮧ</text:span><text:span text:style-name="T27"> </text:span><text:span text:style-name="T10">ﮨ</text:span><text:span text:style-name="T27"> </text:span><text:span text:style-name="T10">ﮩ</text:span><text:span text:style-name="T27"> </text:span><text:span text:style-name="T10">ﮪ</text:span><text:span text:style-name="T27"> </text:span><text:span text:style-name="T10">ﮫ</text:span><text:span text:style-name="T27"> </text:span><text:span text:style-name="T10">ﮬ</text:span><text:span text:style-name="T27"> </text:span><text:span text:style-name="T10">ﮭ</text:span><text:span text:style-name="T27"> </text:span><text:span text:style-name="T10">ﮮ</text:span><text:span text:style-name="T27"> </text:span><text:span text:style-name="T10">ﮯ</text:span><text:span text:style-name="T27"> </text:span><text:span text:style-name="T10">ﮰ</text:span><text:span text:style-name="T27"> </text:span><text:span text:style-name="T10">ﮱ</text:span><text:span text:style-name="T27"> </text:span><text:span text:style-name="T10">ﯓ</text:span><text:span text:style-name="T27"> </text:span><text:span text:style-name="T10">ﯔ</text:span><text:span text:style-name="T27"> </text:span><text:span text:style-name="T10">ﯕ</text:span><text:span text:style-name="T27"> </text:span><text:span text:style-name="T10">ﯖ</text:span><text:span text:style-name="T27"> </text:span><text:span text:style-name="T10">ﯗ</text:span><text:span text:style-name="T27"> </text:span><text:span text:style-name="T10">ﯘ</text:span><text:span text:style-name="T27"> </text:span><text:span text:style-name="T10">ﯙ</text:span><text:span text:style-name="T27"> </text:span><text:span text:style-name="T10">ﯚﯛ</text:span><text:span text:style-name="T27"> </text:span><text:span text:style-name="T10">ﯜ</text:span><text:span text:style-name="T27"> </text:span><text:span text:style-name="T10">ﯝ</text:span><text:span text:style-name="T27"> </text:span><text:span text:style-name="T10">ﯞ</text:span><text:span text:style-name="T27"> </text:span><text:span text:style-name="T10">ﯟ</text:span><text:span text:style-name="T27"> </text:span><text:span text:style-name="T10">ﯠ</text:span><text:span text:style-name="T27"> </text:span><text:span text:style-name="T10">ﯡ</text:span><text:span text:style-name="T27"> </text:span><text:span text:style-name="T10">ﯢ</text:span><text:span text:style-name="T27"> </text:span><text:span text:style-name="T10">ﯣ</text:span><text:span text:style-name="T27"> </text:span><text:span text:style-name="T10">ﯤ</text:span><text:span text:style-name="T27"> </text:span><text:span text:style-name="T10">ﯥ</text:span><text:span text:style-name="T27"> </text:span><text:span text:style-name="T10">ﯦ</text:span><text:span text:style-name="T27"> </text:span><text:span text:style-name="T10">ﯧﯨ</text:span><text:span text:style-name="T27"> </text:span><text:span text:style-name="T10">ﯩ</text:span><text:span text:style-name="T27"> </text:span><text:span text:style-name="T10">ﯪ</text:span><text:span text:style-name="T27"> </text:span><text:span text:style-name="T10">ﯫ</text:span><text:span text:style-name="T27"> </text:span><text:span text:style-name="T10">ﯬ</text:span><text:span text:style-name="T27"> </text:span><text:span text:style-name="T10">ﯭ</text:span><text:span text:style-name="T27"> </text:span><text:span text:style-name="T10">ﯮ</text:span><text:span text:style-name="T27"> </text:span><text:span text:style-name="T10">ﯯ</text:span><text:span text:style-name="T27"> </text:span><text:span text:style-name="T10">ﯰ</text:span><text:span text:style-name="T27"> </text:span><text:span text:style-name="T10">ﯱﯲ</text:span><text:span text:style-name="T27"> </text:span><text:span text:style-name="T10">ﯳ</text:span><text:span text:style-name="T27"> </text:span><text:span text:style-name="T10">ﯴ</text:span><text:span text:style-name="T27"> </text:span><text:span text:style-name="T10">ﯵ</text:span><text:span text:style-name="T27"> </text:span><text:span text:style-name="T10">ﯶ</text:span><text:span text:style-name="T27"> </text:span><text:span text:style-name="T10">ﯷ</text:span><text:span text:style-name="T27"> </text:span><text:span text:style-name="T10">ﯸ</text:span><text:span text:style-name="T27"> </text:span><text:span text:style-name="T10">ﯹ</text:span><text:span text:style-name="T27"> </text:span><text:span text:style-name="T10">ﯺ</text:span><text:span text:style-name="T27"> </text:span><text:span text:style-name="T10">ﯻ</text:span><text:span text:style-name="T27"> </text:span><text:span text:style-name="T10">ﯼ</text:span></text:p>
      <text:p text:style-name="P19"><text:span text:style-name="T11">ﭑ</text:span><text:span text:style-name="T27"> </text:span><text:span text:style-name="T11">ﭒ</text:span><text:span text:style-name="T27"> </text:span><text:span text:style-name="T11">ﭓ</text:span><text:span text:style-name="T27"> </text:span><text:span text:style-name="T11">ﭔ</text:span><text:span text:style-name="T27"> </text:span><text:span text:style-name="T11">ﭕ</text:span><text:span text:style-name="T27"> </text:span><text:span text:style-name="T11">ﭖ</text:span><text:span text:style-name="T27"> </text:span><text:span text:style-name="T11">ﭗ</text:span><text:span text:style-name="T27"> </text:span><text:span text:style-name="T11">ﭘ</text:span><text:span text:style-name="T27"> </text:span><text:span text:style-name="T11">ﭙ</text:span><text:span text:style-name="T27"> </text:span><text:span text:style-name="T11">ﭚ</text:span><text:span text:style-name="T27"> </text:span><text:span text:style-name="T11">ﭛ</text:span><text:span text:style-name="T27"> </text:span><text:span text:style-name="T11">ﭜ</text:span><text:span text:style-name="T27"> </text:span><text:span text:style-name="T11">ﭝ</text:span><text:span text:style-name="T27"> </text:span><text:span text:style-name="T11">ﭞ</text:span><text:span text:style-name="T27"> </text:span><text:span text:style-name="T11">ﭟ</text:span><text:span text:style-name="T27"> </text:span><text:span text:style-name="T11">ﭠ</text:span></text:p>
      <text:p text:style-name="P6"><text:span text:style-name="T11">ﭡ</text:span><text:span text:style-name="T27"> </text:span><text:span text:style-name="T11">ﭢ</text:span><text:span text:style-name="T27"> </text:span><text:span text:style-name="T11">ﭣ</text:span><text:span text:style-name="T27"> </text:span><text:span text:style-name="T11">ﭤ</text:span><text:span text:style-name="T27"> </text:span><text:span text:style-name="T11">ﭥ</text:span><text:span text:style-name="T27"> </text:span><text:span text:style-name="T11">ﭦ</text:span><text:span text:style-name="T27"> </text:span><text:span text:style-name="T11">ﭧ</text:span><text:span text:style-name="T27"> </text:span><text:span text:style-name="T11">ﭨ</text:span><text:span text:style-name="T27"> </text:span><text:span text:style-name="T11">ﭩ</text:span><text:span text:style-name="T27"> </text:span><text:span text:style-name="T11">ﭪ</text:span><text:span text:style-name="T27"> </text:span><text:span text:style-name="T11">ﭫ</text:span><text:span text:style-name="T27"> </text:span><text:span text:style-name="T11">ﭬ</text:span><text:span text:style-name="T27"> </text:span><text:span text:style-name="T11">ﭭ</text:span><text:span text:style-name="T27"> </text:span><text:span text:style-name="T11">ﭮ</text:span><text:span text:style-name="T27"> </text:span><text:span text:style-name="T11">ﭯ</text:span><text:span text:style-name="T27"> </text:span><text:span text:style-name="T11">ﭰﭱ</text:span><text:span text:style-name="T27"> </text:span><text:span text:style-name="T11">ﭲ</text:span><text:span text:style-name="T27"> </text:span><text:span text:style-name="T11">ﭳ</text:span><text:span text:style-name="T27"> </text:span><text:span text:style-name="T11">ﭴ</text:span><text:span text:style-name="T27"> </text:span><text:span text:style-name="T11">ﭵ</text:span><text:span text:style-name="T27"> </text:span><text:span text:style-name="T11">ﭶ</text:span><text:span text:style-name="T27"> </text:span><text:span text:style-name="T11">ﭷ</text:span><text:span text:style-name="T27"> </text:span><text:span text:style-name="T11">ﭸ</text:span><text:span text:style-name="T27"> </text:span><text:span text:style-name="T11">ﭹ</text:span><text:span text:style-name="T27"> </text:span><text:span text:style-name="T11">ﭺ</text:span><text:span text:style-name="T27"> </text:span><text:span text:style-name="T11">ﭻ</text:span><text:span text:style-name="T27"> </text:span><text:span text:style-name="T11">ﭼ</text:span><text:span text:style-name="T27"> </text:span><text:span text:style-name="T11">ﭽ</text:span><text:span text:style-name="T27"> </text:span><text:span text:style-name="T11">ﭾ</text:span><text:span text:style-name="T27"> </text:span><text:span text:style-name="T11">ﭿ</text:span><text:span text:style-name="T27"> </text:span><text:span text:style-name="T11">ﮀ</text:span><text:span text:style-name="T27"> </text:span><text:span text:style-name="T11">ﮁ</text:span><text:span text:style-name="T27"> </text:span><text:span text:style-name="T11">ﮂ</text:span><text:span text:style-name="T27"> </text:span><text:span text:style-name="T11">ﮃ</text:span><text:span text:style-name="T27"> </text:span><text:span text:style-name="T11">ﮄ</text:span><text:span text:style-name="T27"> </text:span><text:span text:style-name="T11">ﮅ</text:span><text:span text:style-name="T27"> </text:span><text:span text:style-name="T11">ﮆ</text:span><text:span text:style-name="T27"> </text:span><text:span text:style-name="T11">ﮇ</text:span><text:span text:style-name="T27"> </text:span><text:span text:style-name="T11">ﮈ</text:span><text:span text:style-name="T27"> </text:span><text:span text:style-name="T11">ﮉ</text:span><text:span text:style-name="T27"> </text:span><text:span text:style-name="T11">ﮊ</text:span><text:span text:style-name="T27"> </text:span><text:span text:style-name="T11">ﮋ</text:span><text:span text:style-name="T27"> </text:span><text:span text:style-name="T11">ﮌ</text:span><text:span text:style-name="T27"> </text:span><text:span text:style-name="T11">ﮍ</text:span><text:span text:style-name="T27"> </text:span><text:span text:style-name="T11">ﮎ</text:span><text:span text:style-name="T27"> </text:span><text:span text:style-name="T11">ﮏ</text:span><text:span text:style-name="T27"> </text:span><text:span text:style-name="T11">ﮐ</text:span><text:span text:style-name="T27"> </text:span><text:span text:style-name="T11">ﮑ</text:span><text:span text:style-name="T27"> </text:span><text:span text:style-name="T11">ﮒﮓ</text:span><text:span text:style-name="T27"> </text:span><text:span text:style-name="T11">ﮔ</text:span><text:span text:style-name="T27"> </text:span><text:span text:style-name="T11">ﮕ</text:span><text:span text:style-name="T27"> </text:span><text:span text:style-name="T11">ﮖ</text:span><text:span text:style-name="T27"> </text:span><text:span text:style-name="T11">ﮗ</text:span><text:span text:style-name="T27"> </text:span><text:span text:style-name="T11">ﮘ</text:span><text:span text:style-name="T27"> </text:span><text:span text:style-name="T11">ﮙ</text:span><text:span text:style-name="T27"> </text:span><text:span text:style-name="T11">ﮚ</text:span><text:span text:style-name="T27"> </text:span><text:span text:style-name="T11">ﮛ</text:span><text:span text:style-name="T27"> </text:span><text:span text:style-name="T11">ﮜ</text:span><text:span text:style-name="T27"> </text:span><text:span text:style-name="T11">ﮝ</text:span><text:span text:style-name="T27"> </text:span><text:span text:style-name="T11">ﮞ</text:span><text:span text:style-name="T27"> </text:span><text:span text:style-name="T11">ﮟ</text:span><text:span text:style-name="T27"> </text:span><text:span text:style-name="T11">ﮠ</text:span><text:span text:style-name="T27"> </text:span><text:span text:style-name="T11">ﮡ</text:span><text:span text:style-name="T27"> </text:span><text:span text:style-name="T11">ﮢﮣ</text:span><text:span text:style-name="T27"> </text:span><text:span text:style-name="T11">ﮤ</text:span><text:span text:style-name="T27"> </text:span><text:span text:style-name="T11">ﮥ</text:span><text:span text:style-name="T27"> </text:span><text:span text:style-name="T11">ﮦ</text:span><text:span text:style-name="T27"> </text:span><text:span text:style-name="T11">ﮧ</text:span><text:span text:style-name="T27"> </text:span><text:span text:style-name="T11">ﮨ</text:span><text:span text:style-name="T27"> </text:span><text:span text:style-name="T11">ﮩ</text:span><text:span text:style-name="T27"> </text:span><text:span text:style-name="T11">ﮪ</text:span><text:span text:style-name="T27"> </text:span><text:span text:style-name="T11">ﮫ</text:span><text:span text:style-name="T27"> </text:span><text:span text:style-name="T11">ﮬ</text:span><text:span text:style-name="T27"> </text:span><text:span text:style-name="T11">ﮭ</text:span><text:span text:style-name="T27"> </text:span><text:span text:style-name="T11">ﮮ</text:span><text:span text:style-name="T27"> </text:span><text:span text:style-name="T11">ﮯ</text:span><text:span text:style-name="T27"> </text:span><text:span text:style-name="T11">ﮰ</text:span><text:span text:style-name="T27"> </text:span><text:span text:style-name="T11">ﮱ</text:span><text:span text:style-name="T27"> </text:span><text:span text:style-name="T11">ﯓ</text:span><text:span text:style-name="T27"> </text:span><text:span text:style-name="T11">ﯔ</text:span><text:span text:style-name="T27"> </text:span><text:span text:style-name="T11">ﯕ</text:span><text:span text:style-name="T27"> </text:span><text:span text:style-name="T11">ﯖﯗ</text:span><text:span text:style-name="T27"> </text:span><text:span text:style-name="T11">ﯘ</text:span><text:span text:style-name="T27"> </text:span><text:span text:style-name="T11">ﯙ</text:span><text:span text:style-name="T27"> </text:span><text:span text:style-name="T11">ﯚ</text:span><text:span text:style-name="T27"> </text:span><text:span text:style-name="T11">ﯛ</text:span><text:span text:style-name="T27"> </text:span><text:span text:style-name="T11">ﯜ</text:span><text:span text:style-name="T27"> </text:span><text:span text:style-name="T11">ﯝ</text:span><text:span text:style-name="T27"> </text:span><text:span text:style-name="T11">ﯞ</text:span><text:span text:style-name="T27"> </text:span><text:span text:style-name="T11">ﯟﯠ</text:span><text:span text:style-name="T27"> </text:span><text:span text:style-name="T11">ﯡ</text:span><text:span text:style-name="T27"> </text:span><text:span text:style-name="T11">ﯢ</text:span><text:span text:style-name="T27"> </text:span><text:span text:style-name="T11">ﯣ</text:span><text:span text:style-name="T27"> </text:span><text:span text:style-name="T11">ﯤ</text:span><text:span text:style-name="T27"> </text:span><text:span text:style-name="T11">ﯥ</text:span><text:span text:style-name="T27"> </text:span><text:span text:style-name="T11">ﯦ</text:span><text:span text:style-name="T27"> </text:span><text:span text:style-name="T11">ﯧ</text:span><text:span text:style-name="T27"> </text:span><text:span text:style-name="T11">ﯨ</text:span><text:span text:style-name="T27"> </text:span><text:span text:style-name="T11">ﯩ</text:span><text:span text:style-name="T27"> </text:span><text:span text:style-name="T11">ﯪ</text:span><text:span text:style-name="T27"> </text:span><text:span text:style-name="T11">ﯫ</text:span><text:span text:style-name="T27"> </text:span><text:span text:style-name="T11">ﯬ</text:span><text:span text:style-name="T27"> </text:span><text:span text:style-name="T11">ﯭ</text:span><text:span text:style-name="T27"> </text:span><text:span text:style-name="T11">ﯮ</text:span><text:span text:style-name="T27"> </text:span><text:span text:style-name="T11">ﯯ</text:span><text:span text:style-name="T27"> </text:span><text:span text:style-name="T11">ﯰ</text:span><text:span text:style-name="T27"> </text:span><text:span text:style-name="T11">ﯱ</text:span><text:span text:style-name="T27"> </text:span><text:span text:style-name="T11">ﯲ</text:span><text:span text:style-name="T27"> </text:span><text:span text:style-name="T11">ﯳ</text:span><text:span text:style-name="T27"> </text:span><text:span text:style-name="T11">ﯴ</text:span><text:span text:style-name="T27"> </text:span><text:span text:style-name="T11">ﯵ</text:span><text:span text:style-name="T27"> </text:span><text:span text:style-name="T11">ﯶ</text:span><text:span text:style-name="T27"> </text:span><text:span text:style-name="T11">ﯷ</text:span></text:p>
      <text:p text:style-name="P20"><text:span text:style-name="T12">ﭑ</text:span><text:span text:style-name="T27"> </text:span><text:span text:style-name="T12">ﭒ</text:span><text:span text:style-name="T27"> </text:span><text:span text:style-name="T12">ﭓ</text:span><text:span text:style-name="T27"> </text:span><text:span text:style-name="T12">ﭔ</text:span><text:span text:style-name="T27"> </text:span><text:span text:style-name="T12">ﭕ</text:span><text:span text:style-name="T27"> </text:span><text:span text:style-name="T12">ﭖ</text:span><text:span text:style-name="T27"> </text:span><text:span text:style-name="T12">ﭗ</text:span><text:span text:style-name="T27"> </text:span><text:span text:style-name="T12">ﭘ</text:span><text:span text:style-name="T27"> </text:span><text:span text:style-name="T12">ﭙ</text:span><text:span text:style-name="T27"> </text:span><text:span text:style-name="T12">ﭚ</text:span><text:span text:style-name="T27"> </text:span><text:span text:style-name="T12">ﭛ</text:span><text:span text:style-name="T27"> </text:span><text:span text:style-name="T12">ﭜﭝ</text:span><text:span text:style-name="T27"> </text:span><text:span text:style-name="T12">ﭞ</text:span><text:span text:style-name="T27"> </text:span><text:span text:style-name="T12">ﭟ</text:span><text:span text:style-name="T27"> </text:span><text:span text:style-name="T12">ﭠﭡ</text:span><text:span text:style-name="T27"> </text:span><text:span text:style-name="T12">ﭢ</text:span><text:span text:style-name="T27"> </text:span><text:span text:style-name="T12">ﭣ</text:span><text:span text:style-name="T27"> </text:span><text:span text:style-name="T12">ﭤ</text:span><text:span text:style-name="T27"> </text:span><text:span text:style-name="T12">ﭥ</text:span><text:span text:style-name="T27"> </text:span><text:span text:style-name="T12">ﭦ</text:span><text:span text:style-name="T27"> </text:span><text:span text:style-name="T12">ﭧ</text:span><text:span text:style-name="T27"> </text:span><text:span text:style-name="T12">ﭨﭩ</text:span><text:span text:style-name="T27"> </text:span><text:span text:style-name="T12">ﭪ</text:span><text:span text:style-name="T27"> </text:span><text:span text:style-name="T12">ﭫ</text:span><text:span text:style-name="T27"> </text:span><text:span text:style-name="T12">ﭬ</text:span><text:span text:style-name="T27"> </text:span><text:span text:style-name="T12">ﭭ</text:span><text:span text:style-name="T27"> </text:span><text:span text:style-name="T12">ﭮ</text:span><text:span text:style-name="T27"> </text:span><text:span text:style-name="T12">ﭯ</text:span><text:span text:style-name="T27"> </text:span><text:span text:style-name="T12">ﭰ</text:span><text:span text:style-name="T27"> </text:span><text:span text:style-name="T12">ﭱ</text:span><text:span text:style-name="T27"> </text:span><text:span text:style-name="T12">ﭲ</text:span><text:span text:style-name="T27"> </text:span><text:span text:style-name="T12">ﭳ</text:span><text:span text:style-name="T27"> </text:span><text:span text:style-name="T12">ﭴ</text:span><text:span text:style-name="T27"> </text:span><text:span text:style-name="T12">ﭵ</text:span><text:span text:style-name="T27"> </text:span><text:span text:style-name="T12">ﭶ</text:span><text:span text:style-name="T27"> </text:span><text:span text:style-name="T12">ﭷ</text:span><text:span text:style-name="T27"> </text:span><text:span text:style-name="T12">ﭸ</text:span><text:span text:style-name="T27"> </text:span><text:span text:style-name="T12">ﭹ</text:span><text:span text:style-name="T27"> </text:span><text:span text:style-name="T12">ﭺ</text:span><text:span text:style-name="T27"> </text:span><text:span text:style-name="T12">ﭻ</text:span><text:span text:style-name="T27"> </text:span><text:span text:style-name="T12">ﭼ</text:span><text:span text:style-name="T27"> </text:span><text:span text:style-name="T12">ﭽ</text:span><text:span text:style-name="T27"> </text:span><text:span text:style-name="T12">ﭾ</text:span><text:span text:style-name="T27"> </text:span><text:span text:style-name="T12">ﭿ</text:span><text:span text:style-name="T27"> </text:span><text:span text:style-name="T12">ﮀ</text:span><text:span text:style-name="T27"> </text:span><text:span text:style-name="T12">ﮁ</text:span><text:span text:style-name="T27"> </text:span><text:span text:style-name="T12">ﮂ</text:span><text:span text:style-name="T27"> </text:span><text:span text:style-name="T12">ﮃﮄ</text:span><text:span text:style-name="T27"> </text:span><text:span text:style-name="T12">ﮅ</text:span><text:span text:style-name="T27"> </text:span><text:span text:style-name="T12">ﮆ</text:span><text:span text:style-name="T27"> </text:span><text:span text:style-name="T12">ﮇ</text:span><text:span text:style-name="T27"> </text:span><text:span text:style-name="T12">ﮈ</text:span><text:span text:style-name="T27"> </text:span><text:span text:style-name="T12">ﮉ</text:span><text:span text:style-name="T27"> </text:span><text:span text:style-name="T12">ﮊ</text:span><text:span text:style-name="T27"> </text:span><text:span text:style-name="T12">ﮋ</text:span><text:span text:style-name="T27"> </text:span><text:span text:style-name="T12">ﮌ</text:span><text:span text:style-name="T27"> </text:span><text:span text:style-name="T12">ﮍ</text:span><text:span text:style-name="T27"> </text:span><text:span text:style-name="T12">ﮎ</text:span><text:span text:style-name="T27"> </text:span><text:span text:style-name="T12">ﮏ</text:span><text:span text:style-name="T27"> </text:span><text:span text:style-name="T12">ﮐ</text:span><text:span text:style-name="T27"> </text:span><text:span text:style-name="T12">ﮑ</text:span><text:span text:style-name="T27"> </text:span><text:span text:style-name="T12">ﮒ</text:span><text:span text:style-name="T27"> </text:span><text:span text:style-name="T12">ﮓ</text:span><text:span text:style-name="T27"> </text:span><text:span text:style-name="T12">ﮔﮕ</text:span><text:span text:style-name="T27"> </text:span><text:span text:style-name="T12">ﮖ</text:span><text:span text:style-name="T27"> </text:span><text:span text:style-name="T12">ﮗ</text:span><text:span text:style-name="T27"> </text:span><text:span text:style-name="T12">ﮘ</text:span><text:span text:style-name="T27"> </text:span><text:span text:style-name="T12">ﮙ</text:span><text:span text:style-name="T27"> </text:span><text:span text:style-name="T12">ﮚ</text:span><text:span text:style-name="T27"> </text:span><text:span text:style-name="T12">ﮛ</text:span><text:span text:style-name="T27"> </text:span><text:span text:style-name="T12">ﮜ</text:span><text:span text:style-name="T27"> </text:span><text:span text:style-name="T12">ﮝ</text:span><text:span text:style-name="T27"> </text:span><text:span text:style-name="T12">ﮞ</text:span><text:span text:style-name="T27"> </text:span><text:span text:style-name="T12">ﮟ</text:span><text:span text:style-name="T27"> </text:span><text:span text:style-name="T12">ﮠ</text:span><text:span text:style-name="T27"> </text:span><text:span text:style-name="T12">ﮡ</text:span><text:span text:style-name="T27"> </text:span><text:span text:style-name="T12">ﮢ</text:span><text:span text:style-name="T27"> </text:span><text:span text:style-name="T12">ﮣ</text:span><text:span text:style-name="T27"> </text:span><text:span text:style-name="T12">ﮤ</text:span><text:span text:style-name="T27"> </text:span><text:span text:style-name="T12">ﮥ</text:span><text:span text:style-name="T27"> </text:span><text:span text:style-name="T12">ﮦ</text:span><text:span text:style-name="T27"> </text:span><text:span text:style-name="T12">ﮧ</text:span><text:span text:style-name="T27"> </text:span><text:span text:style-name="T12">ﮨ</text:span><text:span text:style-name="T27"> </text:span><text:span text:style-name="T12">ﮩ</text:span><text:span text:style-name="T27"> </text:span><text:span text:style-name="T12">ﮪ</text:span><text:span text:style-name="T27"> </text:span><text:span text:style-name="T12">ﮫ</text:span><text:span text:style-name="T27"> </text:span><text:span text:style-name="T12">ﮬ</text:span><text:span text:style-name="T27"> </text:span><text:span text:style-name="T12">ﮭ</text:span><text:span text:style-name="T27"> </text:span><text:span text:style-name="T12">ﮮ</text:span><text:span text:style-name="T27"> </text:span><text:span text:style-name="T12">ﮯﮰ</text:span><text:span text:style-name="T27"> </text:span><text:span text:style-name="T12">ﮱ</text:span><text:span text:style-name="T27"> </text:span><text:span text:style-name="T12">ﯓ</text:span><text:span text:style-name="T27"> </text:span><text:span text:style-name="T12">ﯔ</text:span><text:span text:style-name="T27"> </text:span><text:span text:style-name="T12">ﯕ</text:span><text:span text:style-name="T27"> </text:span><text:span text:style-name="T12">ﯖ</text:span><text:span text:style-name="T27"> </text:span><text:span text:style-name="T12">ﯗ</text:span><text:span text:style-name="T27"> </text:span><text:span text:style-name="T12">ﯘ</text:span><text:span text:style-name="T27"> </text:span><text:span text:style-name="T12">ﯙ</text:span><text:span text:style-name="T27"> </text:span><text:span text:style-name="T12">ﯚ</text:span><text:span text:style-name="T27"> </text:span><text:span text:style-name="T12">ﯛ</text:span><text:span text:style-name="T27"> </text:span><text:span text:style-name="T12">ﯜ</text:span><text:span text:style-name="T27"> </text:span><text:span text:style-name="T12">ﯝ</text:span><text:span text:style-name="T27"> </text:span><text:span text:style-name="T12">ﯞ</text:span><text:span text:style-name="T27"> </text:span><text:span text:style-name="T12">ﯟ</text:span><text:span text:style-name="T27"> </text:span><text:span text:style-name="T12">ﯠﯡ</text:span><text:span text:style-name="T27"> </text:span><text:span text:style-name="T12">ﯢ</text:span><text:span text:style-name="T27"> </text:span><text:span text:style-name="T12">ﯣ</text:span><text:span text:style-name="T27"> </text:span><text:span text:style-name="T12">ﯤ</text:span><text:span text:style-name="T27"> </text:span><text:span text:style-name="T12">ﯥ</text:span><text:span text:style-name="T27"> </text:span><text:span text:style-name="T12">ﯦ</text:span><text:span text:style-name="T27"> </text:span><text:span text:style-name="T12">ﯧ</text:span><text:span text:style-name="T27"> </text:span><text:span text:style-name="T12">ﯨ</text:span><text:span text:style-name="T27"> </text:span><text:span text:style-name="T12">ﯩ</text:span><text:span text:style-name="T27"> </text:span><text:span text:style-name="T12">ﯪ</text:span><text:span text:style-name="T27"> </text:span><text:span text:style-name="T12">ﯫ</text:span><text:span text:style-name="T27"> </text:span><text:span text:style-name="T12">ﯬﯭ</text:span><text:span text:style-name="T27"> </text:span><text:span text:style-name="T12">ﯮ</text:span><text:span text:style-name="T27"> </text:span><text:span text:style-name="T12">ﯯ</text:span><text:span text:style-name="T27"> </text:span><text:span text:style-name="T12">ﯰ</text:span><text:span text:style-name="T27"> </text:span><text:span text:style-name="T12">ﯱ</text:span><text:span text:style-name="T27"> </text:span><text:span text:style-name="T12">ﯲﯳ</text:span><text:span text:style-name="T27"> </text:span><text:span text:style-name="T12">ﯴ</text:span><text:span text:style-name="T27"> </text:span><text:span text:style-name="T12">ﯵ</text:span><text:span text:style-name="T27"> </text:span><text:span text:style-name="T12">ﯶ</text:span><text:span text:style-name="T27"> </text:span><text:span text:style-name="T12">ﯷ</text:span><text:span text:style-name="T27"> </text:span><text:span text:style-name="T12">ﯸ</text:span><text:span text:style-name="T27"> </text:span><text:span text:style-name="T12">ﯹ</text:span><text:span text:style-name="T27"> </text:span><text:span text:style-name="T12">ﯺ</text:span><text:span text:style-name="T27"> </text:span><text:span text:style-name="T12">ﯻ</text:span><text:span text:style-name="T27"> </text:span><text:span text:style-name="T12">ﯼ</text:span><text:span text:style-name="T27"> </text:span><text:span text:style-name="T12">ﯽ</text:span><text:span text:style-name="T27"> </text:span><text:span text:style-name="T12">ﯾﯿ</text:span><text:span text:style-name="T27"> </text:span><text:span text:style-name="T12">ﰀ</text:span><text:span text:style-name="T27"> </text:span><text:span text:style-name="T12">ﰁ</text:span><text:span text:style-name="T27"> </text:span><text:span text:style-name="T12">ﰂ</text:span><text:span text:style-name="T27"> </text:span><text:span text:style-name="T12">ﰃ</text:span><text:span text:style-name="T27"> </text:span><text:span text:style-name="T12">ﰄﰅ</text:span><text:span text:style-name="T27"> </text:span><text:span text:style-name="T12">ﰆ</text:span><text:span text:style-name="T27"> </text:span><text:span text:style-name="T12">ﰇ</text:span><text:span text:style-name="T27"> </text:span><text:span text:style-name="T12">ﰈ</text:span><text:span text:style-name="T27"> </text:span><text:span text:style-name="T12">ﰉ</text:span></text:p>
      <text:p text:style-name="P21"><text:span text:style-name="T14">ﭑ</text:span><text:span text:style-name="T27"> </text:span><text:span text:style-name="T13">ﭒ</text:span><text:span text:style-name="T27"> </text:span><text:span text:style-name="T13">ﭓ</text:span><text:span text:style-name="T27"> </text:span><text:span text:style-name="T13">ﭔ</text:span><text:span text:style-name="T27"> </text:span><text:span text:style-name="T13">ﭕ</text:span><text:span text:style-name="T27"> </text:span><text:span text:style-name="T13">ﭖ</text:span><text:span text:style-name="T27"> </text:span><text:span text:style-name="T13">ﭗ</text:span><text:span text:style-name="T27"> </text:span><text:span text:style-name="T13">ﭘ</text:span><text:span text:style-name="T27"> </text:span><text:span text:style-name="T13">ﭙ</text:span></text:p>
      <text:p text:style-name="P7"><text:span text:style-name="T13">ﭚ</text:span><text:span text:style-name="T27"> </text:span><text:span text:style-name="T13">ﭛ</text:span><text:span text:style-name="T27"> </text:span><text:span text:style-name="T13">ﭜﭝ</text:span><text:span text:style-name="T27"> </text:span><text:span text:style-name="T13">ﭞ</text:span><text:span text:style-name="T27"> </text:span><text:span text:style-name="T13">ﭟ</text:span><text:span text:style-name="T27"> </text:span><text:span text:style-name="T13">ﭠ</text:span><text:span text:style-name="T27"> </text:span><text:span text:style-name="T13">ﭡ</text:span><text:span text:style-name="T27"> </text:span><text:span text:style-name="T13">ﭢ</text:span><text:span text:style-name="T27"> </text:span><text:span text:style-name="T13">ﭣﭤ</text:span><text:span text:style-name="T27"> </text:span><text:span text:style-name="T13">ﭥ</text:span><text:span text:style-name="T27"> </text:span><text:span text:style-name="T13">ﭦ</text:span><text:span text:style-name="T27"> </text:span><text:span text:style-name="T13">ﭧ</text:span><text:span text:style-name="T27"> </text:span><text:span text:style-name="T13">ﭨﭩ</text:span><text:span text:style-name="T27"> </text:span><text:span text:style-name="T13">ﭪ</text:span><text:span text:style-name="T27"> </text:span><text:span text:style-name="T13">ﭫ</text:span><text:span text:style-name="T27"> </text:span><text:span text:style-name="T13">ﭬ</text:span><text:span text:style-name="T27"> </text:span><text:span text:style-name="T13">ﭭ</text:span><text:span text:style-name="T27"> </text:span><text:span text:style-name="T13">ﭮ</text:span><text:span text:style-name="T27"> </text:span><text:span text:style-name="T13">ﭯ</text:span><text:span text:style-name="T27"> </text:span><text:span text:style-name="T13">ﭰ</text:span><text:span text:style-name="T27"> </text:span><text:span text:style-name="T13">ﭱ</text:span><text:span text:style-name="T27"> </text:span><text:span text:style-name="T13">ﭲ</text:span><text:span text:style-name="T27"> </text:span><text:span text:style-name="T13">ﭳ</text:span><text:span text:style-name="T27"> </text:span><text:span text:style-name="T13">ﭴ</text:span><text:span text:style-name="T27"> </text:span><text:span text:style-name="T13">ﭵ</text:span><text:span text:style-name="T27"> </text:span><text:span text:style-name="T13">ﭶ</text:span><text:span text:style-name="T27"> </text:span><text:span text:style-name="T13">ﭷ</text:span><text:span text:style-name="T27"> </text:span><text:span text:style-name="T13">ﭸ</text:span><text:span text:style-name="T27"> </text:span><text:span text:style-name="T13">ﭹ</text:span><text:span text:style-name="T27"> </text:span><text:span text:style-name="T13">ﭺ</text:span><text:span text:style-name="T27"> </text:span><text:span text:style-name="T13">ﭻ</text:span><text:span text:style-name="T27"> </text:span><text:span text:style-name="T13">ﭼ</text:span></text:p>
      <text:p text:style-name="P7"><text:span text:style-name="T13">ﭽ</text:span><text:span text:style-name="T27"> </text:span><text:span text:style-name="T13">ﭾ</text:span><text:span text:style-name="T27"> </text:span><text:span text:style-name="T13">ﭿ</text:span><text:span text:style-name="T27"> </text:span><text:span text:style-name="T13">ﮀ</text:span><text:span text:style-name="T27"> </text:span><text:span text:style-name="T13">ﮁ</text:span><text:span text:style-name="T27"> </text:span><text:span text:style-name="T13">ﮂ</text:span><text:span text:style-name="T27"> </text:span><text:span text:style-name="T13">ﮃ</text:span><text:span text:style-name="T27"> </text:span><text:span text:style-name="T13">ﮄ</text:span><text:span text:style-name="T27"> </text:span><text:span text:style-name="T13">ﮅ</text:span><text:span text:style-name="T27"> </text:span><text:span text:style-name="T13">ﮆ</text:span><text:span text:style-name="T27"> </text:span><text:span text:style-name="T13">ﮇ</text:span><text:span text:style-name="T27"> </text:span><text:span text:style-name="T13">ﮈ</text:span><text:span text:style-name="T27"> </text:span><text:span text:style-name="T13">ﮉ</text:span><text:span text:style-name="T27"> </text:span><text:span text:style-name="T13">ﮊ</text:span><text:span text:style-name="T27"> </text:span><text:span text:style-name="T13">ﮋ</text:span><text:span text:style-name="T27"> </text:span><text:span text:style-name="T13">ﮌ</text:span><text:span text:style-name="T27"> </text:span><text:span text:style-name="T13">ﮍ</text:span><text:span text:style-name="T27"> </text:span><text:span text:style-name="T13">ﮎ</text:span><text:span text:style-name="T27"> </text:span><text:span text:style-name="T13">ﮏ</text:span><text:span text:style-name="T27"> </text:span><text:span text:style-name="T13">ﮐ</text:span><text:span text:style-name="T27"> </text:span><text:span text:style-name="T13">ﮑﮒ</text:span><text:span text:style-name="T27"> </text:span><text:span text:style-name="T13">ﮓ</text:span><text:span text:style-name="T27"> </text:span><text:span text:style-name="T13">ﮔ</text:span><text:span text:style-name="T27"> </text:span><text:span text:style-name="T13">ﮕ</text:span><text:span text:style-name="T27"> </text:span><text:span text:style-name="T13">ﮖ</text:span><text:span text:style-name="T27"> </text:span><text:span text:style-name="T13">ﮗ</text:span><text:span text:style-name="T27"> </text:span><text:span text:style-name="T13">ﮘ</text:span><text:span text:style-name="T27"> </text:span><text:span text:style-name="T13">ﮙ</text:span><text:span text:style-name="T27"> </text:span><text:span text:style-name="T13">ﮚ</text:span><text:span text:style-name="T27"> </text:span><text:span text:style-name="T13">ﮛ</text:span><text:span text:style-name="T27"> </text:span><text:span text:style-name="T13">ﮜﮝ</text:span><text:span text:style-name="T27"> </text:span><text:span text:style-name="T13">ﮞ</text:span><text:span text:style-name="T27"> </text:span><text:span text:style-name="T13">ﮟ</text:span><text:span text:style-name="T27"> </text:span><text:span text:style-name="T13">ﮠ</text:span><text:span text:style-name="T27"> </text:span><text:span text:style-name="T13">ﮡ</text:span><text:span text:style-name="T27"> </text:span><text:span text:style-name="T13">ﮢ</text:span><text:span text:style-name="T27"> </text:span><text:span text:style-name="T13">ﮣ</text:span><text:span text:style-name="T27"> </text:span><text:span text:style-name="T13">ﮤ</text:span><text:span text:style-name="T27"> </text:span><text:span text:style-name="T13">ﮥ</text:span><text:span text:style-name="T27"> </text:span><text:span text:style-name="T13">ﮦ</text:span><text:span text:style-name="T27"> </text:span><text:span text:style-name="T13">ﮧ</text:span><text:span text:style-name="T27"> </text:span><text:span text:style-name="T13">ﮨ</text:span><text:span text:style-name="T27"> </text:span><text:span text:style-name="T13">ﮩ</text:span><text:span text:style-name="T27"> </text:span><text:span text:style-name="T13">ﮪ</text:span><text:span text:style-name="T27"> </text:span><text:span text:style-name="T13">ﮫ</text:span><text:span text:style-name="T27"> </text:span><text:span text:style-name="T13">ﮬ</text:span><text:span text:style-name="T27"> </text:span><text:span text:style-name="T13">ﮭ</text:span><text:span text:style-name="T27"> </text:span><text:span text:style-name="T13">ﮮﮯ</text:span><text:span text:style-name="T27"> </text:span><text:span text:style-name="T13">ﮰ</text:span><text:span text:style-name="T27"> </text:span><text:span text:style-name="T13">ﮱ</text:span><text:span text:style-name="T27"> </text:span><text:span text:style-name="T13">ﯓ</text:span><text:span text:style-name="T27"> </text:span><text:span text:style-name="T13">ﯔ</text:span><text:span text:style-name="T27"> </text:span><text:span text:style-name="T13">ﯕ</text:span><text:span text:style-name="T27"> </text:span><text:span text:style-name="T13">ﯖﯗ</text:span><text:span text:style-name="T27"> </text:span><text:span text:style-name="T13">ﯘ</text:span><text:span text:style-name="T27"> </text:span><text:span text:style-name="T13">ﯙ</text:span><text:span text:style-name="T27"> </text:span><text:span text:style-name="T13">ﯚ</text:span><text:span text:style-name="T27"> </text:span><text:span text:style-name="T13">ﯛ</text:span><text:span text:style-name="T27"> </text:span><text:span text:style-name="T13">ﯜ</text:span><text:span text:style-name="T27"> </text:span><text:span text:style-name="T13">ﯝ</text:span><text:span text:style-name="T27"> </text:span><text:span text:style-name="T13">ﯞ</text:span><text:span text:style-name="T27"> </text:span><text:span text:style-name="T13">ﯟ</text:span><text:span text:style-name="T27"> </text:span><text:span text:style-name="T13">ﯠ</text:span><text:span text:style-name="T27"> </text:span><text:span text:style-name="T13">ﯡ</text:span><text:span text:style-name="T27"> </text:span><text:span text:style-name="T13">ﯢ</text:span><text:span text:style-name="T27"> </text:span><text:span text:style-name="T13">ﯣ</text:span><text:span text:style-name="T27"> </text:span><text:span text:style-name="T13">ﯤ</text:span><text:span text:style-name="T27"> </text:span><text:span text:style-name="T13">ﯥ</text:span><text:span text:style-name="T27"> </text:span><text:span text:style-name="T13">ﯦ</text:span><text:span text:style-name="T27"> </text:span><text:span text:style-name="T13">ﯧ</text:span><text:span text:style-name="T27"> </text:span><text:span text:style-name="T13">ﯨ</text:span><text:span text:style-name="T27"> </text:span><text:span text:style-name="T13">ﯩ</text:span><text:span text:style-name="T27"> </text:span><text:span text:style-name="T13">ﯪ</text:span><text:span text:style-name="T27"> </text:span><text:span text:style-name="T13">ﯫ</text:span><text:span text:style-name="T27"> </text:span><text:span text:style-name="T13">ﯬ</text:span><text:span text:style-name="T27"> </text:span><text:span text:style-name="T13">ﯭ</text:span></text:p>
      <text:p text:style-name="P22"><text:span text:style-name="T14">ﭑ</text:span><text:span text:style-name="T27"> </text:span><text:span text:style-name="T14">ﭒ</text:span><text:span text:style-name="T27"> </text:span><text:span text:style-name="T14">ﭓ</text:span><text:span text:style-name="T27"> </text:span><text:span text:style-name="T14">ﭔ</text:span><text:span text:style-name="T27"> </text:span><text:span text:style-name="T14">ﭕﭖ</text:span><text:span text:style-name="T27"> </text:span><text:span text:style-name="T14">ﭗ</text:span><text:span text:style-name="T27"> </text:span><text:span text:style-name="T14">ﭘ</text:span><text:span text:style-name="T27"> </text:span><text:span text:style-name="T14">ﭙ</text:span><text:span text:style-name="T27"> </text:span><text:span text:style-name="T14">ﭚ</text:span><text:span text:style-name="T27"> </text:span><text:span text:style-name="T14">ﭛ</text:span><text:span text:style-name="T27"> </text:span><text:span text:style-name="T14">ﭜ</text:span><text:span text:style-name="T27"> </text:span><text:span text:style-name="T14">ﭝ</text:span><text:span text:style-name="T27"> </text:span><text:span text:style-name="T14">ﭞ</text:span><text:span text:style-name="T27"> </text:span><text:span text:style-name="T14">ﭟ</text:span><text:span text:style-name="T27"> </text:span><text:span text:style-name="T14">ﭠﭡ</text:span><text:span text:style-name="T27"> </text:span><text:span text:style-name="T14">ﭢ</text:span><text:span text:style-name="T27"> </text:span><text:span text:style-name="T14">ﭣ</text:span><text:span text:style-name="T27"> </text:span><text:span text:style-name="T14">ﭤ</text:span><text:span text:style-name="T27"> </text:span><text:span text:style-name="T14">ﭥ</text:span><text:span text:style-name="T27"> </text:span><text:span text:style-name="T14">ﭦﭧ</text:span><text:span text:style-name="T27"> </text:span><text:span text:style-name="T14">ﭨ</text:span><text:span text:style-name="T27"> </text:span><text:span text:style-name="T14">ﭩ</text:span><text:span text:style-name="T27"> </text:span><text:span text:style-name="T14">ﭪ</text:span><text:span text:style-name="T27"> </text:span><text:span text:style-name="T14">ﭫ</text:span><text:span text:style-name="T27"> </text:span><text:span text:style-name="T14">ﭬﭭ</text:span><text:span text:style-name="T27"> </text:span><text:span text:style-name="T14">ﭮ</text:span><text:span text:style-name="T27"> </text:span><text:span text:style-name="T14">ﭯ</text:span><text:span text:style-name="T27"> </text:span><text:span text:style-name="T14">ﭰ</text:span><text:span text:style-name="T27"> </text:span><text:span text:style-name="T14">ﭱ</text:span><text:span text:style-name="T27"> </text:span><text:span text:style-name="T14">ﭲ</text:span><text:span text:style-name="T27"> </text:span><text:span text:style-name="T14">ﭳ</text:span><text:span text:style-name="T27"> </text:span><text:span text:style-name="T14">ﭴﭵ</text:span><text:span text:style-name="T27"> </text:span><text:span text:style-name="T14">ﭶ</text:span><text:span text:style-name="T27"> </text:span><text:span text:style-name="T14">ﭷ</text:span><text:span text:style-name="T27"> </text:span><text:span text:style-name="T14">ﭸ</text:span><text:span text:style-name="T27"> </text:span><text:span text:style-name="T14">ﭹ</text:span><text:span text:style-name="T27"> </text:span><text:span text:style-name="T14">ﭺﭻ</text:span><text:span text:style-name="T27"> </text:span><text:span text:style-name="T14">ﭼ</text:span><text:span text:style-name="T27"> </text:span><text:span text:style-name="T14">ﭽ</text:span><text:span text:style-name="T27"> </text:span><text:span text:style-name="T14">ﭾ</text:span><text:span text:style-name="T27"> </text:span><text:span text:style-name="T14">ﭿ</text:span><text:span text:style-name="T27"> </text:span><text:span text:style-name="T14">ﮀ</text:span><text:span text:style-name="T27"> </text:span><text:span text:style-name="T14">ﮁ</text:span><text:span text:style-name="T27"> </text:span><text:span text:style-name="T14">ﮂ</text:span></text:p>
      <text:p text:style-name="P8"><text:span text:style-name="T14">ﮃ</text:span><text:span text:style-name="T27"> </text:span><text:span text:style-name="T14">ﮄ</text:span><text:span text:style-name="T27"> </text:span><text:span text:style-name="T14">ﮅ</text:span><text:span text:style-name="T27"> </text:span><text:span text:style-name="T14">ﮆ</text:span><text:span text:style-name="T27"> </text:span><text:span text:style-name="T14">ﮇ</text:span><text:span text:style-name="T27"> </text:span><text:span text:style-name="T14">ﮈ</text:span><text:span text:style-name="T27"> </text:span><text:span text:style-name="T14">ﮉ</text:span><text:span text:style-name="T27"> </text:span><text:span text:style-name="T14">ﮊ</text:span><text:span text:style-name="T27"> </text:span><text:span text:style-name="T14">ﮋ</text:span><text:span text:style-name="T27"> </text:span><text:span text:style-name="T14">ﮌ</text:span><text:span text:style-name="T27"> </text:span><text:span text:style-name="T14">ﮍ</text:span><text:span text:style-name="T27"> </text:span><text:span text:style-name="T14">ﮎ</text:span><text:span text:style-name="T27"> </text:span><text:span text:style-name="T14">ﮏ</text:span><text:span text:style-name="T27"> </text:span><text:span text:style-name="T14">ﮐ</text:span><text:span text:style-name="T27"> </text:span><text:span text:style-name="T14">ﮑ</text:span><text:span text:style-name="T27"> </text:span><text:span text:style-name="T14">ﮒ</text:span><text:span text:style-name="T27"> </text:span><text:span text:style-name="T14">ﮓ</text:span><text:span text:style-name="T27"> </text:span><text:span text:style-name="T14">ﮔﮕ</text:span><text:span text:style-name="T27"> </text:span><text:span text:style-name="T14">ﮖ</text:span><text:span text:style-name="T27"> </text:span><text:span text:style-name="T14">ﮗ</text:span></text:p>
      <text:p text:style-name="P8"><text:span text:style-name="T14">ﮘ</text:span><text:span text:style-name="T27"> </text:span><text:span text:style-name="T14">ﮙ</text:span><text:span text:style-name="T27"> </text:span><text:span text:style-name="T14">ﮚ</text:span><text:span text:style-name="T27"> </text:span><text:span text:style-name="T14">ﮛ</text:span><text:span text:style-name="T27"> </text:span><text:span text:style-name="T14">ﮜ</text:span><text:span text:style-name="T27"> </text:span><text:span text:style-name="T14">ﮝ</text:span><text:span text:style-name="T27"> </text:span><text:span text:style-name="T14">ﮞ</text:span><text:span text:style-name="T27"> </text:span><text:span text:style-name="T14">ﮟ</text:span><text:span text:style-name="T27"> </text:span><text:span text:style-name="T14">ﮠ</text:span><text:span text:style-name="T27"> </text:span><text:span text:style-name="T14">ﮡ</text:span><text:span text:style-name="T27"> </text:span><text:span text:style-name="T14">ﮢ</text:span><text:span text:style-name="T27"> </text:span><text:span text:style-name="T14">ﮣ</text:span><text:span text:style-name="T27"> </text:span><text:span text:style-name="T14">ﮤ</text:span><text:span text:style-name="T27"> </text:span><text:span text:style-name="T14">ﮥ</text:span><text:span text:style-name="T27"> </text:span><text:span text:style-name="T14">ﮦ</text:span><text:span text:style-name="T27"> </text:span><text:span text:style-name="T14">ﮧ</text:span><text:span text:style-name="T27"> </text:span><text:span text:style-name="T14">ﮨ</text:span><text:span text:style-name="T27"> </text:span><text:span text:style-name="T14">ﮩ</text:span><text:span text:style-name="T27"> </text:span><text:span text:style-name="T14">ﮪ</text:span><text:span text:style-name="T27"> </text:span><text:span text:style-name="T14">ﮫ</text:span><text:span text:style-name="T27"> </text:span><text:span text:style-name="T14">ﮬ</text:span><text:span text:style-name="T27"> </text:span><text:span text:style-name="T14">ﮭ</text:span><text:span text:style-name="T27"> </text:span><text:span text:style-name="T14">ﮮ</text:span><text:span text:style-name="T27"> </text:span><text:span text:style-name="T14">ﮯ</text:span><text:span text:style-name="T27"> </text:span><text:span text:style-name="T14">ﮰ</text:span><text:span text:style-name="T27"> </text:span><text:span text:style-name="T14">ﮱ</text:span><text:span text:style-name="T27"> </text:span><text:span text:style-name="T14">ﯓ</text:span><text:span text:style-name="T27"> </text:span><text:span text:style-name="T14">ﯔ</text:span><text:span text:style-name="T27"> </text:span><text:span text:style-name="T14">ﯕ</text:span><text:span text:style-name="T27"> </text:span><text:span text:style-name="T14">ﯖ</text:span><text:span text:style-name="T27"> </text:span><text:span text:style-name="T14">ﯗ</text:span><text:span text:style-name="T27"> </text:span><text:span text:style-name="T14">ﯘ</text:span><text:span text:style-name="T27"> </text:span><text:span text:style-name="T14">ﯙ</text:span><text:span text:style-name="T27"> </text:span><text:span text:style-name="T14">ﯚ</text:span><text:span text:style-name="T27"> </text:span><text:span text:style-name="T14">ﯛ</text:span><text:span text:style-name="T27"> </text:span><text:span text:style-name="T14">ﯜ</text:span><text:span text:style-name="T27"> </text:span><text:span text:style-name="T14">ﯝ</text:span><text:span text:style-name="T27"> </text:span><text:span text:style-name="T14">ﯞ</text:span><text:span text:style-name="T27"> </text:span><text:span text:style-name="T14">ﯟﯠ</text:span><text:span text:style-name="T27"> </text:span><text:span text:style-name="T14">ﯡ</text:span><text:span text:style-name="T27"> </text:span><text:span text:style-name="T14">ﯢﯣ</text:span><text:span text:style-name="T27"> </text:span><text:span text:style-name="T14">ﯤ</text:span><text:span text:style-name="T27"> </text:span><text:span text:style-name="T14">ﯥ</text:span><text:span text:style-name="T27"> </text:span><text:span text:style-name="T14">ﯦ</text:span><text:span text:style-name="T27"> </text:span><text:span text:style-name="T14">ﯧ</text:span><text:span text:style-name="T27"> </text:span><text:span text:style-name="T14">ﯨ</text:span><text:span text:style-name="T27"> </text:span><text:span text:style-name="T14">ﯩ</text:span></text:p>
      <text:p text:style-name="P23"><text:span text:style-name="T15">ﭑ</text:span><text:span text:style-name="T27"> </text:span><text:span text:style-name="T15">ﭒ</text:span><text:span text:style-name="T27"> </text:span><text:span text:style-name="T15">ﭓ</text:span><text:span text:style-name="T27"> </text:span><text:span text:style-name="T15">ﭔ</text:span><text:span text:style-name="T27"> </text:span><text:span text:style-name="T15">ﭕ</text:span><text:span text:style-name="T27"> </text:span><text:span text:style-name="T15">ﭖ</text:span><text:span text:style-name="T27"> </text:span><text:span text:style-name="T15">ﭗﭘ</text:span><text:span text:style-name="T27"> </text:span><text:span text:style-name="T15">ﭙ</text:span><text:span text:style-name="T27"> </text:span><text:span text:style-name="T15">ﭚ</text:span><text:span text:style-name="T27"> </text:span><text:span text:style-name="T15">ﭛ</text:span><text:span text:style-name="T27"> </text:span><text:span text:style-name="T15">ﭜ</text:span><text:span text:style-name="T27"> </text:span><text:span text:style-name="T15">ﭝ</text:span><text:span text:style-name="T27"> </text:span><text:span text:style-name="T15">ﭞﭟ</text:span><text:span text:style-name="T27"> </text:span><text:span text:style-name="T15">ﭠ</text:span><text:span text:style-name="T27"> </text:span><text:span text:style-name="T15">ﭡ</text:span><text:span text:style-name="T27"> </text:span><text:span text:style-name="T15">ﭢ</text:span><text:span text:style-name="T27"> </text:span><text:span text:style-name="T15">ﭣ</text:span><text:span text:style-name="T27"> </text:span><text:span text:style-name="T15">ﭤ</text:span><text:span text:style-name="T27"> </text:span><text:span text:style-name="T15">ﭥ</text:span><text:span text:style-name="T27"> </text:span><text:span text:style-name="T15">ﭦ</text:span><text:span text:style-name="T27"> </text:span><text:span text:style-name="T15">ﭧ</text:span><text:span text:style-name="T27"> </text:span><text:span text:style-name="T15">ﭨ</text:span><text:span text:style-name="T27"> </text:span><text:span text:style-name="T15">ﭩ</text:span><text:span text:style-name="T27"> </text:span><text:span text:style-name="T15">ﭪ</text:span><text:span text:style-name="T27"> </text:span><text:span text:style-name="T15">ﭫ</text:span><text:span text:style-name="T27"> </text:span><text:span text:style-name="T15">ﭬ</text:span><text:span text:style-name="T27"> </text:span><text:span text:style-name="T15">ﭭ</text:span><text:span text:style-name="T27"> </text:span><text:span text:style-name="T15">ﭮ</text:span><text:span text:style-name="T27"> </text:span><text:span text:style-name="T15">ﭯ</text:span><text:span text:style-name="T27"> </text:span><text:span text:style-name="T15">ﭰ</text:span><text:span text:style-name="T27"> </text:span><text:span text:style-name="T15">ﭱ</text:span><text:span text:style-name="T27"> </text:span><text:span text:style-name="T15">ﭲ</text:span><text:span text:style-name="T27"> </text:span><text:span text:style-name="T15">ﭳ</text:span><text:span text:style-name="T27"> </text:span><text:span text:style-name="T15">ﭴ</text:span><text:span text:style-name="T27"> </text:span><text:span text:style-name="T15">ﭵ</text:span><text:span text:style-name="T27"> </text:span><text:span text:style-name="T15">ﭶ</text:span><text:span text:style-name="T27"> </text:span><text:span text:style-name="T15">ﭷ</text:span><text:span text:style-name="T27"> </text:span><text:span text:style-name="T15">ﭸ</text:span><text:span text:style-name="T27"> </text:span><text:span text:style-name="T15">ﭹ</text:span><text:span text:style-name="T27"> </text:span><text:span text:style-name="T15">ﭺ</text:span><text:span text:style-name="T27"> </text:span><text:span text:style-name="T15">ﭻ</text:span><text:span text:style-name="T27"> </text:span><text:span text:style-name="T15">ﭼ</text:span><text:span text:style-name="T27"> </text:span><text:span text:style-name="T15">ﭽ</text:span><text:span text:style-name="T27"> </text:span><text:span text:style-name="T15">ﭾ</text:span><text:span text:style-name="T27"> </text:span><text:span text:style-name="T15">ﭿ</text:span><text:span text:style-name="T27"> </text:span><text:span text:style-name="T15">ﮀ</text:span><text:span text:style-name="T27"> </text:span><text:span text:style-name="T15">ﮁ</text:span><text:span text:style-name="T27"> </text:span><text:span text:style-name="T15">ﮂ</text:span><text:span text:style-name="T27"> </text:span><text:span text:style-name="T15">ﮃ</text:span><text:span text:style-name="T27"> </text:span><text:span text:style-name="T15">ﮄ</text:span><text:span text:style-name="T27"> </text:span><text:span text:style-name="T15">ﮅ</text:span><text:span text:style-name="T27"> </text:span><text:span text:style-name="T15">ﮆ</text:span><text:span text:style-name="T27"> </text:span><text:span text:style-name="T15">ﮇ</text:span><text:span text:style-name="T27"> </text:span><text:span text:style-name="T15">ﮈ</text:span><text:span text:style-name="T27"> </text:span><text:span text:style-name="T15">ﮉ</text:span><text:span text:style-name="T27"> </text:span><text:span text:style-name="T15">ﮊ</text:span><text:span text:style-name="T27"> </text:span><text:span text:style-name="T15">ﮋ</text:span><text:span text:style-name="T27"> </text:span><text:span text:style-name="T15">ﮌ</text:span><text:span text:style-name="T27"> </text:span><text:span text:style-name="T15">ﮍ</text:span><text:span text:style-name="T27"> </text:span><text:span text:style-name="T15">ﮎ</text:span><text:span text:style-name="T27"> </text:span><text:span text:style-name="T15">ﮏ</text:span><text:span text:style-name="T27"> </text:span><text:span text:style-name="T15">ﮐ</text:span><text:span text:style-name="T27"> </text:span><text:span text:style-name="T15">ﮑﮒ</text:span><text:span text:style-name="T27"> </text:span><text:span text:style-name="T15">ﮓ</text:span><text:span text:style-name="T27"> </text:span><text:span text:style-name="T15">ﮔ</text:span><text:span text:style-name="T27"> </text:span><text:span text:style-name="T15">ﮕ</text:span><text:span text:style-name="T27"> </text:span><text:span text:style-name="T15">ﮖﮗ</text:span><text:span text:style-name="T27"> </text:span><text:span text:style-name="T15">ﮘ</text:span><text:span text:style-name="T27"> </text:span><text:span text:style-name="T15">ﮙ</text:span><text:span text:style-name="T27"> </text:span><text:span text:style-name="T15">ﮚ</text:span><text:span text:style-name="T27"> </text:span><text:span text:style-name="T15">ﮛ</text:span><text:span text:style-name="T27"> </text:span><text:span text:style-name="T15">ﮜ</text:span><text:span text:style-name="T27"> </text:span><text:span text:style-name="T15">ﮝ</text:span><text:span text:style-name="T27"> </text:span><text:span text:style-name="T15">ﮞ</text:span><text:span text:style-name="T27"> </text:span><text:span text:style-name="T15">ﮟﮠ</text:span><text:span text:style-name="T27"> </text:span><text:span text:style-name="T15">ﮡ</text:span><text:span text:style-name="T27"> </text:span><text:span text:style-name="T15">ﮢ</text:span><text:span text:style-name="T27"> </text:span><text:span text:style-name="T15">ﮣ</text:span><text:span text:style-name="T27"> </text:span><text:span text:style-name="T15">ﮤ</text:span><text:span text:style-name="T27"> </text:span><text:span text:style-name="T15">ﮥﮦ</text:span><text:span text:style-name="T27"> </text:span><text:span text:style-name="T15">ﮧ</text:span><text:span text:style-name="T27"> </text:span><text:span text:style-name="T15">ﮨ</text:span><text:span text:style-name="T27"> </text:span><text:span text:style-name="T15">ﮩ</text:span><text:span text:style-name="T27"> </text:span><text:span text:style-name="T15">ﮪ</text:span><text:span text:style-name="T27"> </text:span><text:span text:style-name="T15">ﮫ</text:span><text:span text:style-name="T27"> </text:span><text:span text:style-name="T15">ﮬ</text:span><text:span text:style-name="T27"> </text:span><text:span text:style-name="T15">ﮭ</text:span><text:span text:style-name="T27"> </text:span><text:span text:style-name="T15">ﮮ</text:span><text:span text:style-name="T27"> </text:span><text:span text:style-name="T15">ﮯ</text:span><text:span text:style-name="T27"> </text:span><text:span text:style-name="T15">ﮰ</text:span><text:span text:style-name="T27"> </text:span><text:span text:style-name="T15">ﮱ</text:span><text:span text:style-name="T27"> </text:span><text:span text:style-name="T15">ﯓ</text:span><text:span text:style-name="T27"> </text:span><text:span text:style-name="T15">ﯔ</text:span><text:span text:style-name="T27"> </text:span><text:span text:style-name="T15">ﯕ</text:span><text:span text:style-name="T27"> </text:span><text:span text:style-name="T15">ﯖ</text:span><text:span text:style-name="T27"> </text:span><text:span text:style-name="T15">ﯗ</text:span><text:span text:style-name="T27"> </text:span><text:span text:style-name="T15">ﯘ</text:span><text:span text:style-name="T27"> </text:span><text:span text:style-name="T15">ﯙ</text:span><text:span text:style-name="T27"> </text:span><text:span text:style-name="T15">ﯚ</text:span><text:span text:style-name="T27"> </text:span><text:span text:style-name="T15">ﯛ</text:span><text:span text:style-name="T27"> </text:span><text:span text:style-name="T15">ﯜ</text:span><text:span text:style-name="T27"> </text:span><text:span text:style-name="T15">ﯝ</text:span><text:span text:style-name="T27"> </text:span><text:span text:style-name="T15">ﯞ</text:span><text:span text:style-name="T27"> </text:span><text:span text:style-name="T15">ﯟﯠ</text:span><text:span text:style-name="T27"> </text:span><text:span text:style-name="T15">ﯡ</text:span><text:span text:style-name="T27"> </text:span><text:span text:style-name="T15">ﯢ</text:span><text:span text:style-name="T27"> </text:span><text:span text:style-name="T15">ﯣ</text:span><text:span text:style-name="T27"> </text:span><text:span text:style-name="T15">ﯤ</text:span><text:span text:style-name="T27"> </text:span><text:span text:style-name="T15">ﯥ</text:span><text:span text:style-name="T27"> </text:span><text:span text:style-name="T15">ﯦ</text:span><text:span text:style-name="T27"> </text:span><text:span text:style-name="T15">ﯧ</text:span><text:span text:style-name="T27"> </text:span><text:span text:style-name="T15">ﯨ</text:span><text:span text:style-name="T27"> </text:span><text:span text:style-name="T15">ﯩ</text:span><text:span text:style-name="T27"> </text:span><text:span text:style-name="T15">ﯪ</text:span><text:span text:style-name="T27"> </text:span><text:span text:style-name="T15">ﯫ</text:span><text:span text:style-name="T27"> </text:span><text:span text:style-name="T15">ﯬ</text:span><text:span text:style-name="T27"> </text:span><text:span text:style-name="T15">ﯭ</text:span><text:span text:style-name="T27"> </text:span><text:span text:style-name="T15">ﯮ</text:span><text:span text:style-name="T27"> </text:span><text:span text:style-name="T15">ﯯﯰ</text:span><text:span text:style-name="T27"> </text:span><text:span text:style-name="T15">ﯱ</text:span><text:span text:style-name="T27"> </text:span><text:span text:style-name="T15">ﯲ</text:span><text:span text:style-name="T27"> </text:span><text:span text:style-name="T15">ﯳ</text:span><text:span text:style-name="T27"> </text:span><text:span text:style-name="T15">ﯴ</text:span><text:span text:style-name="T27"> </text:span><text:span text:style-name="T15">ﯵﯶ</text:span><text:span text:style-name="T27"> </text:span><text:span text:style-name="T15">ﯷ</text:span><text:span text:style-name="T27"> </text:span><text:span text:style-name="T15">ﯸ</text:span><text:span text:style-name="T27"> </text:span><text:span text:style-name="T15">ﯹ</text:span><text:span text:style-name="T27"> </text:span><text:span text:style-name="T15">ﯺ</text:span><text:span text:style-name="T27"> </text:span><text:span text:style-name="T15">ﯻ</text:span><text:span text:style-name="T27"> </text:span><text:span text:style-name="T15">ﯼ</text:span><text:span text:style-name="T27"> </text:span><text:span text:style-name="T15">ﯽ</text:span><text:span text:style-name="T27"> </text:span><text:span text:style-name="T15">ﯾ</text:span><text:span text:style-name="T27"> </text:span><text:span text:style-name="T15">ﯿ</text:span><text:span text:style-name="T27"> </text:span><text:span text:style-name="T15">ﰀ</text:span><text:span text:style-name="T27"> </text:span><text:span text:style-name="T15">ﰁ</text:span><text:span text:style-name="T27"> </text:span><text:span text:style-name="T15">ﰂ</text:span><text:span text:style-name="T27"> </text:span><text:span text:style-name="T15">ﰃ</text:span><text:span text:style-name="T27"> </text:span><text:span text:style-name="T15">ﰄ</text:span></text:p>
      <text:p text:style-name="P24"><text:span text:style-name="T17">ﭑ</text:span><text:span text:style-name="T27"> </text:span><text:span text:style-name="T16">ﭒ</text:span><text:span text:style-name="T27"> </text:span><text:span text:style-name="T16">ﭓ</text:span><text:span text:style-name="T27"> </text:span><text:span text:style-name="T16">ﭔ</text:span><text:span text:style-name="T27"> </text:span><text:span text:style-name="T16">ﭕ</text:span><text:span text:style-name="T27"> </text:span><text:span text:style-name="T16">ﭖ</text:span><text:span text:style-name="T27"> </text:span><text:span text:style-name="T16">ﭗ</text:span><text:span text:style-name="T27"> </text:span><text:span text:style-name="T16">ﭘ</text:span><text:span text:style-name="T27"> </text:span><text:span text:style-name="T16">ﭙ</text:span><text:span text:style-name="T27"> </text:span><text:span text:style-name="T16">ﭚ</text:span><text:span text:style-name="T27"> </text:span><text:span text:style-name="T16">ﭛ</text:span><text:span text:style-name="T27"> </text:span><text:span text:style-name="T16">ﭜ</text:span><text:span text:style-name="T27"> </text:span><text:span text:style-name="T16">ﭝ</text:span><text:span text:style-name="T27"> </text:span><text:span text:style-name="T16">ﭞ</text:span><text:span text:style-name="T27"> </text:span><text:span text:style-name="T16">ﭟ</text:span><text:span text:style-name="T27"> </text:span><text:span text:style-name="T16">ﭠ</text:span><text:span text:style-name="T27"> </text:span><text:span text:style-name="T16">ﭡ</text:span><text:span text:style-name="T27"> </text:span><text:span text:style-name="T16">ﭢ</text:span><text:span text:style-name="T27"> </text:span><text:span text:style-name="T16">ﭣ</text:span><text:span text:style-name="T27"> </text:span><text:span text:style-name="T16">ﭤ</text:span><text:span text:style-name="T27"> </text:span><text:span text:style-name="T16">ﭥ</text:span><text:span text:style-name="T27"> </text:span><text:span text:style-name="T16">ﭦ</text:span><text:span text:style-name="T27"> </text:span><text:span text:style-name="T16">ﭧ</text:span><text:span text:style-name="T27"> </text:span><text:span text:style-name="T16">ﭨ</text:span><text:span text:style-name="T27"> </text:span><text:span text:style-name="T16">ﭩ</text:span><text:span text:style-name="T27"> </text:span><text:span text:style-name="T16">ﭪ</text:span><text:span text:style-name="T27"> </text:span><text:span text:style-name="T16">ﭫ</text:span><text:span text:style-name="T27"> </text:span><text:span text:style-name="T16">ﭬ</text:span><text:span text:style-name="T27"> </text:span><text:span text:style-name="T16">ﭭ</text:span><text:span text:style-name="T27"> </text:span><text:span text:style-name="T16">ﭮ</text:span><text:span text:style-name="T27"> </text:span><text:span text:style-name="T16">ﭯ</text:span><text:span text:style-name="T27"> </text:span><text:span text:style-name="T16">ﭰ</text:span><text:span text:style-name="T27"> </text:span><text:span text:style-name="T16">ﭱ</text:span><text:span text:style-name="T27"> </text:span><text:span text:style-name="T16">ﭲ</text:span><text:span text:style-name="T27"> </text:span><text:span text:style-name="T16">ﭳﭴ</text:span><text:span text:style-name="T27"> </text:span><text:span text:style-name="T16">ﭵ</text:span><text:span text:style-name="T27"> </text:span><text:span text:style-name="T16">ﭶﭷ</text:span><text:span text:style-name="T27"> </text:span><text:span text:style-name="T16">ﭸﭹ</text:span><text:span text:style-name="T27"> </text:span><text:span text:style-name="T16">ﭺ</text:span><text:span text:style-name="T27"> </text:span><text:span text:style-name="T16">ﭻ</text:span><text:span text:style-name="T27"> </text:span><text:span text:style-name="T16">ﭼ</text:span><text:span text:style-name="T27"> </text:span><text:span text:style-name="T16">ﭽ</text:span><text:span text:style-name="T27"> </text:span><text:span text:style-name="T16">ﭾ</text:span><text:span text:style-name="T27"> </text:span><text:span text:style-name="T16">ﭿ</text:span><text:span text:style-name="T27"> </text:span><text:span text:style-name="T16">ﮀ</text:span><text:span text:style-name="T27"> </text:span><text:span text:style-name="T16">ﮁ</text:span><text:span text:style-name="T27"> </text:span><text:span text:style-name="T16">ﮂ</text:span><text:span text:style-name="T27"> </text:span><text:span text:style-name="T16">ﮃ</text:span><text:span text:style-name="T27"> </text:span><text:span text:style-name="T16">ﮄ</text:span><text:span text:style-name="T27"> </text:span><text:span text:style-name="T16">ﮅ</text:span><text:span text:style-name="T27"> </text:span><text:span text:style-name="T16">ﮆ</text:span><text:span text:style-name="T27"> </text:span><text:span text:style-name="T16">ﮇ</text:span><text:span text:style-name="T27"> </text:span><text:span text:style-name="T16">ﮈ</text:span><text:span text:style-name="T27"> </text:span><text:span text:style-name="T16">ﮉ</text:span><text:span text:style-name="T27"> </text:span><text:span text:style-name="T16">ﮊ</text:span><text:span text:style-name="T27"> </text:span><text:span text:style-name="T16">ﮋ</text:span><text:span text:style-name="T27"> </text:span><text:span text:style-name="T16">ﮌ</text:span><text:span text:style-name="T27"> </text:span><text:span text:style-name="T16">ﮍ</text:span><text:span text:style-name="T27"> </text:span><text:span text:style-name="T16">ﮎﮏ</text:span><text:span text:style-name="T27"> </text:span><text:span text:style-name="T16">ﮐ</text:span><text:span text:style-name="T27"> </text:span><text:span text:style-name="T16">ﮑ</text:span><text:span text:style-name="T27"> </text:span><text:span text:style-name="T16">ﮒ</text:span><text:span text:style-name="T27"> </text:span><text:span text:style-name="T16">ﮓ</text:span><text:span text:style-name="T27"> </text:span><text:span text:style-name="T16">ﮔ</text:span><text:span text:style-name="T27"> </text:span><text:span text:style-name="T16">ﮕ</text:span><text:span text:style-name="T27"> </text:span><text:span text:style-name="T16">ﮖ</text:span><text:span text:style-name="T27"> </text:span><text:span text:style-name="T16">ﮗ</text:span><text:span text:style-name="T27"> </text:span><text:span text:style-name="T16">ﮘ</text:span><text:span text:style-name="T27"> </text:span><text:span text:style-name="T16">ﮙ</text:span><text:span text:style-name="T27"> </text:span><text:span text:style-name="T16">ﮚ</text:span><text:span text:style-name="T27"> </text:span><text:span text:style-name="T16">ﮛ</text:span><text:span text:style-name="T27"> </text:span><text:span text:style-name="T16">ﮜ</text:span><text:span text:style-name="T27"> </text:span><text:span text:style-name="T16">ﮝ</text:span><text:span text:style-name="T27"> </text:span><text:span text:style-name="T16">ﮞ</text:span><text:span text:style-name="T27"> </text:span><text:span text:style-name="T16">ﮟ</text:span><text:span text:style-name="T27"> </text:span><text:span text:style-name="T16">ﮠ</text:span><text:span text:style-name="T27"> </text:span><text:span text:style-name="T16">ﮡ</text:span><text:span text:style-name="T27"> </text:span><text:span text:style-name="T16">ﮢ</text:span><text:span text:style-name="T27"> </text:span><text:span text:style-name="T16">ﮣ</text:span><text:span text:style-name="T27"> </text:span><text:span text:style-name="T16">ﮤ</text:span><text:span text:style-name="T27"> </text:span><text:span text:style-name="T16">ﮥ</text:span><text:span text:style-name="T27"> </text:span><text:span text:style-name="T16">ﮦ</text:span><text:span text:style-name="T27"> </text:span><text:span text:style-name="T16">ﮧ</text:span><text:span text:style-name="T27"> </text:span><text:span text:style-name="T16">ﮨ</text:span><text:span text:style-name="T27"> </text:span><text:span text:style-name="T16">ﮩ</text:span><text:span text:style-name="T27"> </text:span><text:span text:style-name="T16">ﮪ</text:span><text:span text:style-name="T27"> </text:span><text:span text:style-name="T16">ﮫ</text:span><text:span text:style-name="T27"> </text:span><text:span text:style-name="T16">ﮬ</text:span><text:span text:style-name="T27"> </text:span><text:span text:style-name="T16">ﮭ</text:span><text:span text:style-name="T27"> </text:span><text:span text:style-name="T16">ﮮ</text:span><text:span text:style-name="T27"> </text:span><text:span text:style-name="T16">ﮯ</text:span><text:span text:style-name="T27"> </text:span><text:span text:style-name="T16">ﮰ</text:span><text:span text:style-name="T27"> </text:span><text:span text:style-name="T16">ﮱ</text:span><text:span text:style-name="T27"> </text:span><text:span text:style-name="T16">ﯓﯔ</text:span><text:span text:style-name="T27"> </text:span><text:span text:style-name="T16">ﯕ</text:span><text:span text:style-name="T27"> </text:span><text:span text:style-name="T16">ﯖ</text:span><text:span text:style-name="T27"> </text:span><text:span text:style-name="T16">ﯗ</text:span><text:span text:style-name="T27"> </text:span><text:span text:style-name="T16">ﯘ</text:span><text:span text:style-name="T27"> </text:span><text:span text:style-name="T16">ﯙ</text:span><text:span text:style-name="T27"> </text:span><text:span text:style-name="T16">ﯚ</text:span><text:span text:style-name="T27"> </text:span><text:span text:style-name="T16">ﯛ</text:span><text:span text:style-name="T27"> </text:span><text:span text:style-name="T16">ﯜ</text:span><text:span text:style-name="T27"> </text:span><text:span text:style-name="T16">ﯝ</text:span><text:span text:style-name="T27"> </text:span><text:span text:style-name="T16">ﯞﯟ</text:span><text:span text:style-name="T27"> </text:span><text:span text:style-name="T16">ﯠ</text:span><text:span text:style-name="T27"> </text:span><text:span text:style-name="T16">ﯡ</text:span><text:span text:style-name="T27"> </text:span><text:span text:style-name="T16">ﯢ</text:span><text:span text:style-name="T27"> </text:span><text:span text:style-name="T16">ﯣ</text:span><text:span text:style-name="T27"> </text:span><text:span text:style-name="T16">ﯤ</text:span><text:span text:style-name="T27"> </text:span><text:span text:style-name="T16">ﯥﯦ</text:span><text:span text:style-name="T27"> </text:span><text:span text:style-name="T16">ﯧ</text:span><text:span text:style-name="T27"> </text:span><text:span text:style-name="T16">ﯨ</text:span><text:span text:style-name="T27"> </text:span><text:span text:style-name="T16">ﯩ</text:span><text:span text:style-name="T27"> </text:span><text:span text:style-name="T16">ﯪ</text:span><text:span text:style-name="T27"> </text:span><text:span text:style-name="T16">ﯫ</text:span><text:span text:style-name="T27"> </text:span><text:span text:style-name="T16">ﯬ</text:span><text:span text:style-name="T27"> </text:span><text:span text:style-name="T16">ﯭ</text:span><text:span text:style-name="T27"> </text:span><text:span text:style-name="T16">ﯮ</text:span><text:span text:style-name="T27"> </text:span><text:span text:style-name="T16">ﯯ</text:span><text:span text:style-name="T27"> </text:span><text:span text:style-name="T16">ﯰ</text:span><text:span text:style-name="T27"> </text:span><text:span text:style-name="T16">ﯱ</text:span><text:span text:style-name="T27"> </text:span><text:span text:style-name="T16">ﯲ</text:span><text:span text:style-name="T27"> </text:span><text:span text:style-name="T16">ﯳ</text:span><text:span text:style-name="T27"> </text:span><text:span text:style-name="T16">ﯴ</text:span><text:span text:style-name="T27"> </text:span><text:span text:style-name="T16">ﯵ</text:span><text:span text:style-name="T27"> </text:span><text:span text:style-name="T16">ﯶ</text:span><text:span text:style-name="T27"> </text:span><text:span text:style-name="T16">ﯷ</text:span><text:span text:style-name="T27"> </text:span><text:span text:style-name="T16">ﯸ</text:span><text:span text:style-name="T27"> </text:span><text:span text:style-name="T16">ﯹ</text:span><text:span text:style-name="T27"> </text:span><text:span text:style-name="T16">ﯺﯻ</text:span><text:span text:style-name="T27"> </text:span><text:span text:style-name="T16">ﯼ</text:span><text:span text:style-name="T27"> </text:span><text:span text:style-name="T16">ﯽ</text:span><text:span text:style-name="T27"> </text:span><text:span text:style-name="T16">ﯾ</text:span><text:span text:style-name="T27"> </text:span><text:span text:style-name="T16">ﯿ</text:span><text:span text:style-name="T27"> </text:span><text:span text:style-name="T16">ﰀ</text:span><text:span text:style-name="T27"> </text:span><text:span text:style-name="T16">ﰁ</text:span></text:p>
      <text:p text:style-name="P25"><text:span text:style-name="T17">ﭑ</text:span><text:span text:style-name="T27"> </text:span><text:span text:style-name="T17">ﭒ</text:span><text:span text:style-name="T27"> </text:span><text:span text:style-name="T17">ﭓ</text:span><text:span text:style-name="T27"> </text:span><text:span text:style-name="T17">ﭔ</text:span><text:span text:style-name="T27"> </text:span><text:span text:style-name="T17">ﭕ</text:span><text:span text:style-name="T27"> </text:span><text:span text:style-name="T17">ﭖ</text:span><text:span text:style-name="T27"> </text:span><text:span text:style-name="T17">ﭗﭘ</text:span><text:span text:style-name="T27"> </text:span><text:span text:style-name="T17">ﭙ</text:span><text:span text:style-name="T27"> </text:span><text:span text:style-name="T17">ﭚ</text:span><text:span text:style-name="T27"> </text:span><text:span text:style-name="T17">ﭛ</text:span><text:span text:style-name="T27"> </text:span><text:span text:style-name="T17">ﭜ</text:span><text:span text:style-name="T27"> </text:span><text:span text:style-name="T17">ﭝ</text:span><text:span text:style-name="T27"> </text:span><text:span text:style-name="T17">ﭞ</text:span><text:span text:style-name="T27"> </text:span><text:span text:style-name="T17">ﭟ</text:span><text:span text:style-name="T27"> </text:span><text:span text:style-name="T17">ﭠ</text:span><text:span text:style-name="T27"> </text:span><text:span text:style-name="T17">ﭡ</text:span><text:span text:style-name="T27"> </text:span><text:span text:style-name="T17">ﭢ</text:span><text:span text:style-name="T27"> </text:span><text:span text:style-name="T17">ﭣ</text:span><text:span text:style-name="T27"> </text:span><text:span text:style-name="T17">ﭤ</text:span><text:span text:style-name="T27"> </text:span><text:span text:style-name="T17">ﭥ</text:span><text:span text:style-name="T27"> </text:span><text:span text:style-name="T17">ﭦ</text:span><text:span text:style-name="T27"> </text:span><text:span text:style-name="T17">ﭧﭨ</text:span><text:span text:style-name="T27"> </text:span><text:span text:style-name="T17">ﭩ</text:span><text:span text:style-name="T27"> </text:span><text:span text:style-name="T17">ﭪ</text:span><text:span text:style-name="T27"> </text:span><text:span text:style-name="T17">ﭫ</text:span><text:span text:style-name="T27"> </text:span><text:span text:style-name="T17">ﭬ</text:span><text:span text:style-name="T27"> </text:span><text:span text:style-name="T17">ﭭﭮ</text:span><text:span text:style-name="T27"> </text:span><text:span text:style-name="T17">ﭯ</text:span><text:span text:style-name="T27"> </text:span><text:span text:style-name="T17">ﭰ</text:span><text:span text:style-name="T27"> </text:span><text:span text:style-name="T17">ﭱ</text:span><text:span text:style-name="T27"> </text:span><text:span text:style-name="T17">ﭲ</text:span><text:span text:style-name="T27"> </text:span><text:span text:style-name="T17">ﭳ</text:span><text:span text:style-name="T27"> </text:span><text:span text:style-name="T17">ﭴ</text:span><text:span text:style-name="T27"> </text:span><text:span text:style-name="T17">ﭵ</text:span><text:span text:style-name="T27"> </text:span><text:span text:style-name="T17">ﭶ</text:span><text:span text:style-name="T27"> </text:span><text:span text:style-name="T17">ﭷﭸ</text:span><text:span text:style-name="T27"> </text:span><text:span text:style-name="T17">ﭹ</text:span><text:span text:style-name="T27"> </text:span><text:span text:style-name="T17">ﭺ</text:span><text:span text:style-name="T27"> </text:span><text:span text:style-name="T17">ﭻ</text:span><text:span text:style-name="T27"> </text:span><text:span text:style-name="T17">ﭼ</text:span><text:span text:style-name="T27"> </text:span><text:span text:style-name="T17">ﭽﭾ</text:span><text:span text:style-name="T27"> </text:span><text:span text:style-name="T17">ﭿ</text:span><text:span text:style-name="T27"> </text:span><text:span text:style-name="T17">ﮀ</text:span><text:span text:style-name="T27"> </text:span><text:span text:style-name="T17">ﮁ</text:span><text:span text:style-name="T27"> </text:span><text:span text:style-name="T17">ﮂ</text:span><text:span text:style-name="T27"> </text:span><text:span text:style-name="T17">ﮃ</text:span><text:span text:style-name="T27"> </text:span><text:span text:style-name="T17">ﮄ</text:span><text:span text:style-name="T27"> </text:span><text:span text:style-name="T17">ﮅ</text:span><text:span text:style-name="T27"> </text:span><text:span text:style-name="T17">ﮆ</text:span><text:span text:style-name="T27"> </text:span><text:span text:style-name="T17">ﮇ</text:span><text:span text:style-name="T27"> </text:span><text:span text:style-name="T17">ﮈ</text:span><text:span text:style-name="T27"> </text:span><text:span text:style-name="T17">ﮉ</text:span><text:span text:style-name="T27"> </text:span><text:span text:style-name="T17">ﮊ</text:span><text:span text:style-name="T27"> </text:span><text:span text:style-name="T17">ﮋ</text:span><text:span text:style-name="T27"> </text:span><text:span text:style-name="T17">ﮌ</text:span><text:span text:style-name="T27"> </text:span><text:span text:style-name="T17">ﮍ</text:span><text:span text:style-name="T27"> </text:span><text:span text:style-name="T17">ﮎ</text:span><text:span text:style-name="T27"> </text:span><text:span text:style-name="T17">ﮏ</text:span><text:span text:style-name="T27"> </text:span><text:span text:style-name="T17">ﮐ</text:span><text:span text:style-name="T27"> </text:span><text:span text:style-name="T17">ﮑ</text:span><text:span text:style-name="T27"> </text:span><text:span text:style-name="T17">ﮒ</text:span><text:span text:style-name="T27"> </text:span><text:span text:style-name="T17">ﮓ</text:span><text:span text:style-name="T27"> </text:span><text:span text:style-name="T17">ﮔ</text:span><text:span text:style-name="T27"> </text:span><text:span text:style-name="T17">ﮕ</text:span><text:span text:style-name="T27"> </text:span><text:span text:style-name="T17">ﮖﮗ</text:span><text:span text:style-name="T27"> </text:span><text:span text:style-name="T17">ﮘ</text:span><text:span text:style-name="T27"> </text:span><text:span text:style-name="T17">ﮙ</text:span><text:span text:style-name="T27"> </text:span><text:span text:style-name="T17">ﮚ</text:span><text:span text:style-name="T27"> </text:span><text:span text:style-name="T17">ﮛ</text:span><text:span text:style-name="T27"> </text:span><text:span text:style-name="T17">ﮜ</text:span><text:span text:style-name="T27"> </text:span><text:span text:style-name="T17">ﮝﮞ</text:span><text:span text:style-name="T27"> </text:span><text:span text:style-name="T17">ﮟ</text:span><text:span text:style-name="T27"> </text:span><text:span text:style-name="T17">ﮠ</text:span><text:span text:style-name="T27"> </text:span><text:span text:style-name="T17">ﮡ</text:span><text:span text:style-name="T27"> </text:span><text:span text:style-name="T17">ﮢﮣ</text:span><text:span text:style-name="T27"> </text:span><text:span text:style-name="T17">ﮤ</text:span><text:span text:style-name="T27"> </text:span><text:span text:style-name="T17">ﮥ</text:span><text:span text:style-name="T27"> </text:span><text:span text:style-name="T17">ﮦ</text:span><text:span text:style-name="T27"> </text:span><text:span text:style-name="T17">ﮧ</text:span><text:span text:style-name="T27"> </text:span><text:span text:style-name="T17">ﮨ</text:span><text:span text:style-name="T27"> </text:span><text:span text:style-name="T17">ﮩ</text:span><text:span text:style-name="T27"> </text:span><text:span text:style-name="T17">ﮪ</text:span><text:span text:style-name="T27"> </text:span><text:span text:style-name="T17">ﮫ</text:span><text:span text:style-name="T27"> </text:span><text:span text:style-name="T17">ﮬ</text:span><text:span text:style-name="T27"> </text:span><text:span text:style-name="T17">ﮭ</text:span><text:span text:style-name="T27"> </text:span><text:span text:style-name="T17">ﮮ</text:span><text:span text:style-name="T27"> </text:span><text:span text:style-name="T17">ﮯ</text:span><text:span text:style-name="T27"> </text:span><text:span text:style-name="T17">ﮰ</text:span><text:span text:style-name="T27"> </text:span><text:span text:style-name="T17">ﮱ</text:span><text:span text:style-name="T27"> </text:span><text:span text:style-name="T17">ﯓ</text:span><text:span text:style-name="T27"> </text:span><text:span text:style-name="T17">ﯔ</text:span><text:span text:style-name="T27"> </text:span><text:span text:style-name="T17">ﯕ</text:span><text:span text:style-name="T27"> </text:span><text:span text:style-name="T17">ﯖ</text:span><text:span text:style-name="T27"> </text:span><text:span text:style-name="T17">ﯗ</text:span><text:span text:style-name="T27"> </text:span><text:span text:style-name="T17">ﯘ</text:span><text:span text:style-name="T27"> </text:span><text:span text:style-name="T17">ﯙ</text:span><text:span text:style-name="T27"> </text:span><text:span text:style-name="T17">ﯚ</text:span><text:span text:style-name="T27"> </text:span><text:span text:style-name="T17">ﯛ</text:span><text:span text:style-name="T27"> </text:span><text:span text:style-name="T17">ﯜﯝ</text:span><text:span text:style-name="T27"> </text:span><text:span text:style-name="T17">ﯞ</text:span><text:span text:style-name="T27"> </text:span><text:span text:style-name="T17">ﯟ</text:span><text:span text:style-name="T27"> </text:span><text:span text:style-name="T17">ﯠ</text:span><text:span text:style-name="T27"> </text:span><text:span text:style-name="T17">ﯡ</text:span><text:span text:style-name="T27"> </text:span><text:span text:style-name="T17">ﯢ</text:span><text:span text:style-name="T27"> </text:span><text:span text:style-name="T17">ﯣ</text:span><text:span text:style-name="T27"> </text:span><text:span text:style-name="T17">ﯤ</text:span><text:span text:style-name="T27"> </text:span><text:span text:style-name="T17">ﯥ</text:span><text:span text:style-name="T27"> </text:span><text:span text:style-name="T17">ﯦ</text:span><text:span text:style-name="T27"> </text:span><text:span text:style-name="T17">ﯧ</text:span><text:span text:style-name="T27"> </text:span><text:span text:style-name="T17">ﯨﯩ</text:span><text:span text:style-name="T27"> </text:span><text:span text:style-name="T17">ﯪ</text:span></text:p>
      <text:p text:style-name="P9"><text:span text:style-name="T17">ﯫ</text:span><text:span text:style-name="T27"> </text:span><text:span text:style-name="T17">ﯬ</text:span><text:span text:style-name="T27"> </text:span><text:span text:style-name="T17">ﯭ</text:span><text:span text:style-name="T27"> </text:span><text:span text:style-name="T17">ﯮ</text:span><text:span text:style-name="T27"> </text:span><text:span text:style-name="T17">ﯯ</text:span><text:span text:style-name="T27"> </text:span><text:span text:style-name="T17">ﯰ</text:span><text:span text:style-name="T27"> </text:span><text:span text:style-name="T17">ﯱ</text:span><text:span text:style-name="T27"> </text:span><text:span text:style-name="T17">ﯲ</text:span><text:span text:style-name="T27"> </text:span><text:span text:style-name="T17">ﯳﯴ</text:span><text:span text:style-name="T27"> </text:span><text:span text:style-name="T17">ﯵ</text:span><text:span text:style-name="T27"> </text:span><text:span text:style-name="T17">ﯶ</text:span><text:span text:style-name="T27"> </text:span><text:span text:style-name="T17">ﯷ</text:span><text:span text:style-name="T27"> </text:span><text:span text:style-name="T17">ﯸ</text:span><text:span text:style-name="T27"> </text:span><text:span text:style-name="T17">ﯹﯺ</text:span><text:span text:style-name="T27"> </text:span><text:span text:style-name="T17">ﯻ</text:span><text:span text:style-name="T27"> </text:span><text:span text:style-name="T17">ﯼ</text:span><text:span text:style-name="T27"> </text:span><text:span text:style-name="T17">ﯽ</text:span><text:span text:style-name="T27"> </text:span><text:span text:style-name="T17">ﯾ</text:span><text:span text:style-name="T27"> </text:span><text:span text:style-name="T17">ﯿﰀ</text:span><text:span text:style-name="T27"> </text:span><text:span text:style-name="T17">ﰁ</text:span><text:span text:style-name="T27"> </text:span><text:span text:style-name="T17">ﰂ</text:span><text:span text:style-name="T27"> </text:span><text:span text:style-name="T17">ﰃ</text:span><text:span text:style-name="T27"> </text:span><text:span text:style-name="T17">ﰄﰅ</text:span><text:span text:style-name="T27"> </text:span><text:span text:style-name="T17">ﰆ</text:span><text:span text:style-name="T27"> </text:span><text:span text:style-name="T17">ﰇ</text:span><text:span text:style-name="T27"> </text:span><text:span text:style-name="T17">ﰈ</text:span><text:span text:style-name="T27"> </text:span><text:span text:style-name="T17">ﰉﰊ</text:span><text:span text:style-name="T27"> </text:span><text:span text:style-name="T17">ﰋ</text:span><text:span text:style-name="T27"> </text:span><text:span text:style-name="T17">ﰌ</text:span><text:span text:style-name="T27"> </text:span><text:span text:style-name="T17">ﰍ</text:span><text:span text:style-name="T27"> </text:span><text:span text:style-name="T17">ﰎﰏ</text:span><text:span text:style-name="T27"> </text:span><text:span text:style-name="T17">ﰐ</text:span><text:span text:style-name="T27"> </text:span><text:span text:style-name="T17">ﰑ</text:span><text:span text:style-name="T27"> </text:span><text:span text:style-name="T17">ﰒ</text:span><text:span text:style-name="T27"> </text:span><text:span text:style-name="T17">ﰓ</text:span><text:span text:style-name="T27"> </text:span><text:span text:style-name="T17">ﰔ</text:span><text:span text:style-name="T27"> </text:span><text:span text:style-name="T17">ﰕ</text:span><text:span text:style-name="T27"> </text:span><text:span text:style-name="T17">ﰖ</text:span><text:span text:style-name="T27"> </text:span><text:span text:style-name="T17">ﰗ</text:span><text:span text:style-name="T27"> </text:span><text:span text:style-name="T17">ﰘ</text:span><text:span text:style-name="T27"> </text:span><text:span text:style-name="T17">ﰙ</text:span><text:span text:style-name="T27"> </text:span><text:span text:style-name="T17">ﰚ</text:span></text:p>
      <text:p text:style-name="P26"><text:span text:style-name="T18">ﭑ</text:span><text:span text:style-name="T27"> </text:span><text:span text:style-name="T18">ﭒ</text:span><text:span text:style-name="T27"> </text:span><text:span text:style-name="T18">ﭓ</text:span><text:span text:style-name="T27"> </text:span><text:span text:style-name="T18">ﭔ</text:span><text:span text:style-name="T27"> </text:span><text:span text:style-name="T18">ﭕ</text:span><text:span text:style-name="T27"> </text:span><text:span text:style-name="T18">ﭖ</text:span><text:span text:style-name="T27"> </text:span><text:span text:style-name="T18">ﭗ</text:span><text:span text:style-name="T27"> </text:span><text:span text:style-name="T18">ﭘ</text:span><text:span text:style-name="T27"> </text:span><text:span text:style-name="T18">ﭙ</text:span><text:span text:style-name="T27"> </text:span><text:span text:style-name="T18">ﭚ</text:span><text:span text:style-name="T27"> </text:span><text:span text:style-name="T18">ﭛﭜ</text:span><text:span text:style-name="T27"> </text:span><text:span text:style-name="T18">ﭝ</text:span><text:span text:style-name="T27"> </text:span><text:span text:style-name="T18">ﭞ</text:span><text:span text:style-name="T27"> </text:span><text:span text:style-name="T18">ﭟ</text:span><text:span text:style-name="T27"> </text:span><text:span text:style-name="T18">ﭠ</text:span><text:span text:style-name="T27"> </text:span><text:span text:style-name="T18">ﭡ</text:span><text:span text:style-name="T27"> </text:span><text:span text:style-name="T18">ﭢ</text:span><text:span text:style-name="T27"> </text:span><text:span text:style-name="T18">ﭣ</text:span><text:span text:style-name="T27"> </text:span><text:span text:style-name="T18">ﭤ</text:span><text:span text:style-name="T27"> </text:span><text:span text:style-name="T18">ﭥ</text:span><text:span text:style-name="T27"> </text:span><text:span text:style-name="T18">ﭦﭧ</text:span><text:span text:style-name="T27"> </text:span><text:span text:style-name="T18">ﭨ</text:span><text:span text:style-name="T27"> </text:span><text:span text:style-name="T18">ﭩ</text:span><text:span text:style-name="T27"> </text:span><text:span text:style-name="T18">ﭪ</text:span><text:span text:style-name="T27"> </text:span><text:span text:style-name="T18">ﭫ</text:span><text:span text:style-name="T27"> </text:span><text:span text:style-name="T18">ﭬ</text:span><text:span text:style-name="T27"> </text:span><text:span text:style-name="T18">ﭭ</text:span><text:span text:style-name="T27"> </text:span><text:span text:style-name="T18">ﭮ</text:span><text:span text:style-name="T27"> </text:span><text:span text:style-name="T18">ﭯ</text:span><text:span text:style-name="T27"> </text:span><text:span text:style-name="T18">ﭰ</text:span><text:span text:style-name="T27"> </text:span><text:span text:style-name="T18">ﭱ</text:span><text:span text:style-name="T27"> </text:span><text:span text:style-name="T18">ﭲ</text:span><text:span text:style-name="T27"> </text:span><text:span text:style-name="T18">ﭳ</text:span><text:span text:style-name="T27"> </text:span><text:span text:style-name="T18">ﭴ</text:span><text:span text:style-name="T27"> </text:span><text:span text:style-name="T18">ﭵ</text:span><text:span text:style-name="T27"> </text:span><text:span text:style-name="T18">ﭶ</text:span><text:span text:style-name="T27"> </text:span><text:span text:style-name="T18">ﭷ</text:span><text:span text:style-name="T27"> </text:span><text:span text:style-name="T18">ﭸ</text:span><text:span text:style-name="T27"> </text:span><text:span text:style-name="T18">ﭹ</text:span><text:span text:style-name="T27"> </text:span><text:span text:style-name="T18">ﭺ</text:span><text:span text:style-name="T27"> </text:span><text:span text:style-name="T18">ﭻﭼ</text:span><text:span text:style-name="T27"> </text:span><text:span text:style-name="T18">ﭽ</text:span><text:span text:style-name="T27"> </text:span><text:span text:style-name="T18">ﭾ</text:span><text:span text:style-name="T27"> </text:span><text:span text:style-name="T18">ﭿ</text:span><text:span text:style-name="T27"> </text:span><text:span text:style-name="T18">ﮀ</text:span><text:span text:style-name="T27"> </text:span><text:span text:style-name="T18">ﮁ</text:span><text:span text:style-name="T27"> </text:span><text:span text:style-name="T18">ﮂ</text:span><text:span text:style-name="T27"> </text:span><text:span text:style-name="T18">ﮃﮄ</text:span><text:span text:style-name="T27"> </text:span><text:span text:style-name="T18">ﮅ</text:span><text:span text:style-name="T27"> </text:span><text:span text:style-name="T18">ﮆ</text:span><text:span text:style-name="T27"> </text:span><text:span text:style-name="T18">ﮇ</text:span><text:span text:style-name="T27"> </text:span><text:span text:style-name="T18">ﮈ</text:span><text:span text:style-name="T27"> </text:span><text:span text:style-name="T18">ﮉ</text:span><text:span text:style-name="T27"> </text:span><text:span text:style-name="T18">ﮊ</text:span><text:span text:style-name="T27"> </text:span><text:span text:style-name="T18">ﮋ</text:span><text:span text:style-name="T27"> </text:span><text:span text:style-name="T18">ﮌ</text:span><text:span text:style-name="T27"> </text:span><text:span text:style-name="T18">ﮍ</text:span><text:span text:style-name="T27"> </text:span><text:span text:style-name="T18">ﮎ</text:span><text:span text:style-name="T27"> </text:span><text:span text:style-name="T18">ﮏ</text:span><text:span text:style-name="T27"> </text:span><text:span text:style-name="T18">ﮐ</text:span><text:span text:style-name="T27"> </text:span><text:span text:style-name="T18">ﮑ</text:span><text:span text:style-name="T27"> </text:span><text:span text:style-name="T18">ﮒ</text:span><text:span text:style-name="T27"> </text:span><text:span text:style-name="T18">ﮓ</text:span><text:span text:style-name="T27"> </text:span><text:span text:style-name="T18">ﮔ</text:span><text:span text:style-name="T27"> </text:span><text:span text:style-name="T18">ﮕ</text:span><text:span text:style-name="T27"> </text:span><text:span text:style-name="T18">ﮖ</text:span><text:span text:style-name="T27"> </text:span><text:span text:style-name="T18">ﮗ</text:span><text:span text:style-name="T27"> </text:span><text:span text:style-name="T18">ﮘﮙ</text:span><text:span text:style-name="T27"> </text:span><text:span text:style-name="T18">ﮚ</text:span><text:span text:style-name="T27"> </text:span><text:span text:style-name="T18">ﮛ</text:span><text:span text:style-name="T27"> </text:span><text:span text:style-name="T18">ﮜ</text:span><text:span text:style-name="T27"> </text:span><text:span text:style-name="T18">ﮝ</text:span><text:span text:style-name="T27"> </text:span><text:span text:style-name="T18">ﮞ</text:span><text:span text:style-name="T27"> </text:span><text:span text:style-name="T18">ﮟ</text:span><text:span text:style-name="T27"> </text:span><text:span text:style-name="T18">ﮠ</text:span><text:span text:style-name="T27"> </text:span><text:span text:style-name="T18">ﮡ</text:span><text:span text:style-name="T27"> </text:span><text:span text:style-name="T18">ﮢ</text:span><text:span text:style-name="T27"> </text:span><text:span text:style-name="T18">ﮣ</text:span><text:span text:style-name="T27"> </text:span><text:span text:style-name="T18">ﮤ</text:span><text:span text:style-name="T27"> </text:span><text:span text:style-name="T18">ﮥ</text:span><text:span text:style-name="T27"> </text:span><text:span text:style-name="T18">ﮦ</text:span><text:span text:style-name="T27"> </text:span><text:span text:style-name="T18">ﮧ</text:span><text:span text:style-name="T27"> </text:span><text:span text:style-name="T18">ﮨ</text:span><text:span text:style-name="T27"> </text:span><text:span text:style-name="T18">ﮩ</text:span><text:span text:style-name="T27"> </text:span><text:span text:style-name="T18">ﮪ</text:span><text:span text:style-name="T27"> </text:span><text:span text:style-name="T18">ﮫ</text:span><text:span text:style-name="T27"> </text:span><text:span text:style-name="T18">ﮬ</text:span><text:span text:style-name="T27"> </text:span><text:span text:style-name="T18">ﮭ</text:span><text:span text:style-name="T27"> </text:span><text:span text:style-name="T18">ﮮ</text:span><text:span text:style-name="T27"> </text:span><text:span text:style-name="T18">ﮯ</text:span><text:span text:style-name="T27"> </text:span><text:span text:style-name="T18">ﮰ</text:span><text:span text:style-name="T27"> </text:span><text:span text:style-name="T18">ﮱ</text:span><text:span text:style-name="T27"> </text:span><text:span text:style-name="T18">ﯓ</text:span><text:span text:style-name="T27"> </text:span><text:span text:style-name="T18">ﯔ</text:span><text:span text:style-name="T27"> </text:span><text:span text:style-name="T18">ﯕﯖ</text:span><text:span text:style-name="T27"> </text:span><text:span text:style-name="T18">ﯗ</text:span><text:span text:style-name="T27"> </text:span><text:span text:style-name="T18">ﯘ</text:span><text:span text:style-name="T27"> </text:span><text:span text:style-name="T18">ﯙ</text:span><text:span text:style-name="T27"> </text:span><text:span text:style-name="T18">ﯚ</text:span><text:span text:style-name="T27"> </text:span><text:span text:style-name="T18">ﯛ</text:span><text:span text:style-name="T27"> </text:span><text:span text:style-name="T18">ﯜ</text:span><text:span text:style-name="T27"> </text:span><text:span text:style-name="T18">ﯝ</text:span><text:span text:style-name="T27"> </text:span><text:span text:style-name="T18">ﯞ</text:span><text:span text:style-name="T27"> </text:span><text:span text:style-name="T18">ﯟ</text:span><text:span text:style-name="T27"> </text:span><text:span text:style-name="T18">ﯠ</text:span><text:span text:style-name="T27"> </text:span><text:span text:style-name="T18">ﯡ</text:span><text:span text:style-name="T27"> </text:span><text:span text:style-name="T18">ﯢ</text:span><text:span text:style-name="T27"> </text:span><text:span text:style-name="T18">ﯣ</text:span><text:span text:style-name="T27"> </text:span><text:span text:style-name="T18">ﯤ</text:span><text:span text:style-name="T27"> </text:span><text:span text:style-name="T18">ﯥﯦ</text:span><text:span text:style-name="T27"> </text:span><text:span text:style-name="T18">ﯧ</text:span><text:span text:style-name="T27"> </text:span><text:span text:style-name="T18">ﯨ</text:span><text:span text:style-name="T27"> </text:span><text:span text:style-name="T18">ﯩ</text:span><text:span text:style-name="T27"> </text:span><text:span text:style-name="T18">ﯪ</text:span><text:span text:style-name="T27"> </text:span><text:span text:style-name="T18">ﯫ</text:span><text:span text:style-name="T27"> </text:span><text:span text:style-name="T18">ﯬ</text:span><text:span text:style-name="T27"> </text:span><text:span text:style-name="T18">ﯭ</text:span><text:span text:style-name="T27"> </text:span><text:span text:style-name="T18">ﯮ</text:span><text:span text:style-name="T27"> </text:span><text:span text:style-name="T18">ﯯ</text:span><text:span text:style-name="T27"> </text:span><text:span text:style-name="T18">ﯰ</text:span><text:span text:style-name="T27"> </text:span><text:span text:style-name="T18">ﯱﯲ</text:span><text:span text:style-name="T27"> </text:span><text:span text:style-name="T18">ﯳ</text:span><text:span text:style-name="T27"> </text:span><text:span text:style-name="T18">ﯴ</text:span><text:span text:style-name="T27"> </text:span><text:span text:style-name="T18">ﯵ</text:span><text:span text:style-name="T27"> </text:span><text:span text:style-name="T18">ﯶ</text:span><text:span text:style-name="T27"> </text:span><text:span text:style-name="T18">ﯷﯸ</text:span><text:span text:style-name="T27"> </text:span><text:span text:style-name="T18">ﯹ</text:span><text:span text:style-name="T27"> </text:span><text:span text:style-name="T18">ﯺ</text:span><text:span text:style-name="T27"> </text:span><text:span text:style-name="T18">ﯻ</text:span><text:span text:style-name="T27"> </text:span><text:span text:style-name="T18">ﯼ</text:span><text:span text:style-name="T27"> </text:span><text:span text:style-name="T18">ﯽﯾ</text:span><text:span text:style-name="T27"> </text:span><text:span text:style-name="T18">ﯿ</text:span><text:span text:style-name="T27"> </text:span><text:span text:style-name="T18">ﰀ</text:span><text:span text:style-name="T27"> </text:span><text:span text:style-name="T18">ﰁ</text:span><text:span text:style-name="T27"> </text:span><text:span text:style-name="T18">ﰂ</text:span><text:span text:style-name="T27"> </text:span><text:span text:style-name="T18">ﰃﰄ</text:span><text:span text:style-name="T27"> </text:span><text:span text:style-name="T18">ﰅ</text:span><text:span text:style-name="T27"> </text:span><text:span text:style-name="T18">ﰆ</text:span><text:span text:style-name="T27"> </text:span><text:span text:style-name="T18">ﰇ</text:span><text:span text:style-name="T27"> </text:span><text:span text:style-name="T18">ﰈ</text:span><text:span text:style-name="T27"> </text:span><text:span text:style-name="T18">ﰉ</text:span><text:span text:style-name="T27"> </text:span><text:span text:style-name="T18">ﰊ</text:span><text:span text:style-name="T27"> </text:span><text:span text:style-name="T18">ﰋ</text:span><text:span text:style-name="T27"> </text:span><text:span text:style-name="T18">ﰌ</text:span></text:p>
      <text:p text:style-name="P27"><text:span text:style-name="T19">ﭑ</text:span><text:span text:style-name="T27"> </text:span><text:span text:style-name="T19">ﭒ</text:span><text:span text:style-name="T27"> </text:span><text:span text:style-name="T19">ﭓ</text:span><text:span text:style-name="T27"> </text:span><text:span text:style-name="T19">ﭔ</text:span><text:span text:style-name="T27"> </text:span><text:span text:style-name="T19">ﭕ</text:span><text:span text:style-name="T27"> </text:span><text:span text:style-name="T19">ﭖﭗ</text:span><text:span text:style-name="T27"> </text:span><text:span text:style-name="T19">ﭘ</text:span><text:span text:style-name="T27"> </text:span><text:span text:style-name="T19">ﭙ</text:span><text:span text:style-name="T27"> </text:span><text:span text:style-name="T19">ﭚ</text:span></text:p>
      <text:p text:style-name="P10"><text:span text:style-name="T19">ﭛﭜ</text:span><text:span text:style-name="T27"> </text:span><text:span text:style-name="T19">ﭝ</text:span><text:span text:style-name="T27"> </text:span><text:span text:style-name="T19">ﭞﭟﭠﭡ</text:span><text:span text:style-name="T27"> </text:span><text:span text:style-name="T19">ﭢ</text:span><text:span text:style-name="T27"> </text:span><text:span text:style-name="T19">ﭣ</text:span><text:span text:style-name="T27"> </text:span><text:span text:style-name="T19">ﭤ</text:span><text:span text:style-name="T27"> </text:span><text:span text:style-name="T19">ﭥ</text:span><text:span text:style-name="T27"> </text:span><text:span text:style-name="T19">ﭦ</text:span><text:span text:style-name="T27"> </text:span><text:span text:style-name="T19">ﭧ</text:span><text:span text:style-name="T27"> </text:span><text:span text:style-name="T19">ﭨ</text:span><text:span text:style-name="T27"> </text:span><text:span text:style-name="T19">ﭩ</text:span><text:span text:style-name="T27"> </text:span><text:span text:style-name="T19">ﭪ</text:span><text:span text:style-name="T27"> </text:span><text:span text:style-name="T19">ﭫ</text:span><text:span text:style-name="T27"> </text:span><text:span text:style-name="T19">ﭬﭭ</text:span><text:span text:style-name="T27"> </text:span><text:span text:style-name="T19">ﭮ</text:span><text:span text:style-name="T27"> </text:span><text:span text:style-name="T19">ﭯ</text:span><text:span text:style-name="T27"> </text:span><text:span text:style-name="T19">ﭰ</text:span><text:span text:style-name="T27"> </text:span><text:span text:style-name="T19">ﭱ</text:span><text:span text:style-name="T27"> </text:span><text:span text:style-name="T19">ﭲ</text:span><text:span text:style-name="T27"> </text:span><text:span text:style-name="T19">ﭳ</text:span><text:span text:style-name="T27"> </text:span><text:span text:style-name="T19">ﭴ</text:span><text:span text:style-name="T27"> </text:span><text:span text:style-name="T19">ﭵ</text:span><text:span text:style-name="T27"> </text:span><text:span text:style-name="T19">ﭶ</text:span><text:span text:style-name="T27"> </text:span><text:span text:style-name="T19">ﭷ</text:span><text:span text:style-name="T27"> </text:span><text:span text:style-name="T19">ﭸ</text:span><text:span text:style-name="T27"> </text:span><text:span text:style-name="T19">ﭹ</text:span><text:span text:style-name="T27"> </text:span><text:span text:style-name="T19">ﭺ</text:span><text:span text:style-name="T27"> </text:span><text:span text:style-name="T19">ﭻ</text:span><text:span text:style-name="T27"> </text:span><text:span text:style-name="T19">ﭼ</text:span><text:span text:style-name="T27"> </text:span><text:span text:style-name="T19">ﭽ</text:span><text:span text:style-name="T27"> </text:span><text:span text:style-name="T19">ﭾ</text:span><text:span text:style-name="T27"> </text:span><text:span text:style-name="T19">ﭿ</text:span><text:span text:style-name="T27"> </text:span><text:span text:style-name="T19">ﮀ</text:span><text:span text:style-name="T27"> </text:span><text:span text:style-name="T19">ﮁ</text:span><text:span text:style-name="T27"> </text:span><text:span text:style-name="T19">ﮂ</text:span><text:span text:style-name="T27"> </text:span><text:span text:style-name="T19">ﮃﮄ</text:span><text:span text:style-name="T27"> </text:span><text:span text:style-name="T19">ﮅ</text:span><text:span text:style-name="T27"> </text:span><text:span text:style-name="T19">ﮆ</text:span><text:span text:style-name="T27"> </text:span><text:span text:style-name="T19">ﮇ</text:span><text:span text:style-name="T27"> </text:span><text:span text:style-name="T19">ﮈ</text:span><text:span text:style-name="T27"> </text:span><text:span text:style-name="T19">ﮉ</text:span><text:span text:style-name="T27"> </text:span><text:span text:style-name="T19">ﮊ</text:span><text:span text:style-name="T27"> </text:span><text:span text:style-name="T19">ﮋ</text:span><text:span text:style-name="T27"> </text:span><text:span text:style-name="T19">ﮌ</text:span><text:span text:style-name="T27"> </text:span><text:span text:style-name="T19">ﮍ</text:span><text:span text:style-name="T27"> </text:span><text:span text:style-name="T19">ﮎ</text:span><text:span text:style-name="T27"> </text:span><text:span text:style-name="T19">ﮏ</text:span><text:span text:style-name="T27"> </text:span><text:span text:style-name="T19">ﮐ</text:span><text:span text:style-name="T27"> </text:span><text:span text:style-name="T19">ﮑ</text:span><text:span text:style-name="T27"> </text:span><text:span text:style-name="T19">ﮒ</text:span><text:span text:style-name="T27"> </text:span><text:span text:style-name="T19">ﮓ</text:span><text:span text:style-name="T27"> </text:span><text:span text:style-name="T19">ﮔ</text:span><text:span text:style-name="T27"> </text:span><text:span text:style-name="T19">ﮕ</text:span><text:span text:style-name="T27"> </text:span><text:span text:style-name="T19">ﮖ</text:span><text:span text:style-name="T27"> </text:span><text:span text:style-name="T19">ﮗ</text:span><text:span text:style-name="T27"> </text:span><text:span text:style-name="T19">ﮘ</text:span><text:span text:style-name="T27"> </text:span><text:span text:style-name="T19">ﮙ</text:span><text:span text:style-name="T27"> </text:span><text:span text:style-name="T19">ﮚ</text:span><text:span text:style-name="T27"> </text:span><text:span text:style-name="T19">ﮛ</text:span><text:span text:style-name="T27"> </text:span><text:span text:style-name="T19">ﮜ</text:span><text:span text:style-name="T27"> </text:span><text:span text:style-name="T19">ﮝ</text:span><text:span text:style-name="T27"> </text:span><text:span text:style-name="T19">ﮞ</text:span><text:span text:style-name="T27"> </text:span><text:span text:style-name="T19">ﮟ</text:span><text:span text:style-name="T27"> </text:span><text:span text:style-name="T19">ﮠ</text:span><text:span text:style-name="T27"> </text:span><text:span text:style-name="T19">ﮡ</text:span><text:span text:style-name="T27"> </text:span><text:span text:style-name="T19">ﮢ</text:span><text:span text:style-name="T27"> </text:span><text:span text:style-name="T19">ﮣ</text:span><text:span text:style-name="T27"> </text:span><text:span text:style-name="T19">ﮤﮥ</text:span><text:span text:style-name="T27"> </text:span><text:span text:style-name="T19">ﮦ</text:span><text:span text:style-name="T27"> </text:span><text:span text:style-name="T19">ﮧ</text:span><text:span text:style-name="T27"> </text:span><text:span text:style-name="T19">ﮨ</text:span><text:span text:style-name="T27"> </text:span><text:span text:style-name="T19">ﮩ</text:span><text:span text:style-name="T27"> </text:span><text:span text:style-name="T19">ﮪ</text:span><text:span text:style-name="T27"> </text:span><text:span text:style-name="T19">ﮫ</text:span><text:span text:style-name="T27"> </text:span><text:span text:style-name="T19">ﮬ</text:span><text:span text:style-name="T27"> </text:span><text:span text:style-name="T19">ﮭﮮ</text:span><text:span text:style-name="T27"> </text:span><text:span text:style-name="T19">ﮯ</text:span><text:span text:style-name="T27"> </text:span><text:span text:style-name="T19">ﮰ</text:span><text:span text:style-name="T27"> </text:span><text:span text:style-name="T19">ﮱ</text:span><text:span text:style-name="T27"> </text:span><text:span text:style-name="T19">ﯓ</text:span><text:span text:style-name="T27"> </text:span><text:span text:style-name="T19">ﯔ</text:span><text:span text:style-name="T27"> </text:span><text:span text:style-name="T19">ﯕ</text:span><text:span text:style-name="T27"> </text:span><text:span text:style-name="T19">ﯖ</text:span><text:span text:style-name="T27"> </text:span><text:span text:style-name="T19">ﯗ</text:span><text:span text:style-name="T27"> </text:span><text:span text:style-name="T19">ﯘ</text:span><text:span text:style-name="T27"> </text:span><text:span text:style-name="T19">ﯙ</text:span><text:span text:style-name="T27"> </text:span><text:span text:style-name="T19">ﯚ</text:span><text:span text:style-name="T27"> </text:span><text:span text:style-name="T19">ﯛ</text:span><text:span text:style-name="T27"> </text:span><text:span text:style-name="T19">ﯜ</text:span><text:span text:style-name="T27"> </text:span><text:span text:style-name="T19">ﯝ</text:span><text:span text:style-name="T27"> </text:span><text:span text:style-name="T19">ﯞ</text:span><text:span text:style-name="T27"> </text:span><text:span text:style-name="T19">ﯟ</text:span><text:span text:style-name="T27"> </text:span><text:span text:style-name="T19">ﯠ</text:span><text:span text:style-name="T27"> </text:span><text:span text:style-name="T19">ﯡ</text:span><text:span text:style-name="T27"> </text:span><text:span text:style-name="T19">ﯢ</text:span><text:span text:style-name="T27"> </text:span><text:span text:style-name="T19">ﯣ</text:span><text:span text:style-name="T27"> </text:span><text:span text:style-name="T19">ﯤ</text:span><text:span text:style-name="T27"> </text:span><text:span text:style-name="T19">ﯥ</text:span><text:span text:style-name="T27"> </text:span><text:span text:style-name="T19">ﯦ</text:span><text:span text:style-name="T27"> </text:span><text:span text:style-name="T19">ﯧ</text:span><text:span text:style-name="T27"> </text:span><text:span text:style-name="T19">ﯨ</text:span><text:span text:style-name="T27"> </text:span><text:span text:style-name="T19">ﯩ</text:span><text:span text:style-name="T27"> </text:span><text:span text:style-name="T19">ﯪ</text:span><text:span text:style-name="T27"> </text:span><text:span text:style-name="T19">ﯫ</text:span><text:span text:style-name="T27"> </text:span><text:span text:style-name="T19">ﯬ</text:span><text:span text:style-name="T27"> </text:span><text:span text:style-name="T19">ﯭ</text:span><text:span text:style-name="T27"> </text:span><text:span text:style-name="T19">ﯮ</text:span><text:span text:style-name="T27"> </text:span><text:span text:style-name="T19">ﯯ</text:span><text:span text:style-name="T27"> </text:span><text:span text:style-name="T19">ﯰ</text:span><text:span text:style-name="T27"> </text:span><text:span text:style-name="T19">ﯱ</text:span><text:span text:style-name="T27"> </text:span><text:span text:style-name="T19">ﯲ</text:span><text:span text:style-name="T27"> </text:span><text:span text:style-name="T19">ﯳ</text:span><text:span text:style-name="T27"> </text:span><text:span text:style-name="T19">ﯴ</text:span><text:span text:style-name="T27"> </text:span><text:span text:style-name="T19">ﯵ</text:span><text:span text:style-name="T27"> </text:span><text:span text:style-name="T19">ﯶ</text:span></text:p>
      <text:p text:style-name="P10"><text:span text:style-name="T19">ﯷ</text:span><text:span text:style-name="T27"> </text:span><text:span text:style-name="T19">ﯸ</text:span><text:span text:style-name="T27"> </text:span><text:span text:style-name="T19">ﯹ</text:span><text:span text:style-name="T27"> </text:span><text:span text:style-name="T19">ﯺ</text:span><text:span text:style-name="T27"> </text:span><text:span text:style-name="T19">ﯻ</text:span><text:span text:style-name="T27"> </text:span><text:span text:style-name="T19">ﯼ</text:span><text:span text:style-name="T27"> </text:span><text:span text:style-name="T20">ﯽ</text:span><text:span text:style-name="T27"> </text:span><text:span text:style-name="T19">ﯾ</text:span><text:span text:style-name="T27"> </text:span><text:span text:style-name="T19">ﯿ</text:span></text:p>
      <text:p text:style-name="P32"><text:span text:style-name="T22">ﮌ</text:span><text:span text:style-name="T28">ﮔ</text:span></text:p>
      <text:p text:style-name="P34"><text:span text:style-name="T28">ﭔﭕﭖ</text:span></text:p>
      <text:p text:style-name="P33"><text:span text:style-name="T21">ﭑ</text:span><text:span text:style-name="T27"> </text:span><text:span text:style-name="T21">ﭒ</text:span><text:span text:style-name="T27"> </text:span><text:span text:style-name="T21">ﭓﭔ</text:span><text:span text:style-name="T27"> </text:span><text:span text:style-name="T21">ﭕ</text:span><text:span text:style-name="T27"> </text:span><text:span text:style-name="T21">ﭖ</text:span><text:span text:style-name="T27"> </text:span><text:span text:style-name="T21">ﭗ</text:span><text:span text:style-name="T27"> </text:span><text:span text:style-name="T21">ﭘﭙ</text:span><text:span text:style-name="T27"> </text:span><text:span text:style-name="T21">ﭚ</text:span><text:span text:style-name="T27"> </text:span><text:span text:style-name="T21">ﭛ</text:span><text:span text:style-name="T27"> </text:span><text:span text:style-name="T21">ﭜ</text:span><text:span text:style-name="T27"> </text:span><text:span text:style-name="T21">ﭝ</text:span><text:span text:style-name="T27"> </text:span><text:span text:style-name="T21">ﭞﭟ</text:span><text:span text:style-name="T27"> </text:span><text:span text:style-name="T21">ﭠ</text:span><text:span text:style-name="T27"> </text:span><text:span text:style-name="T21">ﭡ</text:span><text:span text:style-name="T27"> </text:span><text:span text:style-name="T21">ﭢ</text:span><text:span text:style-name="T27"> </text:span><text:span text:style-name="T21">ﭣ</text:span><text:span text:style-name="T27"> </text:span><text:span text:style-name="T21">ﭤ</text:span><text:span text:style-name="T27"> </text:span><text:span text:style-name="T21">ﭥ</text:span><text:span text:style-name="T27"> </text:span><text:span text:style-name="T21">ﭦ</text:span><text:span text:style-name="T27"> </text:span><text:span text:style-name="T21">ﭧ</text:span><text:span text:style-name="T27"> </text:span><text:span text:style-name="T21">ﭨ</text:span><text:span text:style-name="T27"> </text:span><text:span text:style-name="T21">ﭩ</text:span><text:span text:style-name="T27"> </text:span><text:span text:style-name="T21">ﭪ</text:span><text:span text:style-name="T27"> </text:span><text:span text:style-name="T21">ﭫ</text:span><text:span text:style-name="T27"> </text:span><text:span text:style-name="T21">ﭬ</text:span><text:span text:style-name="T27"> </text:span><text:span text:style-name="T21">ﭭ</text:span><text:span text:style-name="T27"> </text:span><text:span text:style-name="T21">ﭮ</text:span><text:span text:style-name="T27"> </text:span><text:span text:style-name="T21">ﭯ</text:span><text:span text:style-name="T27"> </text:span><text:span text:style-name="T21">ﭰ</text:span><text:span text:style-name="T27"> </text:span><text:span text:style-name="T21">ﭱ</text:span><text:span text:style-name="T27"> </text:span><text:span text:style-name="T21">ﭲ</text:span><text:span text:style-name="T27"> </text:span><text:span text:style-name="T21">ﭳ</text:span><text:span text:style-name="T27"> </text:span><text:span text:style-name="T21">ﭴ</text:span><text:span text:style-name="T27"> </text:span><text:span text:style-name="T21">ﭵ</text:span><text:span text:style-name="T27"> </text:span><text:span text:style-name="T21">ﭶ</text:span><text:span text:style-name="T27"> </text:span><text:span text:style-name="T21">ﭷ</text:span><text:span text:style-name="T27"> </text:span><text:span text:style-name="T21">ﭸ</text:span><text:span text:style-name="T27"> </text:span><text:span text:style-name="T21">ﭹ</text:span><text:span text:style-name="T27"> </text:span><text:span text:style-name="T21">ﭺ</text:span><text:span text:style-name="T27"> </text:span><text:span text:style-name="T21">ﭻ</text:span><text:span text:style-name="T27"> </text:span><text:span text:style-name="T21">ﭼ</text:span><text:span text:style-name="T27"> </text:span><text:span text:style-name="T21">ﭽ</text:span><text:span text:style-name="T27"> </text:span><text:span text:style-name="T21">ﭾ</text:span><text:span text:style-name="T27"> </text:span><text:span text:style-name="T21">ﭿ</text:span><text:span text:style-name="T27"> </text:span><text:span text:style-name="T21">ﮀ</text:span><text:span text:style-name="T27"> </text:span><text:span text:style-name="T21">ﮁ</text:span><text:span text:style-name="T27"> </text:span><text:span text:style-name="T21">ﮂ</text:span><text:span text:style-name="T27"> </text:span><text:span text:style-name="T21">ﮃﮄ</text:span><text:span text:style-name="T27"> </text:span><text:span text:style-name="T21">ﮅ</text:span><text:span text:style-name="T27"> </text:span><text:span text:style-name="T21">ﮆ</text:span><text:span text:style-name="T27"> </text:span><text:span text:style-name="T21">ﮇ</text:span><text:span text:style-name="T27"> </text:span><text:span text:style-name="T21">ﮈ</text:span><text:span text:style-name="T27"> </text:span><text:span text:style-name="T21">ﮉ</text:span><text:span text:style-name="T27"> </text:span><text:span text:style-name="T21">ﮊ</text:span><text:span text:style-name="T27"> </text:span><text:span text:style-name="T21">ﮋ</text:span><text:span text:style-name="T27"> </text:span><text:span text:style-name="T21">ﮌ</text:span><text:span text:style-name="T27"> </text:span><text:span text:style-name="T21">ﮍ</text:span><text:span text:style-name="T27"> </text:span><text:span text:style-name="T21">ﮎ</text:span><text:span text:style-name="T27"> </text:span><text:span text:style-name="T21">ﮏ</text:span><text:span text:style-name="T27"> </text:span><text:span text:style-name="T21">ﮐ</text:span><text:span text:style-name="T27"> </text:span><text:span text:style-name="T21">ﮑ</text:span><text:span text:style-name="T27"> </text:span><text:span text:style-name="T21">ﮒ</text:span><text:span text:style-name="T27"> </text:span><text:span text:style-name="T21">ﮓ</text:span><text:span text:style-name="T27"> </text:span><text:span text:style-name="T21">ﮔ</text:span><text:span text:style-name="T27"> </text:span><text:span text:style-name="T21">ﮕ</text:span><text:span text:style-name="T27"> </text:span><text:span text:style-name="T21">ﮖ</text:span><text:span text:style-name="T27"> </text:span><text:span text:style-name="T21">ﮗ</text:span><text:span text:style-name="T27"> </text:span><text:span text:style-name="T21">ﮘ</text:span><text:span text:style-name="T27"> </text:span><text:span text:style-name="T21">ﮙ</text:span><text:span text:style-name="T27"> </text:span><text:span text:style-name="T21">ﮚ</text:span><text:span text:style-name="T27"> </text:span><text:span text:style-name="T21">ﮛ</text:span><text:span text:style-name="T27"> </text:span><text:span text:style-name="T21">ﮜ</text:span><text:span text:style-name="T27"> </text:span><text:span text:style-name="T21">ﮝ</text:span><text:span text:style-name="T27"> </text:span><text:span text:style-name="T21">ﮞ</text:span><text:span text:style-name="T27"> </text:span><text:span text:style-name="T21">ﮟ</text:span><text:span text:style-name="T27"> </text:span><text:span text:style-name="T21">ﮠ</text:span><text:span text:style-name="T27"> </text:span><text:span text:style-name="T21">ﮡ</text:span><text:span text:style-name="T27"> </text:span><text:span text:style-name="T21">ﮢ</text:span><text:span text:style-name="T27"> </text:span><text:span text:style-name="T21">ﮣ</text:span><text:span text:style-name="T27"> </text:span><text:span text:style-name="T21">ﮤ</text:span><text:span text:style-name="T27"> </text:span><text:span text:style-name="T21">ﮥ</text:span><text:span text:style-name="T27"> </text:span><text:span text:style-name="T21">ﮦ</text:span><text:span text:style-name="T27"> </text:span><text:span text:style-name="T21">ﮧ</text:span><text:span text:style-name="T27"> </text:span><text:span text:style-name="T21">ﮨ</text:span><text:span text:style-name="T27"> </text:span><text:span text:style-name="T21">ﮩ</text:span><text:span text:style-name="T27"> </text:span><text:span text:style-name="T21">ﮪ</text:span><text:span text:style-name="T27"> </text:span><text:span text:style-name="T21">ﮫ</text:span><text:span text:style-name="T27"> </text:span><text:span text:style-name="T21">ﮬ</text:span><text:span text:style-name="T27"> </text:span><text:span text:style-name="T21">ﮭ</text:span><text:span text:style-name="T27"> </text:span><text:span text:style-name="T21">ﮮ</text:span><text:span text:style-name="T27"> </text:span><text:span text:style-name="T21">ﮯ</text:span><text:span text:style-name="T27"> </text:span><text:span text:style-name="T21">ﮰ</text:span><text:span text:style-name="T27"> </text:span><text:span text:style-name="T21">ﮱ</text:span><text:span text:style-name="T27"> </text:span><text:span text:style-name="T21">ﯓ</text:span><text:span text:style-name="T27"> </text:span><text:span text:style-name="T21">ﯔ</text:span><text:span text:style-name="T27"> </text:span><text:span text:style-name="T21">ﯕ</text:span><text:span text:style-name="T27"> </text:span><text:span text:style-name="T21">ﯖ</text:span><text:span text:style-name="T27"> </text:span><text:span text:style-name="T21">ﯗ</text:span><text:span text:style-name="T27"> </text:span><text:span text:style-name="T21">ﯘ</text:span><text:span text:style-name="T27"> </text:span><text:span text:style-name="T21">ﯙ</text:span><text:span text:style-name="T27"> </text:span><text:span text:style-name="T21">ﯚ</text:span><text:span text:style-name="T27"> </text:span><text:span text:style-name="T21">ﯛ</text:span><text:span text:style-name="T27"> </text:span><text:span text:style-name="T21">ﯜ</text:span><text:span text:style-name="T27"> </text:span><text:span text:style-name="T21">ﯝ</text:span><text:span text:style-name="T27"> </text:span><text:span text:style-name="T21">ﯞ</text:span><text:span text:style-name="T27"> </text:span><text:span text:style-name="T21">ﯟ</text:span><text:span text:style-name="T27"> </text:span><text:span text:style-name="T21">ﯠ</text:span><text:span text:style-name="T27"> </text:span><text:span text:style-name="T21">ﯡ</text:span><text:span text:style-name="T27"> </text:span><text:span text:style-name="T21">ﯢ</text:span><text:span text:style-name="T27"> </text:span><text:span text:style-name="T21">ﯣ</text:span><text:span text:style-name="T27"> </text:span><text:span text:style-name="T21">ﯤ</text:span><text:span text:style-name="T27"> </text:span><text:span text:style-name="T21">ﯥ</text:span><text:span text:style-name="T27"> </text:span><text:span text:style-name="T21">ﯦ</text:span></text:p>
      <text:p text:style-name="P28"><text:span text:style-name="T23">ﭑ</text:span><text:span text:style-name="T27"> </text:span><text:span text:style-name="T23">ﭒ</text:span><text:span text:style-name="T27"> </text:span><text:span text:style-name="T23">ﭓ</text:span><text:span text:style-name="T27"> </text:span><text:span text:style-name="T23">ﭔ</text:span><text:span text:style-name="T27"> </text:span><text:span text:style-name="T23">ﭕ</text:span><text:span text:style-name="T27"> </text:span><text:span text:style-name="T23">ﭖ</text:span><text:span text:style-name="T27"> </text:span><text:span text:style-name="T23">ﭗ</text:span><text:span text:style-name="T27"> </text:span><text:span text:style-name="T23">ﭘ</text:span><text:span text:style-name="T27"> </text:span><text:span text:style-name="T23">ﭙ</text:span><text:span text:style-name="T27"> </text:span><text:span text:style-name="T23">ﭚ</text:span><text:span text:style-name="T27"> </text:span><text:span text:style-name="T23">ﭛ</text:span><text:span text:style-name="T27"> </text:span><text:span text:style-name="T23">ﭜ</text:span><text:span text:style-name="T27"> </text:span><text:span text:style-name="T23">ﭝ</text:span><text:span text:style-name="T27"> </text:span><text:span text:style-name="T23">ﭞ</text:span><text:span text:style-name="T27"> </text:span><text:span text:style-name="T23">ﭟ</text:span><text:span text:style-name="T27"> </text:span><text:span text:style-name="T23">ﭠ</text:span><text:span text:style-name="T27"> </text:span><text:span text:style-name="T23">ﭡ</text:span><text:span text:style-name="T27"> </text:span><text:span text:style-name="T23">ﭢ</text:span><text:span text:style-name="T27"> </text:span><text:span text:style-name="T23">ﭣ</text:span><text:span text:style-name="T27"> </text:span><text:span text:style-name="T23">ﭤﭥ</text:span><text:span text:style-name="T27"> </text:span><text:span text:style-name="T23">ﭦ</text:span><text:span text:style-name="T27"> </text:span><text:span text:style-name="T23">ﭧ</text:span><text:span text:style-name="T27"> </text:span><text:span text:style-name="T23">ﭨ</text:span><text:span text:style-name="T27"> </text:span><text:span text:style-name="T23">ﭩ</text:span><text:span text:style-name="T27"> </text:span><text:span text:style-name="T23">ﭪ</text:span><text:span text:style-name="T27"> </text:span><text:span text:style-name="T23">ﭫﭬ</text:span><text:span text:style-name="T27"> </text:span><text:span text:style-name="T23">ﭭ</text:span><text:span text:style-name="T27"> </text:span><text:span text:style-name="T23">ﭮ</text:span><text:span text:style-name="T27"> </text:span><text:span text:style-name="T23">ﭯ</text:span><text:span text:style-name="T27"> </text:span><text:span text:style-name="T23">ﭰ</text:span><text:span text:style-name="T27"> </text:span><text:span text:style-name="T23">ﭱ</text:span><text:span text:style-name="T27"> </text:span><text:span text:style-name="T23">ﭲ</text:span><text:span text:style-name="T27"> </text:span><text:span text:style-name="T23">ﭳ</text:span><text:span text:style-name="T27"> </text:span><text:span text:style-name="T23">ﭴ</text:span><text:span text:style-name="T27"> </text:span><text:span text:style-name="T23">ﭵ</text:span><text:span text:style-name="T27"> </text:span><text:span text:style-name="T23">ﭶ</text:span><text:span text:style-name="T27"> </text:span><text:span text:style-name="T23">ﭷ</text:span><text:span text:style-name="T27"> </text:span><text:span text:style-name="T23">ﭸ</text:span><text:span text:style-name="T27"> </text:span><text:span text:style-name="T23">ﭹ</text:span><text:span text:style-name="T27"> </text:span><text:span text:style-name="T23">ﭺ</text:span><text:span text:style-name="T27"> </text:span><text:span text:style-name="T23">ﭻ</text:span><text:span text:style-name="T27"> </text:span><text:span text:style-name="T23">ﭼ</text:span><text:span text:style-name="T27"> </text:span><text:span text:style-name="T23">ﭽ</text:span><text:span text:style-name="T27"> </text:span><text:span text:style-name="T23">ﭾ</text:span><text:span text:style-name="T27"> </text:span><text:span text:style-name="T23">ﭿ</text:span><text:span text:style-name="T27"> </text:span><text:span text:style-name="T23">ﮀ</text:span><text:span text:style-name="T27"> </text:span><text:span text:style-name="T23">ﮁ</text:span><text:span text:style-name="T27"> </text:span><text:span text:style-name="T23">ﮂ</text:span><text:span text:style-name="T27"> </text:span><text:span text:style-name="T23">ﮃ</text:span><text:span text:style-name="T27"> </text:span><text:span text:style-name="T23">ﮄ</text:span><text:span text:style-name="T27"> </text:span><text:span text:style-name="T23">ﮅ</text:span><text:span text:style-name="T27"> </text:span><text:span text:style-name="T23">ﮆ</text:span><text:span text:style-name="T27"> </text:span><text:span text:style-name="T23">ﮇ</text:span><text:span text:style-name="T27"> </text:span><text:span text:style-name="T23">ﮈ</text:span><text:span text:style-name="T27"> </text:span><text:span text:style-name="T23">ﮉ</text:span><text:span text:style-name="T27"> </text:span><text:span text:style-name="T23">ﮊ</text:span><text:span text:style-name="T27"> </text:span><text:span text:style-name="T23">ﮋ</text:span><text:span text:style-name="T27"> </text:span><text:span text:style-name="T23">ﮌ</text:span><text:span text:style-name="T27"> </text:span><text:span text:style-name="T23">ﮍ</text:span><text:span text:style-name="T27"> </text:span><text:span text:style-name="T23">ﮎ</text:span><text:span text:style-name="T27"> </text:span><text:span text:style-name="T23">ﮏ</text:span><text:span text:style-name="T27"> </text:span><text:span text:style-name="T23">ﮐ</text:span><text:span text:style-name="T27"> </text:span><text:span text:style-name="T23">ﮑ</text:span><text:span text:style-name="T27"> </text:span><text:span text:style-name="T23">ﮒﮓ</text:span><text:span text:style-name="T27"> </text:span><text:span text:style-name="T23">ﮔ</text:span><text:span text:style-name="T27"> </text:span><text:span text:style-name="T23">ﮕ</text:span><text:span text:style-name="T27"> </text:span><text:span text:style-name="T23">ﮖ</text:span><text:span text:style-name="T27"> </text:span><text:span text:style-name="T23">ﮗ</text:span><text:span text:style-name="T27"> </text:span><text:span text:style-name="T23">ﮘ</text:span><text:span text:style-name="T27"> </text:span><text:span text:style-name="T23">ﮙ</text:span><text:span text:style-name="T27"> </text:span><text:span text:style-name="T23">ﮚ</text:span><text:span text:style-name="T27"> </text:span><text:span text:style-name="T23">ﮛ</text:span><text:span text:style-name="T27"> </text:span><text:span text:style-name="T23">ﮜ</text:span><text:span text:style-name="T27"> </text:span><text:span text:style-name="T23">ﮝ</text:span><text:span text:style-name="T27"> </text:span><text:span text:style-name="T23">ﮞ</text:span><text:span text:style-name="T27"> </text:span><text:span text:style-name="T23">ﮟ</text:span><text:span text:style-name="T27"> </text:span><text:span text:style-name="T23">ﮠ</text:span><text:span text:style-name="T27"> </text:span><text:span text:style-name="T23">ﮡ</text:span><text:span text:style-name="T27"> </text:span><text:span text:style-name="T23">ﮢ</text:span><text:span text:style-name="T27"> </text:span><text:span text:style-name="T23">ﮣ</text:span><text:span text:style-name="T27"> </text:span><text:span text:style-name="T23">ﮤ</text:span><text:span text:style-name="T27"> </text:span><text:span text:style-name="T23">ﮥ</text:span><text:span text:style-name="T27"> </text:span><text:span text:style-name="T23">ﮦﮧ</text:span><text:span text:style-name="T27"> </text:span><text:span text:style-name="T23">ﮨ</text:span><text:span text:style-name="T27"> </text:span><text:span text:style-name="T23">ﮩ</text:span><text:span text:style-name="T27"> </text:span><text:span text:style-name="T23">ﮪ</text:span><text:span text:style-name="T27"> </text:span><text:span text:style-name="T23">ﮫ</text:span><text:span text:style-name="T27"> </text:span><text:span text:style-name="T23">ﮬ</text:span><text:span text:style-name="T27"> </text:span><text:span text:style-name="T23">ﮭ</text:span><text:span text:style-name="T27"> </text:span><text:span text:style-name="T23">ﮮ</text:span><text:span text:style-name="T27"> </text:span><text:span text:style-name="T23">ﮯ</text:span><text:span text:style-name="T27"> </text:span><text:span text:style-name="T23">ﮰ</text:span><text:span text:style-name="T27"> </text:span><text:span text:style-name="T23">ﮱ</text:span><text:span text:style-name="T27"> </text:span><text:span text:style-name="T23">ﯓ</text:span><text:span text:style-name="T27"> </text:span><text:span text:style-name="T23">ﯔ</text:span><text:span text:style-name="T27"> </text:span><text:span text:style-name="T23">ﯕ</text:span><text:span text:style-name="T27"> </text:span><text:span text:style-name="T23">ﯖ</text:span><text:span text:style-name="T27"> </text:span><text:span text:style-name="T23">ﯗ</text:span><text:span text:style-name="T27"> </text:span><text:span text:style-name="T23">ﯘ</text:span><text:span text:style-name="T27"> </text:span><text:span text:style-name="T23">ﯙ</text:span><text:span text:style-name="T27"> </text:span><text:span text:style-name="T23">ﯚ</text:span><text:span text:style-name="T27"> </text:span><text:span text:style-name="T23">ﯛ</text:span><text:span text:style-name="T27"> </text:span><text:span text:style-name="T23">ﯜ</text:span><text:span text:style-name="T27"> </text:span><text:span text:style-name="T23">ﯝ</text:span><text:span text:style-name="T27"> </text:span><text:span text:style-name="T23">ﯞ</text:span><text:span text:style-name="T27"> </text:span><text:span text:style-name="T23">ﯟ</text:span><text:span text:style-name="T27"> </text:span><text:span text:style-name="T23">ﯠ</text:span><text:span text:style-name="T27"> </text:span><text:span text:style-name="T23">ﯡ</text:span><text:span text:style-name="T27"> </text:span><text:span text:style-name="T23">ﯢ</text:span><text:span text:style-name="T27"> </text:span><text:span text:style-name="T23">ﯣ</text:span><text:span text:style-name="T27"> </text:span><text:span text:style-name="T23">ﯤ</text:span><text:span text:style-name="T27"> </text:span><text:span text:style-name="T23">ﯥ</text:span><text:span text:style-name="T27"> </text:span><text:span text:style-name="T23">ﯦ</text:span><text:span text:style-name="T27"> </text:span><text:span text:style-name="T23">ﯧ</text:span><text:span text:style-name="T27"> </text:span><text:span text:style-name="T23">ﯨ</text:span><text:span text:style-name="T27"> </text:span><text:span text:style-name="T23">ﯩ</text:span><text:span text:style-name="T27"> </text:span><text:span text:style-name="T23">ﯪ</text:span><text:span text:style-name="T27"> </text:span><text:span text:style-name="T23">ﯫ</text:span><text:span text:style-name="T27"> </text:span><text:span text:style-name="T23">ﯬ</text:span><text:span text:style-name="T27"> </text:span><text:span text:style-name="T23">ﯭ</text:span><text:span text:style-name="T27"> </text:span><text:span text:style-name="T23">ﯮ</text:span><text:span text:style-name="T27"> </text:span><text:span text:style-name="T23">ﯯ</text:span><text:span text:style-name="T27"> </text:span><text:span text:style-name="T23">ﯰ</text:span><text:span text:style-name="T27"> </text:span><text:span text:style-name="T23">ﯱ</text:span><text:span text:style-name="T27"> </text:span><text:span text:style-name="T23">ﯲ</text:span><text:span text:style-name="T27"> </text:span><text:span text:style-name="T23">ﯳ</text:span><text:span text:style-name="T27"> </text:span><text:span text:style-name="T23">ﯴ</text:span><text:span text:style-name="T27"> </text:span><text:span text:style-name="T23">ﯵ</text:span><text:span text:style-name="T27"> </text:span><text:span text:style-name="T23">ﯶﯷ</text:span><text:span text:style-name="T27"> </text:span><text:span text:style-name="T23">ﯸ</text:span><text:span text:style-name="T27"> </text:span><text:span text:style-name="T23">ﯹ</text:span><text:span text:style-name="T27"> </text:span><text:span text:style-name="T23">ﯺ</text:span></text:p>
      <text:p text:style-name="P29"><text:span text:style-name="T24">ﭑ</text:span><text:span text:style-name="T27"> </text:span><text:span text:style-name="T24">ﭒ</text:span><text:span text:style-name="T27"> </text:span><text:span text:style-name="T24">ﭓ</text:span><text:span text:style-name="T27"> </text:span><text:span text:style-name="T24">ﭔ</text:span><text:span text:style-name="T27"> </text:span><text:span text:style-name="T24">ﭕﭖ</text:span><text:span text:style-name="T27"> </text:span><text:span text:style-name="T24">ﭗ</text:span><text:span text:style-name="T27"> </text:span><text:span text:style-name="T24">ﭘ</text:span><text:span text:style-name="T27"> </text:span><text:span text:style-name="T24">ﭙ</text:span><text:span text:style-name="T27"> </text:span><text:span text:style-name="T24">ﭚ</text:span><text:span text:style-name="T27"> </text:span><text:span text:style-name="T24">ﭛ</text:span><text:span text:style-name="T27"> </text:span><text:span text:style-name="T24">ﭜ</text:span><text:span text:style-name="T27"> </text:span><text:span text:style-name="T24">ﭝﭞ</text:span><text:span text:style-name="T27"> </text:span><text:span text:style-name="T24">ﭟ</text:span><text:span text:style-name="T27"> </text:span><text:span text:style-name="T24">ﭠ</text:span><text:span text:style-name="T27"> </text:span><text:span text:style-name="T24">ﭡ</text:span><text:span text:style-name="T27"> </text:span><text:span text:style-name="T24">ﭢ</text:span><text:span text:style-name="T27"> </text:span><text:span text:style-name="T24">ﭣﭤ</text:span><text:span text:style-name="T27"> </text:span><text:span text:style-name="T24">ﭥ</text:span><text:span text:style-name="T27"> </text:span><text:span text:style-name="T24">ﭦ</text:span><text:span text:style-name="T27"> </text:span><text:span text:style-name="T24">ﭧ</text:span><text:span text:style-name="T27"> </text:span><text:span text:style-name="T24">ﭨ</text:span><text:span text:style-name="T27"> </text:span><text:span text:style-name="T24">ﭩ</text:span><text:span text:style-name="T27"> </text:span><text:span text:style-name="T24">ﭪ</text:span><text:span text:style-name="T27"> </text:span><text:span text:style-name="T24">ﭫ</text:span><text:span text:style-name="T27"> </text:span><text:span text:style-name="T24">ﭬ</text:span><text:span text:style-name="T27"> </text:span><text:span text:style-name="T24">ﭭ</text:span><text:span text:style-name="T27"> </text:span><text:span text:style-name="T24">ﭮ</text:span><text:span text:style-name="T27"> </text:span><text:span text:style-name="T24">ﭯ</text:span><text:span text:style-name="T27"> </text:span><text:span text:style-name="T24">ﭰ</text:span><text:span text:style-name="T27"> </text:span><text:span text:style-name="T24">ﭱ</text:span><text:span text:style-name="T27"> </text:span><text:span text:style-name="T24">ﭲ</text:span><text:span text:style-name="T27"> </text:span><text:span text:style-name="T24">ﭳ</text:span><text:span text:style-name="T27"> </text:span><text:span text:style-name="T24">ﭴ</text:span><text:span text:style-name="T27"> </text:span><text:span text:style-name="T24">ﭵﭶ</text:span><text:span text:style-name="T27"> </text:span><text:span text:style-name="T24">ﭷ</text:span><text:span text:style-name="T27"> </text:span><text:span text:style-name="T24">ﭸ</text:span><text:span text:style-name="T27"> </text:span><text:span text:style-name="T24">ﭹ</text:span><text:span text:style-name="T27"> </text:span><text:span text:style-name="T24">ﭺ</text:span><text:span text:style-name="T27"> </text:span><text:span text:style-name="T24">ﭻﭼ</text:span><text:span text:style-name="T27"> </text:span><text:span text:style-name="T24">ﭽ</text:span><text:span text:style-name="T27"> </text:span><text:span text:style-name="T24">ﭾ</text:span><text:span text:style-name="T27"> </text:span><text:span text:style-name="T24">ﭿ</text:span><text:span text:style-name="T27"> </text:span><text:span text:style-name="T24">ﮀ</text:span><text:span text:style-name="T27"> </text:span><text:span text:style-name="T24">ﮁ</text:span><text:span text:style-name="T27"> </text:span><text:span text:style-name="T24">ﮂ</text:span><text:span text:style-name="T27"> </text:span><text:span text:style-name="T24">ﮃ</text:span><text:span text:style-name="T27"> </text:span><text:span text:style-name="T24">ﮄ</text:span><text:span text:style-name="T27"> </text:span><text:span text:style-name="T24">ﮅ</text:span><text:span text:style-name="T27"> </text:span><text:span text:style-name="T24">ﮆ</text:span><text:span text:style-name="T27"> </text:span><text:span text:style-name="T24">ﮇ</text:span><text:span text:style-name="T27"> </text:span><text:span text:style-name="T24">ﮈ</text:span><text:span text:style-name="T27"> </text:span><text:span text:style-name="T24">ﮉ</text:span><text:span text:style-name="T27"> </text:span><text:span text:style-name="T24">ﮊ</text:span><text:span text:style-name="T27"> </text:span><text:span text:style-name="T24">ﮋ</text:span><text:span text:style-name="T27"> </text:span><text:span text:style-name="T24">ﮌ</text:span><text:span text:style-name="T27"> </text:span><text:span text:style-name="T24">ﮍ</text:span><text:span text:style-name="T27"> </text:span><text:span text:style-name="T24">ﮎ</text:span><text:span text:style-name="T27"> </text:span><text:span text:style-name="T24">ﮏ</text:span><text:span text:style-name="T27"> </text:span><text:span text:style-name="T24">ﮐ</text:span><text:span text:style-name="T27"> </text:span><text:span text:style-name="T24">ﮑ</text:span><text:span text:style-name="T27"> </text:span><text:span text:style-name="T24">ﮒ</text:span><text:span text:style-name="T27"> </text:span><text:span text:style-name="T24">ﮓ</text:span><text:span text:style-name="T27"> </text:span><text:span text:style-name="T24">ﮔ</text:span><text:span text:style-name="T27"> </text:span><text:span text:style-name="T24">ﮕ</text:span><text:span text:style-name="T27"> </text:span><text:span text:style-name="T24">ﮖ</text:span><text:span text:style-name="T27"> </text:span><text:span text:style-name="T24">ﮗ</text:span><text:span text:style-name="T27"> </text:span><text:span text:style-name="T24">ﮘ</text:span><text:span text:style-name="T27"> </text:span><text:span text:style-name="T24">ﮙ</text:span><text:span text:style-name="T27"> </text:span><text:span text:style-name="T24">ﮚ</text:span><text:span text:style-name="T27"> </text:span><text:span text:style-name="T24">ﮛ</text:span><text:span text:style-name="T27"> </text:span><text:span text:style-name="T24">ﮜ</text:span><text:span text:style-name="T27"> </text:span><text:span text:style-name="T24">ﮝ</text:span><text:span text:style-name="T27"> </text:span><text:span text:style-name="T24">ﮞ</text:span><text:span text:style-name="T27"> </text:span><text:span text:style-name="T24">ﮟ</text:span><text:span text:style-name="T27"> </text:span><text:span text:style-name="T24">ﮠ</text:span><text:span text:style-name="T27"> </text:span><text:span text:style-name="T24">ﮡ</text:span><text:span text:style-name="T27"> </text:span><text:span text:style-name="T24">ﮢ</text:span><text:span text:style-name="T27"> </text:span><text:span text:style-name="T24">ﮣ</text:span><text:span text:style-name="T27"> </text:span><text:span text:style-name="T24">ﮤ</text:span><text:span text:style-name="T27"> </text:span><text:span text:style-name="T24">ﮥ</text:span><text:span text:style-name="T27"> </text:span><text:span text:style-name="T24">ﮦ</text:span><text:span text:style-name="T27"> </text:span><text:span text:style-name="T24">ﮧ</text:span><text:span text:style-name="T27"> </text:span><text:span text:style-name="T24">ﮨ</text:span><text:span text:style-name="T27"> </text:span><text:span text:style-name="T24">ﮩ</text:span><text:span text:style-name="T27"> </text:span><text:span text:style-name="T24">ﮪ</text:span><text:span text:style-name="T27"> </text:span><text:span text:style-name="T24">ﮫ</text:span><text:span text:style-name="T27"> </text:span><text:span text:style-name="T24">ﮬ</text:span><text:span text:style-name="T27"> </text:span><text:span text:style-name="T24">ﮭ</text:span><text:span text:style-name="T27"> </text:span><text:span text:style-name="T24">ﮮ</text:span><text:span text:style-name="T27"> </text:span><text:span text:style-name="T24">ﮯ</text:span><text:span text:style-name="T27"> </text:span><text:span text:style-name="T24">ﮰ</text:span><text:span text:style-name="T27"> </text:span><text:span text:style-name="T24">ﮱ</text:span><text:span text:style-name="T27"> </text:span><text:span text:style-name="T24">ﯓﯔ</text:span><text:span text:style-name="T27"> </text:span><text:span text:style-name="T24">ﯕ</text:span><text:span text:style-name="T27"> </text:span><text:span text:style-name="T24">ﯖ</text:span><text:span text:style-name="T27"> </text:span><text:span text:style-name="T24">ﯗ</text:span><text:span text:style-name="T27"> </text:span><text:span text:style-name="T24">ﯘ</text:span><text:span text:style-name="T27"> </text:span><text:span text:style-name="T24">ﯙ</text:span><text:span text:style-name="T27"> </text:span><text:span text:style-name="T24">ﯚ</text:span><text:span text:style-name="T27"> </text:span><text:span text:style-name="T24">ﯛ</text:span><text:span text:style-name="T27"> </text:span><text:span text:style-name="T24">ﯜ</text:span><text:span text:style-name="T27"> </text:span><text:span text:style-name="T24">ﯝ</text:span><text:span text:style-name="T27"> </text:span><text:span text:style-name="T24">ﯞ</text:span><text:span text:style-name="T27"> </text:span><text:span text:style-name="T24">ﯟ</text:span><text:span text:style-name="T27"> </text:span><text:span text:style-name="T24">ﯠ</text:span><text:span text:style-name="T27"> </text:span><text:span text:style-name="T24">ﯡ</text:span><text:span text:style-name="T27"> </text:span><text:span text:style-name="T24">ﯢ</text:span><text:span text:style-name="T27"> </text:span><text:span text:style-name="T24">ﯣ</text:span><text:span text:style-name="T27"> </text:span><text:span text:style-name="T24">ﯤﯥ</text:span><text:span text:style-name="T27"> </text:span><text:span text:style-name="T24">ﯦ</text:span><text:span text:style-name="T27"> </text:span><text:span text:style-name="T24">ﯧ</text:span><text:span text:style-name="T27"> </text:span><text:span text:style-name="T24">ﯨ</text:span><text:span text:style-name="T27"> </text:span><text:span text:style-name="T24">ﯩ</text:span><text:span text:style-name="T27"> </text:span><text:span text:style-name="T24">ﯪ</text:span><text:span text:style-name="T27"> </text:span><text:span text:style-name="T24">ﯫ</text:span><text:span text:style-name="T27"> </text:span><text:span text:style-name="T24">ﯬ</text:span><text:span text:style-name="T27"> </text:span><text:span text:style-name="T24">ﯭ</text:span><text:span text:style-name="T27"> </text:span><text:span text:style-name="T24">ﯮ</text:span><text:span text:style-name="T27"> </text:span><text:span text:style-name="T24">ﯯ</text:span><text:span text:style-name="T27"> </text:span><text:span text:style-name="T24">ﯰ</text:span><text:span text:style-name="T27"> </text:span><text:span text:style-name="T24">ﯱ</text:span><text:span text:style-name="T27"> </text:span><text:span text:style-name="T24">ﯲ</text:span><text:span text:style-name="T27"> </text:span><text:span text:style-name="T24">ﯳ</text:span><text:span text:style-name="T27"> </text:span><text:span text:style-name="T24">ﯴ</text:span><text:span text:style-name="T27"> </text:span><text:span text:style-name="T24">ﯵ</text:span><text:span text:style-name="T27"> </text:span><text:span text:style-name="T24">ﯶ</text:span><text:span text:style-name="T27"> </text:span><text:span text:style-name="T24">ﯷ</text:span><text:span text:style-name="T27"> </text:span><text:span text:style-name="T24">ﯸﯹ</text:span><text:span text:style-name="T27"> </text:span><text:span text:style-name="T24">ﯺ</text:span><text:span text:style-name="T27"> </text:span><text:span text:style-name="T24">ﯻ</text:span><text:span text:style-name="T27"> </text:span><text:span text:style-name="T24">ﯼ</text:span><text:span text:style-name="T27"> </text:span><text:span text:style-name="T24">ﯽ</text:span><text:span text:style-name="T27"> </text:span><text:span text:style-name="T24">ﯾ</text:span><text:span text:style-name="T27"> </text:span><text:span text:style-name="T24">ﯿ</text:span></text:p>
      <text:p text:style-name="P30"><text:span text:style-name="T25">ﭑ</text:span><text:span text:style-name="T27"> </text:span><text:span text:style-name="T25">ﭒ</text:span><text:span text:style-name="T27"> </text:span><text:span text:style-name="T25">ﭓ</text:span><text:span text:style-name="T27"> </text:span><text:span text:style-name="T25">ﭔ</text:span><text:span text:style-name="T27"> </text:span><text:span text:style-name="T25">ﭕ</text:span><text:span text:style-name="T27"> </text:span><text:span text:style-name="T25">ﭖ</text:span><text:span text:style-name="T27"> </text:span><text:span text:style-name="T25">ﭗ</text:span><text:span text:style-name="T27"> </text:span><text:span text:style-name="T25">ﭘ</text:span><text:span text:style-name="T27"> </text:span><text:span text:style-name="T25">ﭙ</text:span><text:span text:style-name="T27"> </text:span><text:span text:style-name="T25">ﭚ</text:span><text:span text:style-name="T27"> </text:span><text:span text:style-name="T25">ﭛ</text:span><text:span text:style-name="T27"> </text:span><text:span text:style-name="T25">ﭜ</text:span><text:span text:style-name="T27"> </text:span><text:span text:style-name="T25">ﭝ</text:span><text:span text:style-name="T27"> </text:span><text:span text:style-name="T25">ﭞ</text:span><text:span text:style-name="T27"> </text:span><text:span text:style-name="T25">ﭟ</text:span><text:span text:style-name="T27"> </text:span><text:span text:style-name="T25">ﭠ</text:span><text:span text:style-name="T27"> </text:span><text:span text:style-name="T25">ﭡ</text:span><text:span text:style-name="T27"> </text:span><text:span text:style-name="T25">ﭢ</text:span><text:span text:style-name="T27"> </text:span><text:span text:style-name="T25">ﭣ</text:span><text:span text:style-name="T27"> </text:span><text:span text:style-name="T25">ﭤ</text:span><text:span text:style-name="T27"> </text:span><text:span text:style-name="T25">ﭥ</text:span><text:span text:style-name="T27"> </text:span><text:span text:style-name="T25">ﭦ</text:span><text:span text:style-name="T27"> </text:span><text:span text:style-name="T25">ﭧ</text:span></text:p>
      <text:p text:style-name="P11"><text:span text:style-name="T25">ﭨ</text:span><text:span text:style-name="T27"> </text:span><text:span text:style-name="T25">ﭩ</text:span><text:span text:style-name="T27"> </text:span><text:span text:style-name="T25">ﭪ</text:span><text:span text:style-name="T27"> </text:span><text:span text:style-name="T25">ﭫ</text:span><text:span text:style-name="T27"> </text:span><text:span text:style-name="T25">ﭬ</text:span><text:span text:style-name="T27"> </text:span><text:span text:style-name="T25">ﭭ</text:span><text:span text:style-name="T27"> </text:span><text:span text:style-name="T25">ﭮ</text:span><text:span text:style-name="T27"> </text:span><text:span text:style-name="T25">ﭯ</text:span><text:span text:style-name="T27"> </text:span><text:span text:style-name="T25">ﭰ</text:span><text:span text:style-name="T27"> </text:span><text:span text:style-name="T25">ﭱ</text:span><text:span text:style-name="T27"> </text:span><text:span text:style-name="T25">ﭲ</text:span><text:span text:style-name="T27"> </text:span><text:span text:style-name="T25">ﭳ</text:span><text:span text:style-name="T27"> </text:span><text:span text:style-name="T25">ﭴ</text:span><text:span text:style-name="T27"> </text:span><text:span text:style-name="T25">ﭵ</text:span><text:span text:style-name="T27"> </text:span><text:span text:style-name="T25">ﭶ</text:span><text:span text:style-name="T27"> </text:span><text:span text:style-name="T25">ﭷ</text:span><text:span text:style-name="T27"> </text:span><text:span text:style-name="T25">ﭸ</text:span><text:span text:style-name="T27"> </text:span><text:span text:style-name="T25">ﭹ</text:span><text:span text:style-name="T27"> </text:span><text:span text:style-name="T25">ﭺ</text:span><text:span text:style-name="T27"> </text:span><text:span text:style-name="T25">ﭻ</text:span><text:span text:style-name="T27"> </text:span><text:span text:style-name="T25">ﭼ</text:span><text:span text:style-name="T27"> </text:span><text:span text:style-name="T25">ﭽ</text:span><text:span text:style-name="T27"> </text:span><text:span text:style-name="T25">ﭾ</text:span><text:span text:style-name="T27"> </text:span><text:span text:style-name="T25">ﭿ</text:span><text:span text:style-name="T27"> </text:span><text:span text:style-name="T25">ﮀ</text:span><text:span text:style-name="T27"> </text:span><text:span text:style-name="T25">ﮁ</text:span><text:span text:style-name="T27"> </text:span><text:span text:style-name="T25">ﮂ</text:span><text:span text:style-name="T27"> </text:span><text:span text:style-name="T25">ﮃ</text:span><text:span text:style-name="T27"> </text:span><text:span text:style-name="T25">ﮄ</text:span><text:span text:style-name="T27"> </text:span><text:span text:style-name="T25">ﮅ</text:span><text:span text:style-name="T27"> </text:span><text:span text:style-name="T25">ﮆ</text:span><text:span text:style-name="T27"> </text:span><text:span text:style-name="T25">ﮇ</text:span><text:span text:style-name="T27"> </text:span><text:span text:style-name="T25">ﮈ</text:span><text:span text:style-name="T27"> </text:span><text:span text:style-name="T25">ﮉﮊ</text:span><text:span text:style-name="T27"> </text:span><text:span text:style-name="T25">ﮋ</text:span><text:span text:style-name="T27"> </text:span><text:span text:style-name="T25">ﮌ</text:span><text:span text:style-name="T27"> </text:span><text:span text:style-name="T25">ﮍ</text:span><text:span text:style-name="T27"> </text:span><text:span text:style-name="T25">ﮎ</text:span><text:span text:style-name="T27"> </text:span><text:span text:style-name="T25">ﮏ</text:span><text:span text:style-name="T27"> </text:span><text:span text:style-name="T25">ﮐ</text:span><text:span text:style-name="T27"> </text:span><text:span text:style-name="T25">ﮑ</text:span><text:span text:style-name="T27"> </text:span><text:span text:style-name="T25">ﮒ</text:span><text:span text:style-name="T27"> </text:span><text:span text:style-name="T25">ﮓ</text:span><text:span text:style-name="T27"> </text:span><text:span text:style-name="T25">ﮔ</text:span><text:span text:style-name="T27"> </text:span><text:span text:style-name="T25">ﮕ</text:span><text:span text:style-name="T27"> </text:span><text:span text:style-name="T25">ﮖ</text:span><text:span text:style-name="T27"> </text:span><text:span text:style-name="T25">ﮗ</text:span><text:span text:style-name="T27"> </text:span><text:span text:style-name="T25">ﮘ</text:span><text:span text:style-name="T27"> </text:span><text:span text:style-name="T25">ﮙﮚ</text:span><text:span text:style-name="T27"> </text:span><text:span text:style-name="T25">ﮛ</text:span><text:span text:style-name="T27"> </text:span><text:span text:style-name="T25">ﮜ</text:span><text:span text:style-name="T27"> </text:span><text:span text:style-name="T25">ﮝﮞ</text:span><text:span text:style-name="T27"> </text:span><text:span text:style-name="T25">ﮟ</text:span><text:span text:style-name="T27"> </text:span><text:span text:style-name="T25">ﮠ</text:span><text:span text:style-name="T27"> </text:span><text:span text:style-name="T25">ﮡ</text:span><text:span text:style-name="T27"> </text:span><text:span text:style-name="T25">ﮢ</text:span><text:span text:style-name="T27"> </text:span><text:span text:style-name="T25">ﮣ</text:span><text:span text:style-name="T27"> </text:span><text:span text:style-name="T25">ﮤ</text:span><text:span text:style-name="T27"> </text:span><text:span text:style-name="T25">ﮥ</text:span><text:span text:style-name="T27"> </text:span><text:span text:style-name="T25">ﮦ</text:span><text:span text:style-name="T27"> </text:span><text:span text:style-name="T25">ﮧ</text:span><text:span text:style-name="T27"> </text:span><text:span text:style-name="T25">ﮨ</text:span><text:span text:style-name="T27"> </text:span><text:span text:style-name="T25">ﮩ</text:span><text:span text:style-name="T27"> </text:span><text:span text:style-name="T25">ﮪ</text:span><text:span text:style-name="T27"> </text:span><text:span text:style-name="T25">ﮫ</text:span><text:span text:style-name="T27"> </text:span><text:span text:style-name="T25">ﮬ</text:span><text:span text:style-name="T27"> </text:span><text:span text:style-name="T25">ﮭ</text:span><text:span text:style-name="T27"> </text:span><text:span text:style-name="T25">ﮮﮯ</text:span><text:span text:style-name="T27"> </text:span><text:span text:style-name="T25">ﮰ</text:span><text:span text:style-name="T27"> </text:span><text:span text:style-name="T25">ﮱ</text:span><text:span text:style-name="T27"> </text:span><text:span text:style-name="T25">ﯓ</text:span><text:span text:style-name="T27"> </text:span><text:span text:style-name="T25">ﯔ</text:span><text:span text:style-name="T27"> </text:span><text:span text:style-name="T25">ﯕ</text:span><text:span text:style-name="T27"> </text:span><text:span text:style-name="T25">ﯖ</text:span><text:span text:style-name="T27"> </text:span><text:span text:style-name="T25">ﯗ</text:span><text:span text:style-name="T27"> </text:span><text:span text:style-name="T25">ﯘ</text:span><text:span text:style-name="T27"> </text:span><text:span text:style-name="T25">ﯙ</text:span><text:span text:style-name="T27"> </text:span><text:span text:style-name="T25">ﯚ</text:span><text:span text:style-name="T27"> </text:span><text:span text:style-name="T25">ﯛ</text:span><text:span text:style-name="T27"> </text:span><text:span text:style-name="T25">ﯜ</text:span><text:span text:style-name="T27"> </text:span><text:span text:style-name="T25">ﯝ</text:span><text:span text:style-name="T27"> </text:span><text:span text:style-name="T25">ﯞ</text:span><text:span text:style-name="T27"> </text:span><text:span text:style-name="T25">ﯟ</text:span><text:span text:style-name="T27"> </text:span><text:span text:style-name="T25">ﯠ</text:span><text:span text:style-name="T27"> </text:span><text:span text:style-name="T25">ﯡ</text:span><text:span text:style-name="T27"> </text:span><text:span text:style-name="T25">ﯢ</text:span><text:span text:style-name="T27"> </text:span><text:span text:style-name="T25">ﯣ</text:span><text:span text:style-name="T27"> </text:span><text:span text:style-name="T25">ﯤ</text:span><text:span text:style-name="T27"> </text:span><text:span text:style-name="T25">ﯥ</text:span><text:span text:style-name="T27"> </text:span><text:span text:style-name="T25">ﯦ</text:span><text:span text:style-name="T27"> </text:span><text:span text:style-name="T25">ﯧ</text:span><text:span text:style-name="T27"> </text:span><text:span text:style-name="T25">ﯨ</text:span><text:span text:style-name="T27"> </text:span><text:span text:style-name="T25">ﯩ</text:span><text:span text:style-name="T27"> </text:span><text:span text:style-name="T25">ﯪ</text:span><text:span text:style-name="T27"> </text:span><text:span text:style-name="T25">ﯫ</text:span><text:span text:style-name="T27"> </text:span><text:span text:style-name="T25">ﯬ</text:span><text:span text:style-name="T27"> </text:span><text:span text:style-name="T25">ﯭ</text:span><text:span text:style-name="T27"> </text:span><text:span text:style-name="T25">ﯮ</text:span><text:span text:style-name="T27"> </text:span><text:span text:style-name="T25">ﯯ</text:span><text:span text:style-name="T27"> </text:span><text:span text:style-name="T25">ﯰﯱ</text:span><text:span text:style-name="T27"> </text:span><text:span text:style-name="T25">ﯲ</text:span><text:span text:style-name="T27"> </text:span><text:span text:style-name="T25">ﯳ</text:span><text:span text:style-name="T27"> </text:span><text:span text:style-name="T25">ﯴ</text:span><text:span text:style-name="T27"> </text:span><text:span text:style-name="T25">ﯵ</text:span><text:span text:style-name="T27"> </text:span><text:span text:style-name="T25">ﯶ</text:span><text:span text:style-name="T27"> </text:span><text:span text:style-name="T25">ﯷ</text:span><text:span text:style-name="T27"> </text:span><text:span text:style-name="T25">ﯸ</text:span></text:p>
      <text:p text:style-name="P31"><text:span text:style-name="T26">ﭑ</text:span><text:span text:style-name="T27"> </text:span><text:span text:style-name="T26">ﭒ</text:span><text:span text:style-name="T27"> </text:span><text:span text:style-name="T26">ﭓ</text:span><text:span text:style-name="T27"> </text:span><text:span text:style-name="T26">ﭔ</text:span><text:span text:style-name="T27"> </text:span><text:span text:style-name="T26">ﭕ</text:span><text:span text:style-name="T27"> </text:span><text:span text:style-name="T26">ﭖ</text:span><text:span text:style-name="T27"> </text:span><text:span text:style-name="T26">ﭗ</text:span><text:span text:style-name="T27"> </text:span><text:span text:style-name="T26">ﭘ</text:span><text:span text:style-name="T27"> </text:span><text:span text:style-name="T26">ﭙ</text:span><text:span text:style-name="T27"> </text:span><text:span text:style-name="T26">ﭚ</text:span><text:span text:style-name="T27"> </text:span><text:span text:style-name="T26">ﭛ</text:span><text:span text:style-name="T27"> </text:span><text:span text:style-name="T26">ﭜ</text:span><text:span text:style-name="T27"> </text:span><text:span text:style-name="T26">ﭝﭞ</text:span><text:span text:style-name="T27"> </text:span><text:span text:style-name="T26">ﭟ</text:span><text:span text:style-name="T27"> </text:span><text:span text:style-name="T26">ﭠ</text:span><text:span text:style-name="T27"> </text:span><text:span text:style-name="T26">ﭡ</text:span><text:span text:style-name="T27"> </text:span><text:span text:style-name="T26">ﭢ</text:span><text:span text:style-name="T27"> </text:span><text:span text:style-name="T26">ﭣ</text:span><text:span text:style-name="T27"> </text:span><text:span text:style-name="T26">ﭤ</text:span><text:span text:style-name="T27"> </text:span><text:span text:style-name="T26">ﭥ</text:span><text:span text:style-name="T27"> </text:span><text:span text:style-name="T26">ﭦ</text:span><text:span text:style-name="T27"> </text:span><text:span text:style-name="T26">ﭧ</text:span><text:span text:style-name="T27"> </text:span><text:span text:style-name="T26">ﭨ</text:span><text:span text:style-name="T27"> </text:span><text:span text:style-name="T26">ﭩ</text:span><text:span text:style-name="T27"> </text:span><text:span text:style-name="T26">ﭪ</text:span><text:span text:style-name="T27"> </text:span><text:span text:style-name="T26">ﭫ</text:span><text:span text:style-name="T27"> </text:span><text:span text:style-name="T26">ﭬ</text:span><text:span text:style-name="T27"> </text:span><text:span text:style-name="T26">ﭭ</text:span><text:span text:style-name="T27"> </text:span><text:span text:style-name="T26">ﭮ</text:span><text:span text:style-name="T27"> </text:span><text:span text:style-name="T26">ﭯﭰ</text:span><text:span text:style-name="T27"> </text:span><text:span text:style-name="T26">ﭱ</text:span><text:span text:style-name="T27"> </text:span><text:span text:style-name="T26">ﭲ</text:span><text:span text:style-name="T27"> </text:span><text:span text:style-name="T26">ﭳ</text:span><text:span text:style-name="T27"> </text:span><text:span text:style-name="T26">ﭴ</text:span><text:span text:style-name="T27"> </text:span><text:span text:style-name="T26">ﭵ</text:span><text:span text:style-name="T27"> </text:span><text:span text:style-name="T26">ﭶ</text:span><text:span text:style-name="T27"> </text:span><text:span text:style-name="T26">ﭷ</text:span><text:span text:style-name="T27"> </text:span><text:span text:style-name="T26">ﭸ</text:span><text:span text:style-name="T27"> </text:span><text:span text:style-name="T26">ﭹ</text:span><text:span text:style-name="T27"> </text:span><text:span text:style-name="T26">ﭺ</text:span><text:span text:style-name="T27"> </text:span><text:span text:style-name="T26">ﭻ</text:span><text:span text:style-name="T27"> </text:span><text:span text:style-name="T26">ﭼ</text:span><text:span text:style-name="T27"> </text:span><text:span text:style-name="T26">ﭽ</text:span><text:span text:style-name="T27"> </text:span><text:span text:style-name="T26">ﭾ</text:span><text:span text:style-name="T27"> </text:span><text:span text:style-name="T26">ﭿﮀ</text:span><text:span text:style-name="T27"> </text:span><text:span text:style-name="T26">ﮁ</text:span><text:span text:style-name="T27"> </text:span><text:span text:style-name="T26">ﮂ</text:span><text:span text:style-name="T27"> </text:span><text:span text:style-name="T26">ﮃ</text:span><text:span text:style-name="T27"> </text:span><text:span text:style-name="T26">ﮄ</text:span><text:span text:style-name="T27"> </text:span><text:span text:style-name="T26">ﮅ</text:span><text:span text:style-name="T27"> </text:span><text:span text:style-name="T26">ﮆ</text:span><text:span text:style-name="T27"> </text:span><text:span text:style-name="T26">ﮇﮈ</text:span><text:span text:style-name="T27"> </text:span><text:span text:style-name="T26">ﮉ</text:span><text:span text:style-name="T27"> </text:span><text:span text:style-name="T26">ﮊ</text:span><text:span text:style-name="T27"> </text:span><text:span text:style-name="T26">ﮋ</text:span><text:span text:style-name="T27"> </text:span><text:span text:style-name="T26">ﮌ</text:span><text:span text:style-name="T27"> </text:span><text:span text:style-name="T26">ﮍ</text:span><text:span text:style-name="T27"> </text:span><text:span text:style-name="T26">ﮎ</text:span><text:span text:style-name="T27"> </text:span><text:span text:style-name="T26">ﮏ</text:span><text:span text:style-name="T27"> </text:span><text:span text:style-name="T26">ﮐ</text:span><text:span text:style-name="T27"> </text:span><text:span text:style-name="T26">ﮑ</text:span><text:span text:style-name="T27"> </text:span><text:span text:style-name="T26">ﮒ</text:span><text:span text:style-name="T27"> </text:span><text:span text:style-name="T26">ﮓ</text:span><text:span text:style-name="T27"> </text:span><text:span text:style-name="T26">ﮔ</text:span><text:span text:style-name="T27"> </text:span><text:span text:style-name="T26">ﮕ</text:span><text:span text:style-name="T27"> </text:span><text:span text:style-name="T26">ﮖ</text:span><text:span text:style-name="T27"> </text:span><text:span text:style-name="T26">ﮗ</text:span><text:span text:style-name="T27"> </text:span><text:span text:style-name="T26">ﮘ</text:span><text:span text:style-name="T27"> </text:span><text:span text:style-name="T26">ﮙ</text:span><text:span text:style-name="T27"> </text:span><text:span text:style-name="T26">ﮚ</text:span><text:span text:style-name="T27"> </text:span><text:span text:style-name="T26">ﮛ</text:span></text:p>
      <text:p text:style-name="P12"><text:span text:style-name="T26">ﮜ</text:span><text:span text:style-name="T27"> </text:span><text:span text:style-name="T26">ﮝﮞ</text:span><text:span text:style-name="T27"> </text:span><text:span text:style-name="T26">ﮟ</text:span><text:span text:style-name="T27"> </text:span><text:span text:style-name="T26">ﮠ</text:span><text:span text:style-name="T27"> </text:span><text:span text:style-name="T26">ﮡ</text:span><text:span text:style-name="T27"> </text:span><text:span text:style-name="T26">ﮢ</text:span><text:span text:style-name="T27"> </text:span><text:span text:style-name="T26">ﮣ</text:span><text:span text:style-name="T27"> </text:span><text:span text:style-name="T26">ﮤ</text:span><text:span text:style-name="T27"> </text:span><text:span text:style-name="T26">ﮥ</text:span><text:span text:style-name="T27"> </text:span><text:span text:style-name="T26">ﮦ</text:span><text:span text:style-name="T27"> </text:span><text:span text:style-name="T26">ﮧ</text:span><text:span text:style-name="T27"> </text:span><text:span text:style-name="T26">ﮨ</text:span><text:span text:style-name="T27"> </text:span><text:span text:style-name="T26">ﮩ</text:span><text:span text:style-name="T27"> </text:span><text:span text:style-name="T26">ﮪ</text:span><text:span text:style-name="T27"> </text:span><text:span text:style-name="T26">ﮫ</text:span><text:span text:style-name="T27"> </text:span><text:span text:style-name="T26">ﮬ</text:span><text:span text:style-name="T27"> </text:span><text:span text:style-name="T26">ﮭ</text:span><text:span text:style-name="T27"> </text:span><text:span text:style-name="T26">ﮮ</text:span><text:span text:style-name="T27"> </text:span><text:span text:style-name="T26">ﮯ</text:span><text:span text:style-name="T27"> </text:span><text:span text:style-name="T26">ﮰ</text:span><text:span text:style-name="T27"> </text:span><text:span text:style-name="T26">ﮱ</text:span><text:span text:style-name="T27"> </text:span><text:span text:style-name="T26">ﯓ</text:span><text:span text:style-name="T27"> </text:span><text:span text:style-name="T26">ﯔ</text:span><text:span text:style-name="T27"> </text:span><text:span text:style-name="T26">ﯕ</text:span><text:span text:style-name="T27"> </text:span><text:span text:style-name="T26">ﯖ</text:span></text:p>
      <text:p text:style-name="P12"><text:span text:style-name="T26">ﯗ</text:span><text:span text:style-name="T27"> </text:span><text:span text:style-name="T26">ﯘ</text:span><text:span text:style-name="T27"> </text:span><text:span text:style-name="T26">ﯙ</text:span><text:span text:style-name="T27"> </text:span><text:span text:style-name="T26">ﯚ</text:span><text:span text:style-name="T27"> </text:span><text:span text:style-name="T26">ﯛ</text:span><text:span text:style-name="T27"> </text:span><text:span text:style-name="T26">ﯜ</text:span><text:span text:style-name="T27"> </text:span><text:span text:style-name="T26">ﯝﯞ</text:span><text:span text:style-name="T27"> </text:span><text:span text:style-name="T26">ﯟ</text:span><text:span text:style-name="T27"> </text:span><text:span text:style-name="T26">ﯠ</text:span><text:span text:style-name="T27"> </text:span><text:span text:style-name="T26">ﯡ</text:span><text:span text:style-name="T27"> </text:span><text:span text:style-name="T26">ﯢ</text:span><text:span text:style-name="T27"> </text:span><text:span text:style-name="T26">ﯣ</text:span><text:span text:style-name="T27"> </text:span><text:span text:style-name="T26">ﯤ</text:span><text:span text:style-name="T27"> </text:span><text:span text:style-name="T26">ﯥ</text:span><text:span text:style-name="T27"> </text:span><text:span text:style-name="T26">ﯦ</text:span><text:span text:style-name="T27"> </text:span><text:span text:style-name="T26">ﯧ</text:span><text:span text:style-name="T27"> </text:span><text:span text:style-name="T26">ﯨ</text:span><text:span text:style-name="T27"> </text:span><text:span text:style-name="T26">ﯩ</text:span><text:span text:style-name="T27"> </text:span><text:span text:style-name="T26">ﯪ</text:span><text:span text:style-name="T27"> </text:span><text:span text:style-name="T26">ﯫ</text:span><text:span text:style-name="T27"> </text:span><text:span text:style-name="T26">ﯬﯭ</text:span><text:span text:style-name="T27"> </text:span><text:span text:style-name="T26">ﯮ</text:span><text:span text:style-name="T27"> </text:span><text:span text:style-name="T26">ﯯ</text:span><text:span text:style-name="T27"> </text:span><text:span text:style-name="T26">ﯰ</text:span><text:span text:style-name="T27"> </text:span><text:span text:style-name="T26">ﯱ</text:span><text:span text:style-name="T27"> </text:span><text:span text:style-name="T26">ﯲ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SI_BASMALAH" svg:font-family="MSI_BASMALAH"/>
    <style:font-face style:name="MSI_Z162" svg:font-family="MSI_Z162" style:font-pitch="variable"/>
    <style:font-face style:name="MSI_Z163" svg:font-family="MSI_Z163" style:font-pitch="variable"/>
    <style:font-face style:name="MSI_Z164" svg:font-family="MSI_Z164" style:font-pitch="variable"/>
    <style:font-face style:name="MSI_Z165" svg:font-family="MSI_Z165" style:font-pitch="variable"/>
    <style:font-face style:name="MSI_Z166" svg:font-family="MSI_Z166" style:font-pitch="variable"/>
    <style:font-face style:name="MSI_Z167" svg:font-family="MSI_Z167" style:font-pitch="variable"/>
    <style:font-face style:name="MSI_Z168" svg:font-family="MSI_Z168" style:font-pitch="variable"/>
    <style:font-face style:name="MSI_Z169" svg:font-family="MSI_Z169" style:font-pitch="variable"/>
    <style:font-face style:name="MSI_Z170" svg:font-family="MSI_Z170" style:font-pitch="variable"/>
    <style:font-face style:name="MSI_Z171" svg:font-family="MSI_Z171" style:font-pitch="variable"/>
    <style:font-face style:name="MSI_Z172" svg:font-family="MSI_Z172" style:font-pitch="variable"/>
    <style:font-face style:name="MSI_Z173" svg:font-family="MSI_Z173" style:font-pitch="variable"/>
    <style:font-face style:name="MSI_Z174" svg:font-family="MSI_Z174" style:font-pitch="variable"/>
    <style:font-face style:name="MSI_Z175" svg:font-family="MSI_Z175" style:font-pitch="variable"/>
    <style:font-face style:name="MSI_Z176" svg:font-family="MSI_Z176" style:font-pitch="variable"/>
    <style:font-face style:name="MSI_Z177" svg:font-family="MSI_Z177" style:font-pitch="variable"/>
    <style:font-face style:name="MSI_Z178" svg:font-family="MSI_Z178" style:font-pitch="variable"/>
    <style:font-face style:name="MSI_Z179" svg:font-family="MSI_Z179" style:font-pitch="variable"/>
    <style:font-face style:name="MSI_Z180" svg:font-family="MSI_Z180" style:font-pitch="variable"/>
    <style:font-face style:name="MSI_Z181" svg:font-family="MSI_Z181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QCF_P161" svg:font-family="QCF_P161" style:font-family-generic="roman" style:font-pitch="variable"/>
    <style:font-face style:name="QCF_P162" svg:font-family="QCF_P162" style:font-family-generic="roman" style:font-pitch="variable"/>
    <style:font-face style:name="QCF_P163" svg:font-family="QCF_P163" style:font-family-generic="roman" style:font-pitch="variable"/>
    <style:font-face style:name="QCF_P164" svg:font-family="QCF_P164" style:font-family-generic="roman" style:font-pitch="variable"/>
    <style:font-face style:name="QCF_P165" svg:font-family="QCF_P165" style:font-family-generic="roman" style:font-pitch="variable"/>
    <style:font-face style:name="QCF_P166" svg:font-family="QCF_P166" style:font-family-generic="roman" style:font-pitch="variable"/>
    <style:font-face style:name="QCF_P167" svg:font-family="QCF_P167" style:font-family-generic="roman" style:font-pitch="variable"/>
    <style:font-face style:name="QCF_P168" svg:font-family="QCF_P168" style:font-family-generic="roman" style:font-pitch="variable"/>
    <style:font-face style:name="QCF_P169" svg:font-family="QCF_P169" style:font-family-generic="roman" style:font-pitch="variable"/>
    <style:font-face style:name="QCF_P170" svg:font-family="QCF_P170" style:font-family-generic="roman" style:font-pitch="variable"/>
    <style:font-face style:name="QCF_P171" svg:font-family="QCF_P171" style:font-family-generic="roman" style:font-pitch="variable"/>
    <style:font-face style:name="QCF_P172" svg:font-family="QCF_P172" style:font-family-generic="roman" style:font-pitch="variable"/>
    <style:font-face style:name="QCF_P173" svg:font-family="QCF_P173" style:font-family-generic="roman" style:font-pitch="variable"/>
    <style:font-face style:name="QCF_P174" svg:font-family="QCF_P174" style:font-family-generic="roman" style:font-pitch="variable"/>
    <style:font-face style:name="QCF_P175" svg:font-family="QCF_P175" style:font-family-generic="roman" style:font-pitch="variable"/>
    <style:font-face style:name="QCF_P176" svg:font-family="QCF_P176" style:font-family-generic="roman" style:font-pitch="variable"/>
    <style:font-face style:name="QCF_P177" svg:font-family="QCF_P177" style:font-family-generic="roman" style:font-pitch="variable"/>
    <style:font-face style:name="QCF_P178" svg:font-family="QCF_P178" style:font-family-generic="roman" style:font-pitch="variable"/>
    <style:font-face style:name="QCF_P179" svg:font-family="QCF_P179" style:font-family-generic="roman" style:font-pitch="variable"/>
    <style:font-face style:name="QCF_P180" svg:font-family="QCF_P180" style:font-family-generic="roman" style:font-pitch="variable"/>
    <style:font-face style:name="QCF_P181" svg:font-family="QCF_P18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P1611" svg:font-family="QCF_P161" style:font-family-generic="system" style:font-pitch="variable"/>
    <style:font-face style:name="QCF_P1621" svg:font-family="QCF_P162" style:font-family-generic="system" style:font-pitch="variable"/>
    <style:font-face style:name="QCF_P1631" svg:font-family="QCF_P163" style:font-family-generic="system" style:font-pitch="variable"/>
    <style:font-face style:name="QCF_P1641" svg:font-family="QCF_P164" style:font-family-generic="system" style:font-pitch="variable"/>
    <style:font-face style:name="QCF_P1651" svg:font-family="QCF_P165" style:font-family-generic="system" style:font-pitch="variable"/>
    <style:font-face style:name="QCF_P1661" svg:font-family="QCF_P166" style:font-family-generic="system" style:font-pitch="variable"/>
    <style:font-face style:name="QCF_P1671" svg:font-family="QCF_P167" style:font-family-generic="system" style:font-pitch="variable"/>
    <style:font-face style:name="QCF_P1681" svg:font-family="QCF_P168" style:font-family-generic="system" style:font-pitch="variable"/>
    <style:font-face style:name="QCF_P1691" svg:font-family="QCF_P169" style:font-family-generic="system" style:font-pitch="variable"/>
    <style:font-face style:name="QCF_P1701" svg:font-family="QCF_P170" style:font-family-generic="system" style:font-pitch="variable"/>
    <style:font-face style:name="QCF_P1711" svg:font-family="QCF_P171" style:font-family-generic="system" style:font-pitch="variable"/>
    <style:font-face style:name="QCF_P1721" svg:font-family="QCF_P172" style:font-family-generic="system" style:font-pitch="variable"/>
    <style:font-face style:name="QCF_P1731" svg:font-family="QCF_P173" style:font-family-generic="system" style:font-pitch="variable"/>
    <style:font-face style:name="QCF_P1741" svg:font-family="QCF_P174" style:font-family-generic="system" style:font-pitch="variable"/>
    <style:font-face style:name="QCF_P1751" svg:font-family="QCF_P175" style:font-family-generic="system" style:font-pitch="variable"/>
    <style:font-face style:name="QCF_P1761" svg:font-family="QCF_P176" style:font-family-generic="system" style:font-pitch="variable"/>
    <style:font-face style:name="QCF_P1771" svg:font-family="QCF_P177" style:font-family-generic="system" style:font-pitch="variable"/>
    <style:font-face style:name="QCF_P1781" svg:font-family="QCF_P178" style:font-family-generic="system" style:font-pitch="variable"/>
    <style:font-face style:name="QCF_P1791" svg:font-family="QCF_P179" style:font-family-generic="system" style:font-pitch="variable"/>
    <style:font-face style:name="QCF_P1801" svg:font-family="QCF_P180" style:font-family-generic="system" style:font-pitch="variable"/>
    <style:font-face style:name="QCF_P1811" svg:font-family="QCF_P181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MT1" style:family="text">
      <style:text-properties officeooo:rsid="008c75b2"/>
    </style:style>
    <style:style style:name="MT2" style:family="text">
      <style:text-properties officeooo:rsid="00ac55e4"/>
    </style:style>
    <style:style style:name="MT3" style:family="text">
      <style:text-properties officeooo:rsid="008a35e6"/>
    </style:style>
    <style:style style:name="MT4" style:family="text">
      <style:text-properties officeooo:rsid="00a5ecb7"/>
    </style:style>
    <style:page-layout style:name="Mpm1" style:page-usage="mirrored">
      <style:page-layout-properties fo:page-width="6in" fo:page-height="10.1598in" style:num-format="1" style:print-orientation="portrait" fo:margin-top="0.2in" fo:margin-bottom="0.2in" fo:margin-left="0.6598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  <style:page-layout style:name="Mpm2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in" fo:page-height="10.1598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0.1598in" fo:page-height="6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6in" fo:page-height="10.1598in" style:num-format="1" style:print-orientation="portrait" fo:margin-top="0.2in" fo:margin-bottom="0.2in" fo:margin-left="0.6598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Surat A<text:span text:style-name="MT1">l A’raf</text:span><text:tab/><text:tab/>Juz <text:span text:style-name="MT2">9</text:span></text:p>
      </style:header>
      <style:footer>
        <text:p text:style-name="MP2"><text:page-number text:select-page="current">181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2"/>
    <style:master-page style:name="Landscape" style:page-layout-name="Mpm8"/>
    <style:master-page style:name="ganti_20_surat" style:display-name="ganti surat" style:page-layout-name="Mpm9">
      <style:header>
        <text:p text:style-name="MP1">Surat A<text:span text:style-name="MT3">l Anfal</text:span><text:tab/><text:tab/>Juz <text:span text:style-name="MT4">8</text:span></text:p>
      </style:header>
      <style:footer>
        <text:p text:style-name="MP2"><text:page-number text:select-page="current">17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08:24:30.462285225</meta:creation-date>
    <dc:date>2020-03-22T14:38:12.408680350</dc:date>
    <meta:editing-duration>PT7H58M11S</meta:editing-duration>
    <meta:editing-cycles>145</meta:editing-cycles>
    <meta:generator>LibreOffice/6.2.8.2$Linux_x86 LibreOffice_project/f82ddfca21ebc1e222a662a32b25c0c9d20169ee</meta:generator>
    <meta:document-statistic meta:table-count="0" meta:image-count="0" meta:object-count="0" meta:page-count="21" meta:paragraph-count="40" meta:word-count="2664" meta:character-count="5470" meta:non-whitespace-character-count="2844"/>
  </office:meta>
</office:document-meta>
</file>